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4.313cm"/>
    </style:style>
    <style:style style:name="co5" style:family="table-column">
      <style:table-column-properties fo:break-before="auto" style:column-width="27.894cm"/>
    </style:style>
    <style:style style:name="co6" style:family="table-column">
      <style:table-column-properties fo:break-before="auto" style:column-width="29.498cm"/>
    </style:style>
    <style:style style:name="co7" style:family="table-column">
      <style:table-column-properties fo:break-before="auto" style:column-width="0.99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</office:automatic-styles>
  <office:body>
    <office:spreadsheet>
      <table:table table:name="spq_risk_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Default"/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britan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]" office:value-type="float" office:value="100">
            <text:p>100</text:p>
          </table:table-cell>
          <table:table-cell office:value-type="string">
            <text:p>,</text:p>
          </table:table-cell>
          <table:table-cell table:formula="of:=[.B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]" office:value-type="float" office:value="1">
            <text:p>1</text:p>
          </table:table-cell>
          <table:table-cell office:value-type="string">
            <text:p>,'</text:p>
          </table:table-cell>
          <table:table-cell table:formula="of:=[.D1]" office:value-type="string" office:string-value="Britannia">
            <text:p>Britannia</text:p>
          </table:table-cell>
          <table:table-cell office:value-type="string">
            <text:p>','</text:p>
          </table:table-cell>
          <table:table-cell table:formula="of:=[.E1]" office:value-type="string" office:string-value="britanniaLegionary">
            <text:p>britanniaLegionary</text:p>
          </table:table-cell>
          <table:table-cell office:value-type="string">
            <text:p>');</text:p>
          </table:table-cell>
          <table:table-cell table:formula="of:=CONCATENATE([.F1];[.G1];[.H1];[.I1];[.J1];[.K1];[.L1];[.M1];[.N1];[.O1];[.P1])" office:value-type="string" office:string-value="INSERT INTO spq_risk_location (id_location,id_location_group, location_type, location_name, location_label) VALUES (100,NULL,1,'Britannia','britanniaLegionary');">
            <text:p>INSERT INTO spq_risk_location (id_location,id_location_group, location_type, location_name, location_label) VALUES (100,NULL,1,'Britannia','britanniaLegionary');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Germania Inferiore</text:p>
          </table:table-cell>
          <table:table-cell office:value-type="string">
            <text:p>german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]" office:value-type="float" office:value="200">
            <text:p>200</text:p>
          </table:table-cell>
          <table:table-cell office:value-type="string">
            <text:p>,</text:p>
          </table:table-cell>
          <table:table-cell table:formula="of:=[.B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]" office:value-type="float" office:value="1">
            <text:p>1</text:p>
          </table:table-cell>
          <table:table-cell office:value-type="string">
            <text:p>,'</text:p>
          </table:table-cell>
          <table:table-cell table:formula="of:=[.D2]" office:value-type="string" office:string-value="Germania Inferiore">
            <text:p>Germania Inferiore</text:p>
          </table:table-cell>
          <table:table-cell office:value-type="string">
            <text:p>','</text:p>
          </table:table-cell>
          <table:table-cell table:formula="of:=[.E2]" office:value-type="string" office:string-value="germanLegionary">
            <text:p>germanLegionary</text:p>
          </table:table-cell>
          <table:table-cell office:value-type="string">
            <text:p>');</text:p>
          </table:table-cell>
          <table:table-cell table:formula="of:=CONCATENATE([.F2];[.G2];[.H2];[.I2];[.J2];[.K2];[.L2];[.M2];[.N2];[.O2];[.P2])" office:value-type="string" office:string-value="INSERT INTO spq_risk_location (id_location,id_location_group, location_type, location_name, location_label) VALUES (200,NULL,1,'Germania Inferiore','germanLegionary');">
            <text:p>INSERT INTO spq_risk_location (id_location,id_location_group, location_type, location_name, location_label) VALUES (200,NULL,1,'Germania Inferiore','germanLegionary');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elgica</text:p>
          </table:table-cell>
          <table:table-cell office:value-type="string">
            <text:p>belg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]" office:value-type="float" office:value="300">
            <text:p>300</text:p>
          </table:table-cell>
          <table:table-cell office:value-type="string">
            <text:p>,</text:p>
          </table:table-cell>
          <table:table-cell table:formula="of:=[.B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]" office:value-type="float" office:value="1">
            <text:p>1</text:p>
          </table:table-cell>
          <table:table-cell office:value-type="string">
            <text:p>,'</text:p>
          </table:table-cell>
          <table:table-cell table:formula="of:=[.D3]" office:value-type="string" office:string-value="Belgica">
            <text:p>Belgica</text:p>
          </table:table-cell>
          <table:table-cell office:value-type="string">
            <text:p>','</text:p>
          </table:table-cell>
          <table:table-cell table:formula="of:=[.E3]" office:value-type="string" office:string-value="belgicaLegionary">
            <text:p>belgicaLegionary</text:p>
          </table:table-cell>
          <table:table-cell office:value-type="string">
            <text:p>');</text:p>
          </table:table-cell>
          <table:table-cell table:formula="of:=CONCATENATE([.F3];[.G3];[.H3];[.I3];[.J3];[.K3];[.L3];[.M3];[.N3];[.O3];[.P3])" office:value-type="string" office:string-value="INSERT INTO spq_risk_location (id_location,id_location_group, location_type, location_name, location_label) VALUES (300,NULL,1,'Belgica','belgicaLegionary');">
            <text:p>INSERT INTO spq_risk_location (id_location,id_location_group, location_type, location_name, location_label) VALUES (300,NULL,1,'Belgica','belgicaLegionary');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Ludgunense</text:p>
          </table:table-cell>
          <table:table-cell office:value-type="string">
            <text:p>ludgunense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]" office:value-type="float" office:value="400">
            <text:p>400</text:p>
          </table:table-cell>
          <table:table-cell office:value-type="string">
            <text:p>,</text:p>
          </table:table-cell>
          <table:table-cell table:formula="of:=[.B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]" office:value-type="float" office:value="1">
            <text:p>1</text:p>
          </table:table-cell>
          <table:table-cell office:value-type="string">
            <text:p>,'</text:p>
          </table:table-cell>
          <table:table-cell table:formula="of:=[.D4]" office:value-type="string" office:string-value="Ludgunense">
            <text:p>Ludgunense</text:p>
          </table:table-cell>
          <table:table-cell office:value-type="string">
            <text:p>','</text:p>
          </table:table-cell>
          <table:table-cell table:formula="of:=[.E4]" office:value-type="string" office:string-value="ludgunenseLegionary">
            <text:p>ludgunenseLegionary</text:p>
          </table:table-cell>
          <table:table-cell office:value-type="string">
            <text:p>');</text:p>
          </table:table-cell>
          <table:table-cell table:formula="of:=CONCATENATE([.F4];[.G4];[.H4];[.I4];[.J4];[.K4];[.L4];[.M4];[.N4];[.O4];[.P4])" office:value-type="string" office:string-value="INSERT INTO spq_risk_location (id_location,id_location_group, location_type, location_name, location_label) VALUES (400,NULL,1,'Ludgunense','ludgunenseLegionary');">
            <text:p>INSERT INTO spq_risk_location (id_location,id_location_group, location_type, location_name, location_label) VALUES (400,NULL,1,'Ludgunense','ludgunenseLegionary');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cquitania</text:p>
          </table:table-cell>
          <table:table-cell office:value-type="string">
            <text:p>aquita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]" office:value-type="float" office:value="500">
            <text:p>500</text:p>
          </table:table-cell>
          <table:table-cell office:value-type="string">
            <text:p>,</text:p>
          </table:table-cell>
          <table:table-cell table:formula="of:=[.B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5]" office:value-type="float" office:value="1">
            <text:p>1</text:p>
          </table:table-cell>
          <table:table-cell office:value-type="string">
            <text:p>,'</text:p>
          </table:table-cell>
          <table:table-cell table:formula="of:=[.D5]" office:value-type="string" office:string-value="Acquitania">
            <text:p>Acquitania</text:p>
          </table:table-cell>
          <table:table-cell office:value-type="string">
            <text:p>','</text:p>
          </table:table-cell>
          <table:table-cell table:formula="of:=[.E5]" office:value-type="string" office:string-value="aquitaniaLegionary">
            <text:p>aquitaniaLegionary</text:p>
          </table:table-cell>
          <table:table-cell office:value-type="string">
            <text:p>');</text:p>
          </table:table-cell>
          <table:table-cell table:formula="of:=CONCATENATE([.F5];[.G5];[.H5];[.I5];[.J5];[.K5];[.L5];[.M5];[.N5];[.O5];[.P5])" office:value-type="string" office:string-value="INSERT INTO spq_risk_location (id_location,id_location_group, location_type, location_name, location_label) VALUES (500,NULL,1,'Acquitania','aquitaniaLegionary');">
            <text:p>INSERT INTO spq_risk_location (id_location,id_location_group, location_type, location_name, location_label) VALUES (500,NULL,1,'Acquitania','aquitaniaLegionary');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Galicia</text:p>
          </table:table-cell>
          <table:table-cell office:value-type="string">
            <text:p>gali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6]" office:value-type="float" office:value="700">
            <text:p>700</text:p>
          </table:table-cell>
          <table:table-cell office:value-type="string">
            <text:p>,</text:p>
          </table:table-cell>
          <table:table-cell table:formula="of:=[.B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6]" office:value-type="float" office:value="1">
            <text:p>1</text:p>
          </table:table-cell>
          <table:table-cell office:value-type="string">
            <text:p>,'</text:p>
          </table:table-cell>
          <table:table-cell table:formula="of:=[.D6]" office:value-type="string" office:string-value="Galicia">
            <text:p>Galicia</text:p>
          </table:table-cell>
          <table:table-cell office:value-type="string">
            <text:p>','</text:p>
          </table:table-cell>
          <table:table-cell table:formula="of:=[.E6]" office:value-type="string" office:string-value="galiciaLegionary">
            <text:p>galiciaLegionary</text:p>
          </table:table-cell>
          <table:table-cell office:value-type="string">
            <text:p>');</text:p>
          </table:table-cell>
          <table:table-cell table:formula="of:=CONCATENATE([.F6];[.G6];[.H6];[.I6];[.J6];[.K6];[.L6];[.M6];[.N6];[.O6];[.P6])" office:value-type="string" office:string-value="INSERT INTO spq_risk_location (id_location,id_location_group, location_type, location_name, location_label) VALUES (700,NULL,1,'Galicia','galiciaLegionary');">
            <text:p>INSERT INTO spq_risk_location (id_location,id_location_group, location_type, location_name, location_label) VALUES (700,NULL,1,'Galicia','galiciaLegionary');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Luisiania</text:p>
          </table:table-cell>
          <table:table-cell office:value-type="string">
            <text:p>luisita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7]" office:value-type="float" office:value="800">
            <text:p>800</text:p>
          </table:table-cell>
          <table:table-cell office:value-type="string">
            <text:p>,</text:p>
          </table:table-cell>
          <table:table-cell table:formula="of:=[.B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7]" office:value-type="float" office:value="1">
            <text:p>1</text:p>
          </table:table-cell>
          <table:table-cell office:value-type="string">
            <text:p>,'</text:p>
          </table:table-cell>
          <table:table-cell table:formula="of:=[.D7]" office:value-type="string" office:string-value="Luisiania">
            <text:p>Luisiania</text:p>
          </table:table-cell>
          <table:table-cell office:value-type="string">
            <text:p>','</text:p>
          </table:table-cell>
          <table:table-cell table:formula="of:=[.E7]" office:value-type="string" office:string-value="luisitaniaLegionary">
            <text:p>luisitaniaLegionary</text:p>
          </table:table-cell>
          <table:table-cell office:value-type="string">
            <text:p>');</text:p>
          </table:table-cell>
          <table:table-cell table:formula="of:=CONCATENATE([.F7];[.G7];[.H7];[.I7];[.J7];[.K7];[.L7];[.M7];[.N7];[.O7];[.P7])" office:value-type="string" office:string-value="INSERT INTO spq_risk_location (id_location,id_location_group, location_type, location_name, location_label) VALUES (800,NULL,1,'Luisiania','luisitaniaLegionary');">
            <text:p>INSERT INTO spq_risk_location (id_location,id_location_group, location_type, location_name, location_label) VALUES (800,NULL,1,'Luisiania','luisitaniaLegionary');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Terraconense</text:p>
          </table:table-cell>
          <table:table-cell office:value-type="string">
            <text:p>terraconense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8]" office:value-type="float" office:value="600">
            <text:p>600</text:p>
          </table:table-cell>
          <table:table-cell office:value-type="string">
            <text:p>,</text:p>
          </table:table-cell>
          <table:table-cell table:formula="of:=[.B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8]" office:value-type="float" office:value="1">
            <text:p>1</text:p>
          </table:table-cell>
          <table:table-cell office:value-type="string">
            <text:p>,'</text:p>
          </table:table-cell>
          <table:table-cell table:formula="of:=[.D8]" office:value-type="string" office:string-value="Terraconense">
            <text:p>Terraconense</text:p>
          </table:table-cell>
          <table:table-cell office:value-type="string">
            <text:p>','</text:p>
          </table:table-cell>
          <table:table-cell table:formula="of:=[.E8]" office:value-type="string" office:string-value="terraconenseLegionary">
            <text:p>terraconenseLegionary</text:p>
          </table:table-cell>
          <table:table-cell office:value-type="string">
            <text:p>');</text:p>
          </table:table-cell>
          <table:table-cell table:formula="of:=CONCATENATE([.F8];[.G8];[.H8];[.I8];[.J8];[.K8];[.L8];[.M8];[.N8];[.O8];[.P8])" office:value-type="string" office:string-value="INSERT INTO spq_risk_location (id_location,id_location_group, location_type, location_name, location_label) VALUES (600,NULL,1,'Terraconense','terraconenseLegionary');">
            <text:p>INSERT INTO spq_risk_location (id_location,id_location_group, location_type, location_name, location_label) VALUES (600,NULL,1,'Terraconense','terraconenseLegionary');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etica</text:p>
          </table:table-cell>
          <table:table-cell office:value-type="string">
            <text:p>bet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9]" office:value-type="float" office:value="900">
            <text:p>900</text:p>
          </table:table-cell>
          <table:table-cell office:value-type="string">
            <text:p>,</text:p>
          </table:table-cell>
          <table:table-cell table:formula="of:=[.B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9]" office:value-type="float" office:value="1">
            <text:p>1</text:p>
          </table:table-cell>
          <table:table-cell office:value-type="string">
            <text:p>,'</text:p>
          </table:table-cell>
          <table:table-cell table:formula="of:=[.D9]" office:value-type="string" office:string-value="Betica">
            <text:p>Betica</text:p>
          </table:table-cell>
          <table:table-cell office:value-type="string">
            <text:p>','</text:p>
          </table:table-cell>
          <table:table-cell table:formula="of:=[.E9]" office:value-type="string" office:string-value="beticaLegionary">
            <text:p>beticaLegionary</text:p>
          </table:table-cell>
          <table:table-cell office:value-type="string">
            <text:p>');</text:p>
          </table:table-cell>
          <table:table-cell table:formula="of:=CONCATENATE([.F9];[.G9];[.H9];[.I9];[.J9];[.K9];[.L9];[.M9];[.N9];[.O9];[.P9])" office:value-type="string" office:string-value="INSERT INTO spq_risk_location (id_location,id_location_group, location_type, location_name, location_label) VALUES (900,NULL,1,'Betica','beticaLegionary');">
            <text:p>INSERT INTO spq_risk_location (id_location,id_location_group, location_type, location_name, location_label) VALUES (900,NULL,1,'Betica','beticaLegionary');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Mauretania</text:p>
          </table:table-cell>
          <table:table-cell office:value-type="string">
            <text:p>maureta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0]" office:value-type="float" office:value="1000">
            <text:p>1000</text:p>
          </table:table-cell>
          <table:table-cell office:value-type="string">
            <text:p>,</text:p>
          </table:table-cell>
          <table:table-cell table:formula="of:=[.B1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0]" office:value-type="float" office:value="1">
            <text:p>1</text:p>
          </table:table-cell>
          <table:table-cell office:value-type="string">
            <text:p>,'</text:p>
          </table:table-cell>
          <table:table-cell table:formula="of:=[.D10]" office:value-type="string" office:string-value="Mauretania">
            <text:p>Mauretania</text:p>
          </table:table-cell>
          <table:table-cell office:value-type="string">
            <text:p>','</text:p>
          </table:table-cell>
          <table:table-cell table:formula="of:=[.E10]" office:value-type="string" office:string-value="mauretaniaLegionary">
            <text:p>mauretaniaLegionary</text:p>
          </table:table-cell>
          <table:table-cell office:value-type="string">
            <text:p>');</text:p>
          </table:table-cell>
          <table:table-cell table:formula="of:=CONCATENATE([.F10];[.G10];[.H10];[.I10];[.J10];[.K10];[.L10];[.M10];[.N10];[.O10];[.P10])" office:value-type="string" office:string-value="INSERT INTO spq_risk_location (id_location,id_location_group, location_type, location_name, location_label) VALUES (1000,NULL,1,'Mauretania','mauretaniaLegionary');">
            <text:p>INSERT INTO spq_risk_location (id_location,id_location_group, location_type, location_name, location_label) VALUES (1000,NULL,1,'Mauretania','mauretaniaLegionary');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Numidia</text:p>
          </table:table-cell>
          <table:table-cell office:value-type="string">
            <text:p>numid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1]" office:value-type="float" office:value="1100">
            <text:p>1100</text:p>
          </table:table-cell>
          <table:table-cell office:value-type="string">
            <text:p>,</text:p>
          </table:table-cell>
          <table:table-cell table:formula="of:=[.B1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1]" office:value-type="float" office:value="1">
            <text:p>1</text:p>
          </table:table-cell>
          <table:table-cell office:value-type="string">
            <text:p>,'</text:p>
          </table:table-cell>
          <table:table-cell table:formula="of:=[.D11]" office:value-type="string" office:string-value="Numidia">
            <text:p>Numidia</text:p>
          </table:table-cell>
          <table:table-cell office:value-type="string">
            <text:p>','</text:p>
          </table:table-cell>
          <table:table-cell table:formula="of:=[.E11]" office:value-type="string" office:string-value="numidiaLegionary">
            <text:p>numidiaLegionary</text:p>
          </table:table-cell>
          <table:table-cell office:value-type="string">
            <text:p>');</text:p>
          </table:table-cell>
          <table:table-cell table:formula="of:=CONCATENATE([.F11];[.G11];[.H11];[.I11];[.J11];[.K11];[.L11];[.M11];[.N11];[.O11];[.P11])" office:value-type="string" office:string-value="INSERT INTO spq_risk_location (id_location,id_location_group, location_type, location_name, location_label) VALUES (1100,NULL,1,'Numidia','numidiaLegionary');">
            <text:p>INSERT INTO spq_risk_location (id_location,id_location_group, location_type, location_name, location_label) VALUES (1100,NULL,1,'Numidia','numidiaLegionary');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prica</text:p>
          </table:table-cell>
          <table:table-cell office:value-type="string">
            <text:p>apr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2]" office:value-type="float" office:value="1200">
            <text:p>1200</text:p>
          </table:table-cell>
          <table:table-cell office:value-type="string">
            <text:p>,</text:p>
          </table:table-cell>
          <table:table-cell table:formula="of:=[.B1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2]" office:value-type="float" office:value="1">
            <text:p>1</text:p>
          </table:table-cell>
          <table:table-cell office:value-type="string">
            <text:p>,'</text:p>
          </table:table-cell>
          <table:table-cell table:formula="of:=[.D12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E12]" office:value-type="string" office:string-value="apricaLegionary">
            <text:p>apricaLegionary</text:p>
          </table:table-cell>
          <table:table-cell office:value-type="string">
            <text:p>');</text:p>
          </table:table-cell>
          <table:table-cell table:formula="of:=CONCATENATE([.F12];[.G12];[.H12];[.I12];[.J12];[.K12];[.L12];[.M12];[.N12];[.O12];[.P12])" office:value-type="string" office:string-value="INSERT INTO spq_risk_location (id_location,id_location_group, location_type, location_name, location_label) VALUES (1200,NULL,1,'Aprica','apricaLegionary');">
            <text:p>INSERT INTO spq_risk_location (id_location,id_location_group, location_type, location_name, location_label) VALUES (1200,NULL,1,'Aprica','apricaLegionary');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irenaica</text:p>
          </table:table-cell>
          <table:table-cell office:value-type="string">
            <text:p>cirena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3]" office:value-type="float" office:value="1300">
            <text:p>1300</text:p>
          </table:table-cell>
          <table:table-cell office:value-type="string">
            <text:p>,</text:p>
          </table:table-cell>
          <table:table-cell table:formula="of:=[.B1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3]" office:value-type="float" office:value="1">
            <text:p>1</text:p>
          </table:table-cell>
          <table:table-cell office:value-type="string">
            <text:p>,'</text:p>
          </table:table-cell>
          <table:table-cell table:formula="of:=[.D13]" office:value-type="string" office:string-value="Cirenaica">
            <text:p>Cirenaica</text:p>
          </table:table-cell>
          <table:table-cell office:value-type="string">
            <text:p>','</text:p>
          </table:table-cell>
          <table:table-cell table:formula="of:=[.E13]" office:value-type="string" office:string-value="cirenaicaLegionary">
            <text:p>cirenaicaLegionary</text:p>
          </table:table-cell>
          <table:table-cell office:value-type="string">
            <text:p>');</text:p>
          </table:table-cell>
          <table:table-cell table:formula="of:=CONCATENATE([.F13];[.G13];[.H13];[.I13];[.J13];[.K13];[.L13];[.M13];[.N13];[.O13];[.P13])" office:value-type="string" office:string-value="INSERT INTO spq_risk_location (id_location,id_location_group, location_type, location_name, location_label) VALUES (1300,NULL,1,'Cirenaica','cirenaicaLegionary');">
            <text:p>INSERT INTO spq_risk_location (id_location,id_location_group, location_type, location_name, location_label) VALUES (1300,NULL,1,'Cirenaica','cirenaicaLegionary');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Egitto</text:p>
          </table:table-cell>
          <table:table-cell office:value-type="string">
            <text:p>egitt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4]" office:value-type="float" office:value="1400">
            <text:p>1400</text:p>
          </table:table-cell>
          <table:table-cell office:value-type="string">
            <text:p>,</text:p>
          </table:table-cell>
          <table:table-cell table:formula="of:=[.B1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4]" office:value-type="float" office:value="1">
            <text:p>1</text:p>
          </table:table-cell>
          <table:table-cell office:value-type="string">
            <text:p>,'</text:p>
          </table:table-cell>
          <table:table-cell table:formula="of:=[.D14]" office:value-type="string" office:string-value="Egitto">
            <text:p>Egitto</text:p>
          </table:table-cell>
          <table:table-cell office:value-type="string">
            <text:p>','</text:p>
          </table:table-cell>
          <table:table-cell table:formula="of:=[.E14]" office:value-type="string" office:string-value="egittoLegionary">
            <text:p>egittoLegionary</text:p>
          </table:table-cell>
          <table:table-cell office:value-type="string">
            <text:p>');</text:p>
          </table:table-cell>
          <table:table-cell table:formula="of:=CONCATENATE([.F14];[.G14];[.H14];[.I14];[.J14];[.K14];[.L14];[.M14];[.N14];[.O14];[.P14])" office:value-type="string" office:string-value="INSERT INTO spq_risk_location (id_location,id_location_group, location_type, location_name, location_label) VALUES (1400,NULL,1,'Egitto','egittoLegionary');">
            <text:p>INSERT INTO spq_risk_location (id_location,id_location_group, location_type, location_name, location_label) VALUES (1400,NULL,1,'Egitto','egittoLegionary');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Giudea</text:p>
          </table:table-cell>
          <table:table-cell office:value-type="string">
            <text:p>giude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5]" office:value-type="float" office:value="1500">
            <text:p>1500</text:p>
          </table:table-cell>
          <table:table-cell office:value-type="string">
            <text:p>,</text:p>
          </table:table-cell>
          <table:table-cell table:formula="of:=[.B1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5]" office:value-type="float" office:value="1">
            <text:p>1</text:p>
          </table:table-cell>
          <table:table-cell office:value-type="string">
            <text:p>,'</text:p>
          </table:table-cell>
          <table:table-cell table:formula="of:=[.D15]" office:value-type="string" office:string-value="Giudea">
            <text:p>Giudea</text:p>
          </table:table-cell>
          <table:table-cell office:value-type="string">
            <text:p>','</text:p>
          </table:table-cell>
          <table:table-cell table:formula="of:=[.E15]" office:value-type="string" office:string-value="giudeaLegionary">
            <text:p>giudeaLegionary</text:p>
          </table:table-cell>
          <table:table-cell office:value-type="string">
            <text:p>');</text:p>
          </table:table-cell>
          <table:table-cell table:formula="of:=CONCATENATE([.F15];[.G15];[.H15];[.I15];[.J15];[.K15];[.L15];[.M15];[.N15];[.O15];[.P15])" office:value-type="string" office:string-value="INSERT INTO spq_risk_location (id_location,id_location_group, location_type, location_name, location_label) VALUES (1500,NULL,1,'Giudea','giudeaLegionary');">
            <text:p>INSERT INTO spq_risk_location (id_location,id_location_group, location_type, location_name, location_label) VALUES (1500,NULL,1,'Giudea','giudeaLegionary');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rabia</text:p>
          </table:table-cell>
          <table:table-cell office:value-type="string">
            <text:p>arab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6]" office:value-type="float" office:value="1600">
            <text:p>1600</text:p>
          </table:table-cell>
          <table:table-cell office:value-type="string">
            <text:p>,</text:p>
          </table:table-cell>
          <table:table-cell table:formula="of:=[.B1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6]" office:value-type="float" office:value="1">
            <text:p>1</text:p>
          </table:table-cell>
          <table:table-cell office:value-type="string">
            <text:p>,'</text:p>
          </table:table-cell>
          <table:table-cell table:formula="of:=[.D16]" office:value-type="string" office:string-value="Arabia">
            <text:p>Arabia</text:p>
          </table:table-cell>
          <table:table-cell office:value-type="string">
            <text:p>','</text:p>
          </table:table-cell>
          <table:table-cell table:formula="of:=[.E16]" office:value-type="string" office:string-value="arabiaLegionary">
            <text:p>arabiaLegionary</text:p>
          </table:table-cell>
          <table:table-cell office:value-type="string">
            <text:p>');</text:p>
          </table:table-cell>
          <table:table-cell table:formula="of:=CONCATENATE([.F16];[.G16];[.H16];[.I16];[.J16];[.K16];[.L16];[.M16];[.N16];[.O16];[.P16])" office:value-type="string" office:string-value="INSERT INTO spq_risk_location (id_location,id_location_group, location_type, location_name, location_label) VALUES (1600,NULL,1,'Arabia','arabiaLegionary');">
            <text:p>INSERT INTO spq_risk_location (id_location,id_location_group, location_type, location_name, location_label) VALUES (1600,NULL,1,'Arabia','arabiaLegionary');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Mesopotamia</text:p>
          </table:table-cell>
          <table:table-cell office:value-type="string">
            <text:p>mesopotam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7]" office:value-type="float" office:value="1800">
            <text:p>1800</text:p>
          </table:table-cell>
          <table:table-cell office:value-type="string">
            <text:p>,</text:p>
          </table:table-cell>
          <table:table-cell table:formula="of:=[.B1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7]" office:value-type="float" office:value="1">
            <text:p>1</text:p>
          </table:table-cell>
          <table:table-cell office:value-type="string">
            <text:p>,'</text:p>
          </table:table-cell>
          <table:table-cell table:formula="of:=[.D17]" office:value-type="string" office:string-value="Mesopotamia">
            <text:p>Mesopotamia</text:p>
          </table:table-cell>
          <table:table-cell office:value-type="string">
            <text:p>','</text:p>
          </table:table-cell>
          <table:table-cell table:formula="of:=[.E17]" office:value-type="string" office:string-value="mesopotamiaLegionary">
            <text:p>mesopotamiaLegionary</text:p>
          </table:table-cell>
          <table:table-cell office:value-type="string">
            <text:p>');</text:p>
          </table:table-cell>
          <table:table-cell table:formula="of:=CONCATENATE([.F17];[.G17];[.H17];[.I17];[.J17];[.K17];[.L17];[.M17];[.N17];[.O17];[.P17])" office:value-type="string" office:string-value="INSERT INTO spq_risk_location (id_location,id_location_group, location_type, location_name, location_label) VALUES (1800,NULL,1,'Mesopotamia','mesopotamiaLegionary');">
            <text:p>INSERT INTO spq_risk_location (id_location,id_location_group, location_type, location_name, location_label) VALUES (1800,NULL,1,'Mesopotamia','mesopotamiaLegionary');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Siria</text:p>
          </table:table-cell>
          <table:table-cell office:value-type="string">
            <text:p>sir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8]" office:value-type="float" office:value="1700">
            <text:p>1700</text:p>
          </table:table-cell>
          <table:table-cell office:value-type="string">
            <text:p>,</text:p>
          </table:table-cell>
          <table:table-cell table:formula="of:=[.B1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8]" office:value-type="float" office:value="1">
            <text:p>1</text:p>
          </table:table-cell>
          <table:table-cell office:value-type="string">
            <text:p>,'</text:p>
          </table:table-cell>
          <table:table-cell table:formula="of:=[.D18]" office:value-type="string" office:string-value="Siria">
            <text:p>Siria</text:p>
          </table:table-cell>
          <table:table-cell office:value-type="string">
            <text:p>','</text:p>
          </table:table-cell>
          <table:table-cell table:formula="of:=[.E18]" office:value-type="string" office:string-value="siriaLegionary">
            <text:p>siriaLegionary</text:p>
          </table:table-cell>
          <table:table-cell office:value-type="string">
            <text:p>');</text:p>
          </table:table-cell>
          <table:table-cell table:formula="of:=CONCATENATE([.F18];[.G18];[.H18];[.I18];[.J18];[.K18];[.L18];[.M18];[.N18];[.O18];[.P18])" office:value-type="string" office:string-value="INSERT INTO spq_risk_location (id_location,id_location_group, location_type, location_name, location_label) VALUES (1700,NULL,1,'Siria','siriaLegionary');">
            <text:p>INSERT INTO spq_risk_location (id_location,id_location_group, location_type, location_name, location_label) VALUES (1700,NULL,1,'Siria','siriaLegionary');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rmenia</text:p>
          </table:table-cell>
          <table:table-cell office:value-type="string">
            <text:p>arme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9]" office:value-type="float" office:value="1900">
            <text:p>1900</text:p>
          </table:table-cell>
          <table:table-cell office:value-type="string">
            <text:p>,</text:p>
          </table:table-cell>
          <table:table-cell table:formula="of:=[.B1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9]" office:value-type="float" office:value="1">
            <text:p>1</text:p>
          </table:table-cell>
          <table:table-cell office:value-type="string">
            <text:p>,'</text:p>
          </table:table-cell>
          <table:table-cell table:formula="of:=[.D19]" office:value-type="string" office:string-value="Armenia">
            <text:p>Armenia</text:p>
          </table:table-cell>
          <table:table-cell office:value-type="string">
            <text:p>','</text:p>
          </table:table-cell>
          <table:table-cell table:formula="of:=[.E19]" office:value-type="string" office:string-value="armeniaLegionary">
            <text:p>armeniaLegionary</text:p>
          </table:table-cell>
          <table:table-cell office:value-type="string">
            <text:p>');</text:p>
          </table:table-cell>
          <table:table-cell table:formula="of:=CONCATENATE([.F19];[.G19];[.H19];[.I19];[.J19];[.K19];[.L19];[.M19];[.N19];[.O19];[.P19])" office:value-type="string" office:string-value="INSERT INTO spq_risk_location (id_location,id_location_group, location_type, location_name, location_label) VALUES (1900,NULL,1,'Armenia','armeniaLegionary');">
            <text:p>INSERT INTO spq_risk_location (id_location,id_location_group, location_type, location_name, location_label) VALUES (1900,NULL,1,'Armenia','armeniaLegionary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appadocia</text:p>
          </table:table-cell>
          <table:table-cell office:value-type="string">
            <text:p>cappado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0]" office:value-type="float" office:value="2000">
            <text:p>2000</text:p>
          </table:table-cell>
          <table:table-cell office:value-type="string">
            <text:p>,</text:p>
          </table:table-cell>
          <table:table-cell table:formula="of:=[.B2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0]" office:value-type="float" office:value="1">
            <text:p>1</text:p>
          </table:table-cell>
          <table:table-cell office:value-type="string">
            <text:p>,'</text:p>
          </table:table-cell>
          <table:table-cell table:formula="of:=[.D20]" office:value-type="string" office:string-value="Cappadocia">
            <text:p>Cappadocia</text:p>
          </table:table-cell>
          <table:table-cell office:value-type="string">
            <text:p>','</text:p>
          </table:table-cell>
          <table:table-cell table:formula="of:=[.E20]" office:value-type="string" office:string-value="cappadociaLegionary">
            <text:p>cappadociaLegionary</text:p>
          </table:table-cell>
          <table:table-cell office:value-type="string">
            <text:p>');</text:p>
          </table:table-cell>
          <table:table-cell table:formula="of:=CONCATENATE([.F20];[.G20];[.H20];[.I20];[.J20];[.K20];[.L20];[.M20];[.N20];[.O20];[.P20])" office:value-type="string" office:string-value="INSERT INTO spq_risk_location (id_location,id_location_group, location_type, location_name, location_label) VALUES (2000,NULL,1,'Cappadocia','cappadociaLegionary');">
            <text:p>INSERT INTO spq_risk_location (id_location,id_location_group, location_type, location_name, location_label) VALUES (2000,NULL,1,'Cappadocia','cappadociaLegionary');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ipro</text:p>
          </table:table-cell>
          <table:table-cell office:value-type="string">
            <text:p>cipr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1]" office:value-type="float" office:value="2600">
            <text:p>2600</text:p>
          </table:table-cell>
          <table:table-cell office:value-type="string">
            <text:p>,</text:p>
          </table:table-cell>
          <table:table-cell table:formula="of:=[.B2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1]" office:value-type="float" office:value="1">
            <text:p>1</text:p>
          </table:table-cell>
          <table:table-cell office:value-type="string">
            <text:p>,'</text:p>
          </table:table-cell>
          <table:table-cell table:formula="of:=[.D21]" office:value-type="string" office:string-value="Cipro">
            <text:p>Cipro</text:p>
          </table:table-cell>
          <table:table-cell office:value-type="string">
            <text:p>','</text:p>
          </table:table-cell>
          <table:table-cell table:formula="of:=[.E21]" office:value-type="string" office:string-value="ciproLegionary">
            <text:p>ciproLegionary</text:p>
          </table:table-cell>
          <table:table-cell office:value-type="string">
            <text:p>');</text:p>
          </table:table-cell>
          <table:table-cell table:formula="of:=CONCATENATE([.F21];[.G21];[.H21];[.I21];[.J21];[.K21];[.L21];[.M21];[.N21];[.O21];[.P21])" office:value-type="string" office:string-value="INSERT INTO spq_risk_location (id_location,id_location_group, location_type, location_name, location_label) VALUES (2600,NULL,1,'Cipro','ciproLegionary');">
            <text:p>INSERT INTO spq_risk_location (id_location,id_location_group, location_type, location_name, location_label) VALUES (2600,NULL,1,'Cipro','ciproLegionary');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ilicia</text:p>
          </table:table-cell>
          <table:table-cell office:value-type="string">
            <text:p>cili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2]" office:value-type="float" office:value="2400">
            <text:p>2400</text:p>
          </table:table-cell>
          <table:table-cell office:value-type="string">
            <text:p>,</text:p>
          </table:table-cell>
          <table:table-cell table:formula="of:=[.B2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2]" office:value-type="float" office:value="1">
            <text:p>1</text:p>
          </table:table-cell>
          <table:table-cell office:value-type="string">
            <text:p>,'</text:p>
          </table:table-cell>
          <table:table-cell table:formula="of:=[.D22]" office:value-type="string" office:string-value="Cilicia">
            <text:p>Cilicia</text:p>
          </table:table-cell>
          <table:table-cell office:value-type="string">
            <text:p>','</text:p>
          </table:table-cell>
          <table:table-cell table:formula="of:=[.E22]" office:value-type="string" office:string-value="ciliciaLegionary">
            <text:p>ciliciaLegionary</text:p>
          </table:table-cell>
          <table:table-cell office:value-type="string">
            <text:p>');</text:p>
          </table:table-cell>
          <table:table-cell table:formula="of:=CONCATENATE([.F22];[.G22];[.H22];[.I22];[.J22];[.K22];[.L22];[.M22];[.N22];[.O22];[.P22])" office:value-type="string" office:string-value="INSERT INTO spq_risk_location (id_location,id_location_group, location_type, location_name, location_label) VALUES (2400,NULL,1,'Cilicia','ciliciaLegionary');">
            <text:p>INSERT INTO spq_risk_location (id_location,id_location_group, location_type, location_name, location_label) VALUES (2400,NULL,1,'Cilicia','ciliciaLegionary');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sia</text:p>
          </table:table-cell>
          <table:table-cell office:value-type="string">
            <text:p>as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3]" office:value-type="float" office:value="2500">
            <text:p>2500</text:p>
          </table:table-cell>
          <table:table-cell office:value-type="string">
            <text:p>,</text:p>
          </table:table-cell>
          <table:table-cell table:formula="of:=[.B2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3]" office:value-type="float" office:value="1">
            <text:p>1</text:p>
          </table:table-cell>
          <table:table-cell office:value-type="string">
            <text:p>,'</text:p>
          </table:table-cell>
          <table:table-cell table:formula="of:=[.D23]" office:value-type="string" office:string-value="Asia">
            <text:p>Asia</text:p>
          </table:table-cell>
          <table:table-cell office:value-type="string">
            <text:p>','</text:p>
          </table:table-cell>
          <table:table-cell table:formula="of:=[.E23]" office:value-type="string" office:string-value="asiaLegionary">
            <text:p>asiaLegionary</text:p>
          </table:table-cell>
          <table:table-cell office:value-type="string">
            <text:p>');</text:p>
          </table:table-cell>
          <table:table-cell table:formula="of:=CONCATENATE([.F23];[.G23];[.H23];[.I23];[.J23];[.K23];[.L23];[.M23];[.N23];[.O23];[.P23])" office:value-type="string" office:string-value="INSERT INTO spq_risk_location (id_location,id_location_group, location_type, location_name, location_label) VALUES (2500,NULL,1,'Asia','asiaLegionary');">
            <text:p>INSERT INTO spq_risk_location (id_location,id_location_group, location_type, location_name, location_label) VALUES (2500,NULL,1,'Asia','asiaLegionary');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itinia</text:p>
          </table:table-cell>
          <table:table-cell office:value-type="string">
            <text:p>biti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4]" office:value-type="float" office:value="2200">
            <text:p>2200</text:p>
          </table:table-cell>
          <table:table-cell office:value-type="string">
            <text:p>,</text:p>
          </table:table-cell>
          <table:table-cell table:formula="of:=[.B2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4]" office:value-type="float" office:value="1">
            <text:p>1</text:p>
          </table:table-cell>
          <table:table-cell office:value-type="string">
            <text:p>,'</text:p>
          </table:table-cell>
          <table:table-cell table:formula="of:=[.D24]" office:value-type="string" office:string-value="Bitinia">
            <text:p>Bitinia</text:p>
          </table:table-cell>
          <table:table-cell office:value-type="string">
            <text:p>','</text:p>
          </table:table-cell>
          <table:table-cell table:formula="of:=[.E24]" office:value-type="string" office:string-value="bitiniaLegionary">
            <text:p>bitiniaLegionary</text:p>
          </table:table-cell>
          <table:table-cell office:value-type="string">
            <text:p>');</text:p>
          </table:table-cell>
          <table:table-cell table:formula="of:=CONCATENATE([.F24];[.G24];[.H24];[.I24];[.J24];[.K24];[.L24];[.M24];[.N24];[.O24];[.P24])" office:value-type="string" office:string-value="INSERT INTO spq_risk_location (id_location,id_location_group, location_type, location_name, location_label) VALUES (2200,NULL,1,'Bitinia','bitiniaLegionary');">
            <text:p>INSERT INTO spq_risk_location (id_location,id_location_group, location_type, location_name, location_label) VALUES (2200,NULL,1,'Bitinia','bitiniaLegionary');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Ponto</text:p>
          </table:table-cell>
          <table:table-cell office:value-type="string">
            <text:p>pont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5]" office:value-type="float" office:value="2100">
            <text:p>2100</text:p>
          </table:table-cell>
          <table:table-cell office:value-type="string">
            <text:p>,</text:p>
          </table:table-cell>
          <table:table-cell table:formula="of:=[.B2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5]" office:value-type="float" office:value="1">
            <text:p>1</text:p>
          </table:table-cell>
          <table:table-cell office:value-type="string">
            <text:p>,'</text:p>
          </table:table-cell>
          <table:table-cell table:formula="of:=[.D25]" office:value-type="string" office:string-value="Ponto">
            <text:p>Ponto</text:p>
          </table:table-cell>
          <table:table-cell office:value-type="string">
            <text:p>','</text:p>
          </table:table-cell>
          <table:table-cell table:formula="of:=[.E25]" office:value-type="string" office:string-value="pontoLegionary">
            <text:p>pontoLegionary</text:p>
          </table:table-cell>
          <table:table-cell office:value-type="string">
            <text:p>');</text:p>
          </table:table-cell>
          <table:table-cell table:formula="of:=CONCATENATE([.F25];[.G25];[.H25];[.I25];[.J25];[.K25];[.L25];[.M25];[.N25];[.O25];[.P25])" office:value-type="string" office:string-value="INSERT INTO spq_risk_location (id_location,id_location_group, location_type, location_name, location_label) VALUES (2100,NULL,1,'Ponto','pontoLegionary');">
            <text:p>INSERT INTO spq_risk_location (id_location,id_location_group, location_type, location_name, location_label) VALUES (2100,NULL,1,'Ponto','pontoLegionary');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Dacia</text:p>
          </table:table-cell>
          <table:table-cell office:value-type="string">
            <text:p>da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6]" office:value-type="float" office:value="3300">
            <text:p>3300</text:p>
          </table:table-cell>
          <table:table-cell office:value-type="string">
            <text:p>,</text:p>
          </table:table-cell>
          <table:table-cell table:formula="of:=[.B2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6]" office:value-type="float" office:value="1">
            <text:p>1</text:p>
          </table:table-cell>
          <table:table-cell office:value-type="string">
            <text:p>,'</text:p>
          </table:table-cell>
          <table:table-cell table:formula="of:=[.D26]" office:value-type="string" office:string-value="Dacia">
            <text:p>Dacia</text:p>
          </table:table-cell>
          <table:table-cell office:value-type="string">
            <text:p>','</text:p>
          </table:table-cell>
          <table:table-cell table:formula="of:=[.E26]" office:value-type="string" office:string-value="daciaLegionary">
            <text:p>daciaLegionary</text:p>
          </table:table-cell>
          <table:table-cell office:value-type="string">
            <text:p>');</text:p>
          </table:table-cell>
          <table:table-cell table:formula="of:=CONCATENATE([.F26];[.G26];[.H26];[.I26];[.J26];[.K26];[.L26];[.M26];[.N26];[.O26];[.P26])" office:value-type="string" office:string-value="INSERT INTO spq_risk_location (id_location,id_location_group, location_type, location_name, location_label) VALUES (3300,NULL,1,'Dacia','daciaLegionary');">
            <text:p>INSERT INTO spq_risk_location (id_location,id_location_group, location_type, location_name, location_label) VALUES (3300,NULL,1,'Dacia','daciaLegionary');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Mesia</text:p>
          </table:table-cell>
          <table:table-cell office:value-type="string">
            <text:p>mes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7]" office:value-type="float" office:value="3200">
            <text:p>3200</text:p>
          </table:table-cell>
          <table:table-cell office:value-type="string">
            <text:p>,</text:p>
          </table:table-cell>
          <table:table-cell table:formula="of:=[.B2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7]" office:value-type="float" office:value="1">
            <text:p>1</text:p>
          </table:table-cell>
          <table:table-cell office:value-type="string">
            <text:p>,'</text:p>
          </table:table-cell>
          <table:table-cell table:formula="of:=[.D27]" office:value-type="string" office:string-value="Mesia">
            <text:p>Mesia</text:p>
          </table:table-cell>
          <table:table-cell office:value-type="string">
            <text:p>','</text:p>
          </table:table-cell>
          <table:table-cell table:formula="of:=[.E27]" office:value-type="string" office:string-value="mesiaLegionary">
            <text:p>mesiaLegionary</text:p>
          </table:table-cell>
          <table:table-cell office:value-type="string">
            <text:p>');</text:p>
          </table:table-cell>
          <table:table-cell table:formula="of:=CONCATENATE([.F27];[.G27];[.H27];[.I27];[.J27];[.K27];[.L27];[.M27];[.N27];[.O27];[.P27])" office:value-type="string" office:string-value="INSERT INTO spq_risk_location (id_location,id_location_group, location_type, location_name, location_label) VALUES (3200,NULL,1,'Mesia','mesiaLegionary');">
            <text:p>INSERT INTO spq_risk_location (id_location,id_location_group, location_type, location_name, location_label) VALUES (3200,NULL,1,'Mesia','mesiaLegionary');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Tracia</text:p>
          </table:table-cell>
          <table:table-cell office:value-type="string">
            <text:p>tra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8]" office:value-type="float" office:value="3100">
            <text:p>3100</text:p>
          </table:table-cell>
          <table:table-cell office:value-type="string">
            <text:p>,</text:p>
          </table:table-cell>
          <table:table-cell table:formula="of:=[.B2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8]" office:value-type="float" office:value="1">
            <text:p>1</text:p>
          </table:table-cell>
          <table:table-cell office:value-type="string">
            <text:p>,'</text:p>
          </table:table-cell>
          <table:table-cell table:formula="of:=[.D28]" office:value-type="string" office:string-value="Tracia">
            <text:p>Tracia</text:p>
          </table:table-cell>
          <table:table-cell office:value-type="string">
            <text:p>','</text:p>
          </table:table-cell>
          <table:table-cell table:formula="of:=[.E28]" office:value-type="string" office:string-value="traciaLegionary">
            <text:p>traciaLegionary</text:p>
          </table:table-cell>
          <table:table-cell office:value-type="string">
            <text:p>');</text:p>
          </table:table-cell>
          <table:table-cell table:formula="of:=CONCATENATE([.F28];[.G28];[.H28];[.I28];[.J28];[.K28];[.L28];[.M28];[.N28];[.O28];[.P28])" office:value-type="string" office:string-value="INSERT INTO spq_risk_location (id_location,id_location_group, location_type, location_name, location_label) VALUES (3100,NULL,1,'Tracia','traciaLegionary');">
            <text:p>INSERT INTO spq_risk_location (id_location,id_location_group, location_type, location_name, location_label) VALUES (3100,NULL,1,'Tracia','traciaLegionary');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Macedonia</text:p>
          </table:table-cell>
          <table:table-cell office:value-type="string">
            <text:p>macedo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9]" office:value-type="float" office:value="3000">
            <text:p>3000</text:p>
          </table:table-cell>
          <table:table-cell office:value-type="string">
            <text:p>,</text:p>
          </table:table-cell>
          <table:table-cell table:formula="of:=[.B2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9]" office:value-type="float" office:value="1">
            <text:p>1</text:p>
          </table:table-cell>
          <table:table-cell office:value-type="string">
            <text:p>,'</text:p>
          </table:table-cell>
          <table:table-cell table:formula="of:=[.D29]" office:value-type="string" office:string-value="Macedonia">
            <text:p>Macedonia</text:p>
          </table:table-cell>
          <table:table-cell office:value-type="string">
            <text:p>','</text:p>
          </table:table-cell>
          <table:table-cell table:formula="of:=[.E29]" office:value-type="string" office:string-value="macedoniaLegionary">
            <text:p>macedoniaLegionary</text:p>
          </table:table-cell>
          <table:table-cell office:value-type="string">
            <text:p>');</text:p>
          </table:table-cell>
          <table:table-cell table:formula="of:=CONCATENATE([.F29];[.G29];[.H29];[.I29];[.J29];[.K29];[.L29];[.M29];[.N29];[.O29];[.P29])" office:value-type="string" office:string-value="INSERT INTO spq_risk_location (id_location,id_location_group, location_type, location_name, location_label) VALUES (3000,NULL,1,'Macedonia','macedoniaLegionary');">
            <text:p>INSERT INTO spq_risk_location (id_location,id_location_group, location_type, location_name, location_label) VALUES (3000,NULL,1,'Macedonia','macedoniaLegionary');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caia</text:p>
          </table:table-cell>
          <table:table-cell office:value-type="string">
            <text:p>aca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0]" office:value-type="float" office:value="2800">
            <text:p>2800</text:p>
          </table:table-cell>
          <table:table-cell office:value-type="string">
            <text:p>,</text:p>
          </table:table-cell>
          <table:table-cell table:formula="of:=[.B3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0]" office:value-type="float" office:value="1">
            <text:p>1</text:p>
          </table:table-cell>
          <table:table-cell office:value-type="string">
            <text:p>,'</text:p>
          </table:table-cell>
          <table:table-cell table:formula="of:=[.D30]" office:value-type="string" office:string-value="Acaia">
            <text:p>Acaia</text:p>
          </table:table-cell>
          <table:table-cell office:value-type="string">
            <text:p>','</text:p>
          </table:table-cell>
          <table:table-cell table:formula="of:=[.E30]" office:value-type="string" office:string-value="acaiaLegionary">
            <text:p>acaiaLegionary</text:p>
          </table:table-cell>
          <table:table-cell office:value-type="string">
            <text:p>');</text:p>
          </table:table-cell>
          <table:table-cell table:formula="of:=CONCATENATE([.F30];[.G30];[.H30];[.I30];[.J30];[.K30];[.L30];[.M30];[.N30];[.O30];[.P30])" office:value-type="string" office:string-value="INSERT INTO spq_risk_location (id_location,id_location_group, location_type, location_name, location_label) VALUES (2800,NULL,1,'Acaia','acaiaLegionary');">
            <text:p>INSERT INTO spq_risk_location (id_location,id_location_group, location_type, location_name, location_label) VALUES (2800,NULL,1,'Acaia','acaiaLegionary');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Epiro</text:p>
          </table:table-cell>
          <table:table-cell office:value-type="string">
            <text:p>epir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1]" office:value-type="float" office:value="2900">
            <text:p>2900</text:p>
          </table:table-cell>
          <table:table-cell office:value-type="string">
            <text:p>,</text:p>
          </table:table-cell>
          <table:table-cell table:formula="of:=[.B3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1]" office:value-type="float" office:value="1">
            <text:p>1</text:p>
          </table:table-cell>
          <table:table-cell office:value-type="string">
            <text:p>,'</text:p>
          </table:table-cell>
          <table:table-cell table:formula="of:=[.D31]" office:value-type="string" office:string-value="Epiro">
            <text:p>Epiro</text:p>
          </table:table-cell>
          <table:table-cell office:value-type="string">
            <text:p>','</text:p>
          </table:table-cell>
          <table:table-cell table:formula="of:=[.E31]" office:value-type="string" office:string-value="epiroLegionary">
            <text:p>epiroLegionary</text:p>
          </table:table-cell>
          <table:table-cell office:value-type="string">
            <text:p>');</text:p>
          </table:table-cell>
          <table:table-cell table:formula="of:=CONCATENATE([.F31];[.G31];[.H31];[.I31];[.J31];[.K31];[.L31];[.M31];[.N31];[.O31];[.P31])" office:value-type="string" office:string-value="INSERT INTO spq_risk_location (id_location,id_location_group, location_type, location_name, location_label) VALUES (2900,NULL,1,'Epiro','epiroLegionary');">
            <text:p>INSERT INTO spq_risk_location (id_location,id_location_group, location_type, location_name, location_label) VALUES (2900,NULL,1,'Epiro','epiroLegionary');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Illiria</text:p>
          </table:table-cell>
          <table:table-cell office:value-type="string">
            <text:p>illir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2]" office:value-type="float" office:value="3600">
            <text:p>3600</text:p>
          </table:table-cell>
          <table:table-cell office:value-type="string">
            <text:p>,</text:p>
          </table:table-cell>
          <table:table-cell table:formula="of:=[.B3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2]" office:value-type="float" office:value="1">
            <text:p>1</text:p>
          </table:table-cell>
          <table:table-cell office:value-type="string">
            <text:p>,'</text:p>
          </table:table-cell>
          <table:table-cell table:formula="of:=[.D32]" office:value-type="string" office:string-value="Illiria">
            <text:p>Illiria</text:p>
          </table:table-cell>
          <table:table-cell office:value-type="string">
            <text:p>','</text:p>
          </table:table-cell>
          <table:table-cell table:formula="of:=[.E32]" office:value-type="string" office:string-value="illiriaLegionary">
            <text:p>illiriaLegionary</text:p>
          </table:table-cell>
          <table:table-cell office:value-type="string">
            <text:p>');</text:p>
          </table:table-cell>
          <table:table-cell table:formula="of:=CONCATENATE([.F32];[.G32];[.H32];[.I32];[.J32];[.K32];[.L32];[.M32];[.N32];[.O32];[.P32])" office:value-type="string" office:string-value="INSERT INTO spq_risk_location (id_location,id_location_group, location_type, location_name, location_label) VALUES (3600,NULL,1,'Illiria','illiriaLegionary');">
            <text:p>INSERT INTO spq_risk_location (id_location,id_location_group, location_type, location_name, location_label) VALUES (3600,NULL,1,'Illiria','illiriaLegionary');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Dalmazia</text:p>
          </table:table-cell>
          <table:table-cell office:value-type="string">
            <text:p>dalmaz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3]" office:value-type="float" office:value="3500">
            <text:p>3500</text:p>
          </table:table-cell>
          <table:table-cell office:value-type="string">
            <text:p>,</text:p>
          </table:table-cell>
          <table:table-cell table:formula="of:=[.B3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3]" office:value-type="float" office:value="1">
            <text:p>1</text:p>
          </table:table-cell>
          <table:table-cell office:value-type="string">
            <text:p>,'</text:p>
          </table:table-cell>
          <table:table-cell table:formula="of:=[.D33]" office:value-type="string" office:string-value="Dalmazia">
            <text:p>Dalmazia</text:p>
          </table:table-cell>
          <table:table-cell office:value-type="string">
            <text:p>','</text:p>
          </table:table-cell>
          <table:table-cell table:formula="of:=[.E33]" office:value-type="string" office:string-value="dalmaziaLegionary">
            <text:p>dalmaziaLegionary</text:p>
          </table:table-cell>
          <table:table-cell office:value-type="string">
            <text:p>');</text:p>
          </table:table-cell>
          <table:table-cell table:formula="of:=CONCATENATE([.F33];[.G33];[.H33];[.I33];[.J33];[.K33];[.L33];[.M33];[.N33];[.O33];[.P33])" office:value-type="string" office:string-value="INSERT INTO spq_risk_location (id_location,id_location_group, location_type, location_name, location_label) VALUES (3500,NULL,1,'Dalmazia','dalmaziaLegionary');">
            <text:p>INSERT INTO spq_risk_location (id_location,id_location_group, location_type, location_name, location_label) VALUES (3500,NULL,1,'Dalmazia','dalmaziaLegionary');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Pannonia</text:p>
          </table:table-cell>
          <table:table-cell office:value-type="string">
            <text:p>panno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4]" office:value-type="float" office:value="3400">
            <text:p>3400</text:p>
          </table:table-cell>
          <table:table-cell office:value-type="string">
            <text:p>,</text:p>
          </table:table-cell>
          <table:table-cell table:formula="of:=[.B3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4]" office:value-type="float" office:value="1">
            <text:p>1</text:p>
          </table:table-cell>
          <table:table-cell office:value-type="string">
            <text:p>,'</text:p>
          </table:table-cell>
          <table:table-cell table:formula="of:=[.D34]" office:value-type="string" office:string-value="Pannonia">
            <text:p>Pannonia</text:p>
          </table:table-cell>
          <table:table-cell office:value-type="string">
            <text:p>','</text:p>
          </table:table-cell>
          <table:table-cell table:formula="of:=[.E34]" office:value-type="string" office:string-value="pannoniaLegionary">
            <text:p>pannoniaLegionary</text:p>
          </table:table-cell>
          <table:table-cell office:value-type="string">
            <text:p>');</text:p>
          </table:table-cell>
          <table:table-cell table:formula="of:=CONCATENATE([.F34];[.G34];[.H34];[.I34];[.J34];[.K34];[.L34];[.M34];[.N34];[.O34];[.P34])" office:value-type="string" office:string-value="INSERT INTO spq_risk_location (id_location,id_location_group, location_type, location_name, location_label) VALUES (3400,NULL,1,'Pannonia','pannoniaLegionary');">
            <text:p>INSERT INTO spq_risk_location (id_location,id_location_group, location_type, location_name, location_label) VALUES (3400,NULL,1,'Pannonia','pannoniaLegionary');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Norico</text:p>
          </table:table-cell>
          <table:table-cell office:value-type="string">
            <text:p>noric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5]" office:value-type="float" office:value="3700">
            <text:p>3700</text:p>
          </table:table-cell>
          <table:table-cell office:value-type="string">
            <text:p>,</text:p>
          </table:table-cell>
          <table:table-cell table:formula="of:=[.B3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5]" office:value-type="float" office:value="1">
            <text:p>1</text:p>
          </table:table-cell>
          <table:table-cell office:value-type="string">
            <text:p>,'</text:p>
          </table:table-cell>
          <table:table-cell table:formula="of:=[.D35]" office:value-type="string" office:string-value="Norico">
            <text:p>Norico</text:p>
          </table:table-cell>
          <table:table-cell office:value-type="string">
            <text:p>','</text:p>
          </table:table-cell>
          <table:table-cell table:formula="of:=[.E35]" office:value-type="string" office:string-value="noricoLegionary">
            <text:p>noricoLegionary</text:p>
          </table:table-cell>
          <table:table-cell office:value-type="string">
            <text:p>');</text:p>
          </table:table-cell>
          <table:table-cell table:formula="of:=CONCATENATE([.F35];[.G35];[.H35];[.I35];[.J35];[.K35];[.L35];[.M35];[.N35];[.O35];[.P35])" office:value-type="string" office:string-value="INSERT INTO spq_risk_location (id_location,id_location_group, location_type, location_name, location_label) VALUES (3700,NULL,1,'Norico','noricoLegionary');">
            <text:p>INSERT INTO spq_risk_location (id_location,id_location_group, location_type, location_name, location_label) VALUES (3700,NULL,1,'Norico','noricoLegionary');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Rezia</text:p>
          </table:table-cell>
          <table:table-cell office:value-type="string">
            <text:p>rez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6]" office:value-type="float" office:value="3800">
            <text:p>3800</text:p>
          </table:table-cell>
          <table:table-cell office:value-type="string">
            <text:p>,</text:p>
          </table:table-cell>
          <table:table-cell table:formula="of:=[.B3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6]" office:value-type="float" office:value="1">
            <text:p>1</text:p>
          </table:table-cell>
          <table:table-cell office:value-type="string">
            <text:p>,'</text:p>
          </table:table-cell>
          <table:table-cell table:formula="of:=[.D36]" office:value-type="string" office:string-value="Rezia">
            <text:p>Rezia</text:p>
          </table:table-cell>
          <table:table-cell office:value-type="string">
            <text:p>','</text:p>
          </table:table-cell>
          <table:table-cell table:formula="of:=[.E36]" office:value-type="string" office:string-value="reziaLegionary">
            <text:p>reziaLegionary</text:p>
          </table:table-cell>
          <table:table-cell office:value-type="string">
            <text:p>');</text:p>
          </table:table-cell>
          <table:table-cell table:formula="of:=CONCATENATE([.F36];[.G36];[.H36];[.I36];[.J36];[.K36];[.L36];[.M36];[.N36];[.O36];[.P36])" office:value-type="string" office:string-value="INSERT INTO spq_risk_location (id_location,id_location_group, location_type, location_name, location_label) VALUES (3800,NULL,1,'Rezia','reziaLegionary');">
            <text:p>INSERT INTO spq_risk_location (id_location,id_location_group, location_type, location_name, location_label) VALUES (3800,NULL,1,'Rezia','reziaLegionary');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isaplina</text:p>
          </table:table-cell>
          <table:table-cell office:value-type="string">
            <text:p>cisalpin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7]" office:value-type="float" office:value="3900">
            <text:p>3900</text:p>
          </table:table-cell>
          <table:table-cell office:value-type="string">
            <text:p>,</text:p>
          </table:table-cell>
          <table:table-cell table:formula="of:=[.B3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7]" office:value-type="float" office:value="1">
            <text:p>1</text:p>
          </table:table-cell>
          <table:table-cell office:value-type="string">
            <text:p>,'</text:p>
          </table:table-cell>
          <table:table-cell table:formula="of:=[.D37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E37]" office:value-type="string" office:string-value="cisalpinaLegionary">
            <text:p>cisalpinaLegionary</text:p>
          </table:table-cell>
          <table:table-cell office:value-type="string">
            <text:p>');</text:p>
          </table:table-cell>
          <table:table-cell table:formula="of:=CONCATENATE([.F37];[.G37];[.H37];[.I37];[.J37];[.K37];[.L37];[.M37];[.N37];[.O37];[.P37])" office:value-type="string" office:string-value="INSERT INTO spq_risk_location (id_location,id_location_group, location_type, location_name, location_label) VALUES (3900,NULL,1,'Cisaplina','cisalpinaLegionary');">
            <text:p>INSERT INTO spq_risk_location (id_location,id_location_group, location_type, location_name, location_label) VALUES (3900,NULL,1,'Cisaplina','cisalpinaLegionary');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Italia</text:p>
          </table:table-cell>
          <table:table-cell office:value-type="string">
            <text:p>ital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8]" office:value-type="float" office:value="4000">
            <text:p>4000</text:p>
          </table:table-cell>
          <table:table-cell office:value-type="string">
            <text:p>,</text:p>
          </table:table-cell>
          <table:table-cell table:formula="of:=[.B3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8]" office:value-type="float" office:value="1">
            <text:p>1</text:p>
          </table:table-cell>
          <table:table-cell office:value-type="string">
            <text:p>,'</text:p>
          </table:table-cell>
          <table:table-cell table:formula="of:=[.D38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E38]" office:value-type="string" office:string-value="italiaLegionary">
            <text:p>italiaLegionary</text:p>
          </table:table-cell>
          <table:table-cell office:value-type="string">
            <text:p>');</text:p>
          </table:table-cell>
          <table:table-cell table:formula="of:=CONCATENATE([.F38];[.G38];[.H38];[.I38];[.J38];[.K38];[.L38];[.M38];[.N38];[.O38];[.P38])" office:value-type="string" office:string-value="INSERT INTO spq_risk_location (id_location,id_location_group, location_type, location_name, location_label) VALUES (4000,NULL,1,'Italia','italiaLegionary');">
            <text:p>INSERT INTO spq_risk_location (id_location,id_location_group, location_type, location_name, location_label) VALUES (4000,NULL,1,'Italia','italiaLegionary');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Sicilia</text:p>
          </table:table-cell>
          <table:table-cell office:value-type="string">
            <text:p>sicil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9]" office:value-type="float" office:value="4100">
            <text:p>4100</text:p>
          </table:table-cell>
          <table:table-cell office:value-type="string">
            <text:p>,</text:p>
          </table:table-cell>
          <table:table-cell table:formula="of:=[.B3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9]" office:value-type="float" office:value="1">
            <text:p>1</text:p>
          </table:table-cell>
          <table:table-cell office:value-type="string">
            <text:p>,'</text:p>
          </table:table-cell>
          <table:table-cell table:formula="of:=[.D39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E39]" office:value-type="string" office:string-value="siciliaLegionary">
            <text:p>siciliaLegionary</text:p>
          </table:table-cell>
          <table:table-cell office:value-type="string">
            <text:p>');</text:p>
          </table:table-cell>
          <table:table-cell table:formula="of:=CONCATENATE([.F39];[.G39];[.H39];[.I39];[.J39];[.K39];[.L39];[.M39];[.N39];[.O39];[.P39])" office:value-type="string" office:string-value="INSERT INTO spq_risk_location (id_location,id_location_group, location_type, location_name, location_label) VALUES (4100,NULL,1,'Sicilia','siciliaLegionary');">
            <text:p>INSERT INTO spq_risk_location (id_location,id_location_group, location_type, location_name, location_label) VALUES (4100,NULL,1,'Sicilia','siciliaLegionary');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Sardegna</text:p>
          </table:table-cell>
          <table:table-cell office:value-type="string">
            <text:p>sardegn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0]" office:value-type="float" office:value="4200">
            <text:p>4200</text:p>
          </table:table-cell>
          <table:table-cell office:value-type="string">
            <text:p>,</text:p>
          </table:table-cell>
          <table:table-cell table:formula="of:=[.B4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0]" office:value-type="float" office:value="1">
            <text:p>1</text:p>
          </table:table-cell>
          <table:table-cell office:value-type="string">
            <text:p>,'</text:p>
          </table:table-cell>
          <table:table-cell table:formula="of:=[.D40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E40]" office:value-type="string" office:string-value="sardegnaLegionary">
            <text:p>sardegnaLegionary</text:p>
          </table:table-cell>
          <table:table-cell office:value-type="string">
            <text:p>');</text:p>
          </table:table-cell>
          <table:table-cell table:formula="of:=CONCATENATE([.F40];[.G40];[.H40];[.I40];[.J40];[.K40];[.L40];[.M40];[.N40];[.O40];[.P40])" office:value-type="string" office:string-value="INSERT INTO spq_risk_location (id_location,id_location_group, location_type, location_name, location_label) VALUES (4200,NULL,1,'Sardegna','sardegnaLegionary');">
            <text:p>INSERT INTO spq_risk_location (id_location,id_location_group, location_type, location_name, location_label) VALUES (4200,NULL,1,'Sardegna','sardegnaLegionary');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aleari</text:p>
          </table:table-cell>
          <table:table-cell office:value-type="string">
            <text:p>baleari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1]" office:value-type="float" office:value="4500">
            <text:p>4500</text:p>
          </table:table-cell>
          <table:table-cell office:value-type="string">
            <text:p>,</text:p>
          </table:table-cell>
          <table:table-cell table:formula="of:=[.B4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1]" office:value-type="float" office:value="1">
            <text:p>1</text:p>
          </table:table-cell>
          <table:table-cell office:value-type="string">
            <text:p>,'</text:p>
          </table:table-cell>
          <table:table-cell table:formula="of:=[.D41]" office:value-type="string" office:string-value="Baleari">
            <text:p>Baleari</text:p>
          </table:table-cell>
          <table:table-cell office:value-type="string">
            <text:p>','</text:p>
          </table:table-cell>
          <table:table-cell table:formula="of:=[.E41]" office:value-type="string" office:string-value="baleariLegionary">
            <text:p>baleariLegionary</text:p>
          </table:table-cell>
          <table:table-cell office:value-type="string">
            <text:p>');</text:p>
          </table:table-cell>
          <table:table-cell table:formula="of:=CONCATENATE([.F41];[.G41];[.H41];[.I41];[.J41];[.K41];[.L41];[.M41];[.N41];[.O41];[.P41])" office:value-type="string" office:string-value="INSERT INTO spq_risk_location (id_location,id_location_group, location_type, location_name, location_label) VALUES (4500,NULL,1,'Baleari','baleariLegionary');">
            <text:p>INSERT INTO spq_risk_location (id_location,id_location_group, location_type, location_name, location_label) VALUES (4500,NULL,1,'Baleari','baleariLegionary');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orsica</text:p>
          </table:table-cell>
          <table:table-cell office:value-type="string">
            <text:p>cors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2]" office:value-type="float" office:value="4300">
            <text:p>4300</text:p>
          </table:table-cell>
          <table:table-cell office:value-type="string">
            <text:p>,</text:p>
          </table:table-cell>
          <table:table-cell table:formula="of:=[.B4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2]" office:value-type="float" office:value="1">
            <text:p>1</text:p>
          </table:table-cell>
          <table:table-cell office:value-type="string">
            <text:p>,'</text:p>
          </table:table-cell>
          <table:table-cell table:formula="of:=[.D42]" office:value-type="string" office:string-value="Corsica">
            <text:p>Corsica</text:p>
          </table:table-cell>
          <table:table-cell office:value-type="string">
            <text:p>','</text:p>
          </table:table-cell>
          <table:table-cell table:formula="of:=[.E42]" office:value-type="string" office:string-value="corsicaLegionary">
            <text:p>corsicaLegionary</text:p>
          </table:table-cell>
          <table:table-cell office:value-type="string">
            <text:p>');</text:p>
          </table:table-cell>
          <table:table-cell table:formula="of:=CONCATENATE([.F42];[.G42];[.H42];[.I42];[.J42];[.K42];[.L42];[.M42];[.N42];[.O42];[.P42])" office:value-type="string" office:string-value="INSERT INTO spq_risk_location (id_location,id_location_group, location_type, location_name, location_label) VALUES (4300,NULL,1,'Corsica','corsicaLegionary');">
            <text:p>INSERT INTO spq_risk_location (id_location,id_location_group, location_type, location_name, location_label) VALUES (4300,NULL,1,'Corsica','corsicaLegionary');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Narbonense</text:p>
          </table:table-cell>
          <table:table-cell office:value-type="string">
            <text:p>narbonense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3]" office:value-type="float" office:value="4400">
            <text:p>4400</text:p>
          </table:table-cell>
          <table:table-cell office:value-type="string">
            <text:p>,</text:p>
          </table:table-cell>
          <table:table-cell table:formula="of:=[.B4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3]" office:value-type="float" office:value="1">
            <text:p>1</text:p>
          </table:table-cell>
          <table:table-cell office:value-type="string">
            <text:p>,'</text:p>
          </table:table-cell>
          <table:table-cell table:formula="of:=[.D43]" office:value-type="string" office:string-value="Narbonense">
            <text:p>Narbonense</text:p>
          </table:table-cell>
          <table:table-cell office:value-type="string">
            <text:p>','</text:p>
          </table:table-cell>
          <table:table-cell table:formula="of:=[.E43]" office:value-type="string" office:string-value="narbonenseLegionary">
            <text:p>narbonenseLegionary</text:p>
          </table:table-cell>
          <table:table-cell office:value-type="string">
            <text:p>');</text:p>
          </table:table-cell>
          <table:table-cell table:formula="of:=CONCATENATE([.F43];[.G43];[.H43];[.I43];[.J43];[.K43];[.L43];[.M43];[.N43];[.O43];[.P43])" office:value-type="string" office:string-value="INSERT INTO spq_risk_location (id_location,id_location_group, location_type, location_name, location_label) VALUES (4400,NULL,1,'Narbonense','narbonenseLegionary');">
            <text:p>INSERT INTO spq_risk_location (id_location,id_location_group, location_type, location_name, location_label) VALUES (4400,NULL,1,'Narbonense','narbonenseLegionary');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Galazia</text:p>
          </table:table-cell>
          <table:table-cell office:value-type="string">
            <text:p>galaz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4]" office:value-type="float" office:value="2300">
            <text:p>2300</text:p>
          </table:table-cell>
          <table:table-cell office:value-type="string">
            <text:p>,</text:p>
          </table:table-cell>
          <table:table-cell table:formula="of:=[.B4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4]" office:value-type="float" office:value="1">
            <text:p>1</text:p>
          </table:table-cell>
          <table:table-cell office:value-type="string">
            <text:p>,'</text:p>
          </table:table-cell>
          <table:table-cell table:formula="of:=[.D44]" office:value-type="string" office:string-value="Galazia">
            <text:p>Galazia</text:p>
          </table:table-cell>
          <table:table-cell office:value-type="string">
            <text:p>','</text:p>
          </table:table-cell>
          <table:table-cell table:formula="of:=[.E44]" office:value-type="string" office:string-value="galaziaLegionary">
            <text:p>galaziaLegionary</text:p>
          </table:table-cell>
          <table:table-cell office:value-type="string">
            <text:p>');</text:p>
          </table:table-cell>
          <table:table-cell table:formula="of:=CONCATENATE([.F44];[.G44];[.H44];[.I44];[.J44];[.K44];[.L44];[.M44];[.N44];[.O44];[.P44])" office:value-type="string" office:string-value="INSERT INTO spq_risk_location (id_location,id_location_group, location_type, location_name, location_label) VALUES (2300,NULL,1,'Galazia','galaziaLegionary');">
            <text:p>INSERT INTO spq_risk_location (id_location,id_location_group, location_type, location_name, location_label) VALUES (2300,NULL,1,'Galazia','galaziaLegionary');</text:p>
          </table:table-cell>
        </table:table-row>
      </table:table>
      <table:table table:name="Coliseu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ritannia</text:p>
          </table:table-cell>
          <table:table-cell office:value-type="string">
            <text:p><text:s/>Interna</text:p>
          </table:table-cell>
          <table:table-cell office:value-type="string">
            <text:p>britan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]+1" office:value-type="float" office:value="101">
            <text:p>101</text:p>
          </table:table-cell>
          <table:table-cell office:value-type="string">
            <text:p>,</text:p>
          </table:table-cell>
          <table:table-cell table:formula="of:=[.B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]" office:value-type="float" office:value="3">
            <text:p>3</text:p>
          </table:table-cell>
          <table:table-cell office:value-type="string">
            <text:p>,'</text:p>
          </table:table-cell>
          <table:table-cell table:formula="of:=[.D1]" office:value-type="string" office:string-value="Britannia">
            <text:p>Britannia</text:p>
          </table:table-cell>
          <table:table-cell office:value-type="string">
            <text:p>','</text:p>
          </table:table-cell>
          <table:table-cell table:formula="of:=[.F1]" office:value-type="string" office:string-value="britanniaColiseum">
            <text:p>britanniaColiseum</text:p>
          </table:table-cell>
          <table:table-cell office:value-type="string">
            <text:p>');</text:p>
          </table:table-cell>
          <table:table-cell table:formula="of:=CONCATENATE([.G1];[.H1];[.I1];[.J1];[.K1];[.L1];[.M1];[.N1];[.E1];[.O1];[.P1];[.Q1])" office:value-type="string" office:string-value="INSERT INTO spq_risk_location (id_location,id_location_group, location_type, location_name, location_label) VALUES (101,NULL,3,'Britannia Interna','britanniaColiseum');">
            <text:p>INSERT INTO spq_risk_location (id_location,id_location_group, location_type, location_name, location_label) VALUES (101,NULL,3,'Britannia Interna','britanniaColiseum');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Germania Inferiore</text:p>
          </table:table-cell>
          <table:table-cell office:value-type="string">
            <text:p><text:s/>Interna</text:p>
          </table:table-cell>
          <table:table-cell office:value-type="string">
            <text:p>german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]+1" office:value-type="float" office:value="201">
            <text:p>201</text:p>
          </table:table-cell>
          <table:table-cell office:value-type="string">
            <text:p>,</text:p>
          </table:table-cell>
          <table:table-cell table:formula="of:=[.B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]" office:value-type="float" office:value="3">
            <text:p>3</text:p>
          </table:table-cell>
          <table:table-cell office:value-type="string">
            <text:p>,'</text:p>
          </table:table-cell>
          <table:table-cell table:formula="of:=[.D2]" office:value-type="string" office:string-value="Germania Inferiore">
            <text:p>Germania Inferiore</text:p>
          </table:table-cell>
          <table:table-cell office:value-type="string">
            <text:p>','</text:p>
          </table:table-cell>
          <table:table-cell table:formula="of:=[.F2]" office:value-type="string" office:string-value="germanColiseum">
            <text:p>germanColiseum</text:p>
          </table:table-cell>
          <table:table-cell office:value-type="string">
            <text:p>');</text:p>
          </table:table-cell>
          <table:table-cell table:formula="of:=CONCATENATE([.G2];[.H2];[.I2];[.J2];[.K2];[.L2];[.M2];[.N2];[.E2];[.O2];[.P2];[.Q2])" office:value-type="string" office:string-value="INSERT INTO spq_risk_location (id_location,id_location_group, location_type, location_name, location_label) VALUES (201,NULL,3,'Germania Inferiore Interna','germanColiseum');">
            <text:p>INSERT INTO spq_risk_location (id_location,id_location_group, location_type, location_name, location_label) VALUES (201,NULL,3,'Germania Inferiore Interna','germanColiseum');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elgica</text:p>
          </table:table-cell>
          <table:table-cell office:value-type="string">
            <text:p><text:s/>Interna</text:p>
          </table:table-cell>
          <table:table-cell office:value-type="string">
            <text:p>belg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]+1" office:value-type="float" office:value="301">
            <text:p>301</text:p>
          </table:table-cell>
          <table:table-cell office:value-type="string">
            <text:p>,</text:p>
          </table:table-cell>
          <table:table-cell table:formula="of:=[.B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]" office:value-type="float" office:value="3">
            <text:p>3</text:p>
          </table:table-cell>
          <table:table-cell office:value-type="string">
            <text:p>,'</text:p>
          </table:table-cell>
          <table:table-cell table:formula="of:=[.D3]" office:value-type="string" office:string-value="Belgica">
            <text:p>Belgica</text:p>
          </table:table-cell>
          <table:table-cell office:value-type="string">
            <text:p>','</text:p>
          </table:table-cell>
          <table:table-cell table:formula="of:=[.F3]" office:value-type="string" office:string-value="belgicaColiseum">
            <text:p>belgicaColiseum</text:p>
          </table:table-cell>
          <table:table-cell office:value-type="string">
            <text:p>');</text:p>
          </table:table-cell>
          <table:table-cell table:formula="of:=CONCATENATE([.G3];[.H3];[.I3];[.J3];[.K3];[.L3];[.M3];[.N3];[.E3];[.O3];[.P3];[.Q3])" office:value-type="string" office:string-value="INSERT INTO spq_risk_location (id_location,id_location_group, location_type, location_name, location_label) VALUES (301,NULL,3,'Belgica Interna','belgicaColiseum');">
            <text:p>INSERT INTO spq_risk_location (id_location,id_location_group, location_type, location_name, location_label) VALUES (301,NULL,3,'Belgica Interna','belgicaColiseum');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Ludgunense</text:p>
          </table:table-cell>
          <table:table-cell office:value-type="string">
            <text:p><text:s/>Interna</text:p>
          </table:table-cell>
          <table:table-cell office:value-type="string">
            <text:p>ludgunense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]+1" office:value-type="float" office:value="401">
            <text:p>401</text:p>
          </table:table-cell>
          <table:table-cell office:value-type="string">
            <text:p>,</text:p>
          </table:table-cell>
          <table:table-cell table:formula="of:=[.B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]" office:value-type="float" office:value="3">
            <text:p>3</text:p>
          </table:table-cell>
          <table:table-cell office:value-type="string">
            <text:p>,'</text:p>
          </table:table-cell>
          <table:table-cell table:formula="of:=[.D4]" office:value-type="string" office:string-value="Ludgunense">
            <text:p>Ludgunense</text:p>
          </table:table-cell>
          <table:table-cell office:value-type="string">
            <text:p>','</text:p>
          </table:table-cell>
          <table:table-cell table:formula="of:=[.F4]" office:value-type="string" office:string-value="ludgunenseColiseum">
            <text:p>ludgunenseColiseum</text:p>
          </table:table-cell>
          <table:table-cell office:value-type="string">
            <text:p>');</text:p>
          </table:table-cell>
          <table:table-cell table:formula="of:=CONCATENATE([.G4];[.H4];[.I4];[.J4];[.K4];[.L4];[.M4];[.N4];[.E4];[.O4];[.P4];[.Q4])" office:value-type="string" office:string-value="INSERT INTO spq_risk_location (id_location,id_location_group, location_type, location_name, location_label) VALUES (401,NULL,3,'Ludgunense Interna','ludgunenseColiseum');">
            <text:p>INSERT INTO spq_risk_location (id_location,id_location_group, location_type, location_name, location_label) VALUES (401,NULL,3,'Ludgunense Interna','ludgunenseColiseum');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cquitania</text:p>
          </table:table-cell>
          <table:table-cell office:value-type="string">
            <text:p><text:s/>Interna</text:p>
          </table:table-cell>
          <table:table-cell office:value-type="string">
            <text:p>aquita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]+1" office:value-type="float" office:value="501">
            <text:p>501</text:p>
          </table:table-cell>
          <table:table-cell office:value-type="string">
            <text:p>,</text:p>
          </table:table-cell>
          <table:table-cell table:formula="of:=[.B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5]" office:value-type="float" office:value="3">
            <text:p>3</text:p>
          </table:table-cell>
          <table:table-cell office:value-type="string">
            <text:p>,'</text:p>
          </table:table-cell>
          <table:table-cell table:formula="of:=[.D5]" office:value-type="string" office:string-value="Acquitania">
            <text:p>Acquitania</text:p>
          </table:table-cell>
          <table:table-cell office:value-type="string">
            <text:p>','</text:p>
          </table:table-cell>
          <table:table-cell table:formula="of:=[.F5]" office:value-type="string" office:string-value="aquitaniaColiseum">
            <text:p>aquitaniaColiseum</text:p>
          </table:table-cell>
          <table:table-cell office:value-type="string">
            <text:p>');</text:p>
          </table:table-cell>
          <table:table-cell table:formula="of:=CONCATENATE([.G5];[.H5];[.I5];[.J5];[.K5];[.L5];[.M5];[.N5];[.E5];[.O5];[.P5];[.Q5])" office:value-type="string" office:string-value="INSERT INTO spq_risk_location (id_location,id_location_group, location_type, location_name, location_label) VALUES (501,NULL,3,'Acquitania Interna','aquitaniaColiseum');">
            <text:p>INSERT INTO spq_risk_location (id_location,id_location_group, location_type, location_name, location_label) VALUES (501,NULL,3,'Acquitania Interna','aquitaniaColiseum');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Galicia</text:p>
          </table:table-cell>
          <table:table-cell office:value-type="string">
            <text:p><text:s/>Interna</text:p>
          </table:table-cell>
          <table:table-cell office:value-type="string">
            <text:p>gali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6]+1" office:value-type="float" office:value="701">
            <text:p>701</text:p>
          </table:table-cell>
          <table:table-cell office:value-type="string">
            <text:p>,</text:p>
          </table:table-cell>
          <table:table-cell table:formula="of:=[.B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6]" office:value-type="float" office:value="3">
            <text:p>3</text:p>
          </table:table-cell>
          <table:table-cell office:value-type="string">
            <text:p>,'</text:p>
          </table:table-cell>
          <table:table-cell table:formula="of:=[.D6]" office:value-type="string" office:string-value="Galicia">
            <text:p>Galicia</text:p>
          </table:table-cell>
          <table:table-cell office:value-type="string">
            <text:p>','</text:p>
          </table:table-cell>
          <table:table-cell table:formula="of:=[.F6]" office:value-type="string" office:string-value="galiciaColiseum">
            <text:p>galiciaColiseum</text:p>
          </table:table-cell>
          <table:table-cell office:value-type="string">
            <text:p>');</text:p>
          </table:table-cell>
          <table:table-cell table:formula="of:=CONCATENATE([.G6];[.H6];[.I6];[.J6];[.K6];[.L6];[.M6];[.N6];[.E6];[.O6];[.P6];[.Q6])" office:value-type="string" office:string-value="INSERT INTO spq_risk_location (id_location,id_location_group, location_type, location_name, location_label) VALUES (701,NULL,3,'Galicia Interna','galiciaColiseum');">
            <text:p>INSERT INTO spq_risk_location (id_location,id_location_group, location_type, location_name, location_label) VALUES (701,NULL,3,'Galicia Interna','galiciaColiseum');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Luisiania</text:p>
          </table:table-cell>
          <table:table-cell office:value-type="string">
            <text:p><text:s/>Interna</text:p>
          </table:table-cell>
          <table:table-cell office:value-type="string">
            <text:p>luisita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7]+1" office:value-type="float" office:value="801">
            <text:p>801</text:p>
          </table:table-cell>
          <table:table-cell office:value-type="string">
            <text:p>,</text:p>
          </table:table-cell>
          <table:table-cell table:formula="of:=[.B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7]" office:value-type="float" office:value="3">
            <text:p>3</text:p>
          </table:table-cell>
          <table:table-cell office:value-type="string">
            <text:p>,'</text:p>
          </table:table-cell>
          <table:table-cell table:formula="of:=[.D7]" office:value-type="string" office:string-value="Luisiania">
            <text:p>Luisiania</text:p>
          </table:table-cell>
          <table:table-cell office:value-type="string">
            <text:p>','</text:p>
          </table:table-cell>
          <table:table-cell table:formula="of:=[.F7]" office:value-type="string" office:string-value="luisitaniaColiseum">
            <text:p>luisitaniaColiseum</text:p>
          </table:table-cell>
          <table:table-cell office:value-type="string">
            <text:p>');</text:p>
          </table:table-cell>
          <table:table-cell table:formula="of:=CONCATENATE([.G7];[.H7];[.I7];[.J7];[.K7];[.L7];[.M7];[.N7];[.E7];[.O7];[.P7];[.Q7])" office:value-type="string" office:string-value="INSERT INTO spq_risk_location (id_location,id_location_group, location_type, location_name, location_label) VALUES (801,NULL,3,'Luisiania Interna','luisitaniaColiseum');">
            <text:p>INSERT INTO spq_risk_location (id_location,id_location_group, location_type, location_name, location_label) VALUES (801,NULL,3,'Luisiania Interna','luisitaniaColiseum');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Terraconense</text:p>
          </table:table-cell>
          <table:table-cell office:value-type="string">
            <text:p><text:s/>Interna</text:p>
          </table:table-cell>
          <table:table-cell office:value-type="string">
            <text:p>terraconense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8]+1" office:value-type="float" office:value="601">
            <text:p>601</text:p>
          </table:table-cell>
          <table:table-cell office:value-type="string">
            <text:p>,</text:p>
          </table:table-cell>
          <table:table-cell table:formula="of:=[.B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8]" office:value-type="float" office:value="3">
            <text:p>3</text:p>
          </table:table-cell>
          <table:table-cell office:value-type="string">
            <text:p>,'</text:p>
          </table:table-cell>
          <table:table-cell table:formula="of:=[.D8]" office:value-type="string" office:string-value="Terraconense">
            <text:p>Terraconense</text:p>
          </table:table-cell>
          <table:table-cell office:value-type="string">
            <text:p>','</text:p>
          </table:table-cell>
          <table:table-cell table:formula="of:=[.F8]" office:value-type="string" office:string-value="terraconenseColiseum">
            <text:p>terraconenseColiseum</text:p>
          </table:table-cell>
          <table:table-cell office:value-type="string">
            <text:p>');</text:p>
          </table:table-cell>
          <table:table-cell table:formula="of:=CONCATENATE([.G8];[.H8];[.I8];[.J8];[.K8];[.L8];[.M8];[.N8];[.E8];[.O8];[.P8];[.Q8])" office:value-type="string" office:string-value="INSERT INTO spq_risk_location (id_location,id_location_group, location_type, location_name, location_label) VALUES (601,NULL,3,'Terraconense Interna','terraconenseColiseum');">
            <text:p>INSERT INTO spq_risk_location (id_location,id_location_group, location_type, location_name, location_label) VALUES (601,NULL,3,'Terraconense Interna','terraconenseColiseum');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etica</text:p>
          </table:table-cell>
          <table:table-cell office:value-type="string">
            <text:p><text:s/>Interna</text:p>
          </table:table-cell>
          <table:table-cell office:value-type="string">
            <text:p>bet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9]+1" office:value-type="float" office:value="901">
            <text:p>901</text:p>
          </table:table-cell>
          <table:table-cell office:value-type="string">
            <text:p>,</text:p>
          </table:table-cell>
          <table:table-cell table:formula="of:=[.B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9]" office:value-type="float" office:value="3">
            <text:p>3</text:p>
          </table:table-cell>
          <table:table-cell office:value-type="string">
            <text:p>,'</text:p>
          </table:table-cell>
          <table:table-cell table:formula="of:=[.D9]" office:value-type="string" office:string-value="Betica">
            <text:p>Betica</text:p>
          </table:table-cell>
          <table:table-cell office:value-type="string">
            <text:p>','</text:p>
          </table:table-cell>
          <table:table-cell table:formula="of:=[.F9]" office:value-type="string" office:string-value="beticaColiseum">
            <text:p>beticaColiseum</text:p>
          </table:table-cell>
          <table:table-cell office:value-type="string">
            <text:p>');</text:p>
          </table:table-cell>
          <table:table-cell table:formula="of:=CONCATENATE([.G9];[.H9];[.I9];[.J9];[.K9];[.L9];[.M9];[.N9];[.E9];[.O9];[.P9];[.Q9])" office:value-type="string" office:string-value="INSERT INTO spq_risk_location (id_location,id_location_group, location_type, location_name, location_label) VALUES (901,NULL,3,'Betica Interna','beticaColiseum');">
            <text:p>INSERT INTO spq_risk_location (id_location,id_location_group, location_type, location_name, location_label) VALUES (901,NULL,3,'Betica Interna','beticaColiseum');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Mauretania</text:p>
          </table:table-cell>
          <table:table-cell office:value-type="string">
            <text:p><text:s/>Interna</text:p>
          </table:table-cell>
          <table:table-cell office:value-type="string">
            <text:p>maureta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0]+1" office:value-type="float" office:value="1001">
            <text:p>1001</text:p>
          </table:table-cell>
          <table:table-cell office:value-type="string">
            <text:p>,</text:p>
          </table:table-cell>
          <table:table-cell table:formula="of:=[.B1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0]" office:value-type="float" office:value="3">
            <text:p>3</text:p>
          </table:table-cell>
          <table:table-cell office:value-type="string">
            <text:p>,'</text:p>
          </table:table-cell>
          <table:table-cell table:formula="of:=[.D10]" office:value-type="string" office:string-value="Mauretania">
            <text:p>Mauretania</text:p>
          </table:table-cell>
          <table:table-cell office:value-type="string">
            <text:p>','</text:p>
          </table:table-cell>
          <table:table-cell table:formula="of:=[.F10]" office:value-type="string" office:string-value="mauretaniaColiseum">
            <text:p>mauretaniaColiseum</text:p>
          </table:table-cell>
          <table:table-cell office:value-type="string">
            <text:p>');</text:p>
          </table:table-cell>
          <table:table-cell table:formula="of:=CONCATENATE([.G10];[.H10];[.I10];[.J10];[.K10];[.L10];[.M10];[.N10];[.E10];[.O10];[.P10];[.Q10])" office:value-type="string" office:string-value="INSERT INTO spq_risk_location (id_location,id_location_group, location_type, location_name, location_label) VALUES (1001,NULL,3,'Mauretania Interna','mauretaniaColiseum');">
            <text:p>INSERT INTO spq_risk_location (id_location,id_location_group, location_type, location_name, location_label) VALUES (1001,NULL,3,'Mauretania Interna','mauretaniaColiseum');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Numidia</text:p>
          </table:table-cell>
          <table:table-cell office:value-type="string">
            <text:p><text:s/>Interna</text:p>
          </table:table-cell>
          <table:table-cell office:value-type="string">
            <text:p>numid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1]+1" office:value-type="float" office:value="1101">
            <text:p>1101</text:p>
          </table:table-cell>
          <table:table-cell office:value-type="string">
            <text:p>,</text:p>
          </table:table-cell>
          <table:table-cell table:formula="of:=[.B1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1]" office:value-type="float" office:value="3">
            <text:p>3</text:p>
          </table:table-cell>
          <table:table-cell office:value-type="string">
            <text:p>,'</text:p>
          </table:table-cell>
          <table:table-cell table:formula="of:=[.D11]" office:value-type="string" office:string-value="Numidia">
            <text:p>Numidia</text:p>
          </table:table-cell>
          <table:table-cell office:value-type="string">
            <text:p>','</text:p>
          </table:table-cell>
          <table:table-cell table:formula="of:=[.F11]" office:value-type="string" office:string-value="numidiaColiseum">
            <text:p>numidiaColiseum</text:p>
          </table:table-cell>
          <table:table-cell office:value-type="string">
            <text:p>');</text:p>
          </table:table-cell>
          <table:table-cell table:formula="of:=CONCATENATE([.G11];[.H11];[.I11];[.J11];[.K11];[.L11];[.M11];[.N11];[.E11];[.O11];[.P11];[.Q11])" office:value-type="string" office:string-value="INSERT INTO spq_risk_location (id_location,id_location_group, location_type, location_name, location_label) VALUES (1101,NULL,3,'Numidia Interna','numidiaColiseum');">
            <text:p>INSERT INTO spq_risk_location (id_location,id_location_group, location_type, location_name, location_label) VALUES (1101,NULL,3,'Numidia Interna','numidiaColiseum');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prica</text:p>
          </table:table-cell>
          <table:table-cell office:value-type="string">
            <text:p><text:s/>Interna</text:p>
          </table:table-cell>
          <table:table-cell office:value-type="string">
            <text:p>apr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2]+1" office:value-type="float" office:value="1201">
            <text:p>1201</text:p>
          </table:table-cell>
          <table:table-cell office:value-type="string">
            <text:p>,</text:p>
          </table:table-cell>
          <table:table-cell table:formula="of:=[.B1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2]" office:value-type="float" office:value="3">
            <text:p>3</text:p>
          </table:table-cell>
          <table:table-cell office:value-type="string">
            <text:p>,'</text:p>
          </table:table-cell>
          <table:table-cell table:formula="of:=[.D12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F12]" office:value-type="string" office:string-value="apricaColiseum">
            <text:p>apricaColiseum</text:p>
          </table:table-cell>
          <table:table-cell office:value-type="string">
            <text:p>');</text:p>
          </table:table-cell>
          <table:table-cell table:formula="of:=CONCATENATE([.G12];[.H12];[.I12];[.J12];[.K12];[.L12];[.M12];[.N12];[.E12];[.O12];[.P12];[.Q12])" office:value-type="string" office:string-value="INSERT INTO spq_risk_location (id_location,id_location_group, location_type, location_name, location_label) VALUES (1201,NULL,3,'Aprica Interna','apricaColiseum');">
            <text:p>INSERT INTO spq_risk_location (id_location,id_location_group, location_type, location_name, location_label) VALUES (1201,NULL,3,'Aprica Interna','apricaColiseum');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irenaica</text:p>
          </table:table-cell>
          <table:table-cell office:value-type="string">
            <text:p><text:s/>Interna</text:p>
          </table:table-cell>
          <table:table-cell office:value-type="string">
            <text:p>cirena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3]+1" office:value-type="float" office:value="1301">
            <text:p>1301</text:p>
          </table:table-cell>
          <table:table-cell office:value-type="string">
            <text:p>,</text:p>
          </table:table-cell>
          <table:table-cell table:formula="of:=[.B1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3]" office:value-type="float" office:value="3">
            <text:p>3</text:p>
          </table:table-cell>
          <table:table-cell office:value-type="string">
            <text:p>,'</text:p>
          </table:table-cell>
          <table:table-cell table:formula="of:=[.D13]" office:value-type="string" office:string-value="Cirenaica">
            <text:p>Cirenaica</text:p>
          </table:table-cell>
          <table:table-cell office:value-type="string">
            <text:p>','</text:p>
          </table:table-cell>
          <table:table-cell table:formula="of:=[.F13]" office:value-type="string" office:string-value="cirenaicaColiseum">
            <text:p>cirenaicaColiseum</text:p>
          </table:table-cell>
          <table:table-cell office:value-type="string">
            <text:p>');</text:p>
          </table:table-cell>
          <table:table-cell table:formula="of:=CONCATENATE([.G13];[.H13];[.I13];[.J13];[.K13];[.L13];[.M13];[.N13];[.E13];[.O13];[.P13];[.Q13])" office:value-type="string" office:string-value="INSERT INTO spq_risk_location (id_location,id_location_group, location_type, location_name, location_label) VALUES (1301,NULL,3,'Cirenaica Interna','cirenaicaColiseum');">
            <text:p>INSERT INTO spq_risk_location (id_location,id_location_group, location_type, location_name, location_label) VALUES (1301,NULL,3,'Cirenaica Interna','cirenaicaColiseum');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Egitto</text:p>
          </table:table-cell>
          <table:table-cell office:value-type="string">
            <text:p><text:s/>Interna</text:p>
          </table:table-cell>
          <table:table-cell office:value-type="string">
            <text:p>egitt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4]+1" office:value-type="float" office:value="1401">
            <text:p>1401</text:p>
          </table:table-cell>
          <table:table-cell office:value-type="string">
            <text:p>,</text:p>
          </table:table-cell>
          <table:table-cell table:formula="of:=[.B1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4]" office:value-type="float" office:value="3">
            <text:p>3</text:p>
          </table:table-cell>
          <table:table-cell office:value-type="string">
            <text:p>,'</text:p>
          </table:table-cell>
          <table:table-cell table:formula="of:=[.D14]" office:value-type="string" office:string-value="Egitto">
            <text:p>Egitto</text:p>
          </table:table-cell>
          <table:table-cell office:value-type="string">
            <text:p>','</text:p>
          </table:table-cell>
          <table:table-cell table:formula="of:=[.F14]" office:value-type="string" office:string-value="egittoColiseum">
            <text:p>egittoColiseum</text:p>
          </table:table-cell>
          <table:table-cell office:value-type="string">
            <text:p>');</text:p>
          </table:table-cell>
          <table:table-cell table:formula="of:=CONCATENATE([.G14];[.H14];[.I14];[.J14];[.K14];[.L14];[.M14];[.N14];[.E14];[.O14];[.P14];[.Q14])" office:value-type="string" office:string-value="INSERT INTO spq_risk_location (id_location,id_location_group, location_type, location_name, location_label) VALUES (1401,NULL,3,'Egitto Interna','egittoColiseum');">
            <text:p>INSERT INTO spq_risk_location (id_location,id_location_group, location_type, location_name, location_label) VALUES (1401,NULL,3,'Egitto Interna','egittoColiseum');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Giudea</text:p>
          </table:table-cell>
          <table:table-cell office:value-type="string">
            <text:p><text:s/>Interna</text:p>
          </table:table-cell>
          <table:table-cell office:value-type="string">
            <text:p>giude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5]+1" office:value-type="float" office:value="1501">
            <text:p>1501</text:p>
          </table:table-cell>
          <table:table-cell office:value-type="string">
            <text:p>,</text:p>
          </table:table-cell>
          <table:table-cell table:formula="of:=[.B1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5]" office:value-type="float" office:value="3">
            <text:p>3</text:p>
          </table:table-cell>
          <table:table-cell office:value-type="string">
            <text:p>,'</text:p>
          </table:table-cell>
          <table:table-cell table:formula="of:=[.D15]" office:value-type="string" office:string-value="Giudea">
            <text:p>Giudea</text:p>
          </table:table-cell>
          <table:table-cell office:value-type="string">
            <text:p>','</text:p>
          </table:table-cell>
          <table:table-cell table:formula="of:=[.F15]" office:value-type="string" office:string-value="giudeaColiseum">
            <text:p>giudeaColiseum</text:p>
          </table:table-cell>
          <table:table-cell office:value-type="string">
            <text:p>');</text:p>
          </table:table-cell>
          <table:table-cell table:formula="of:=CONCATENATE([.G15];[.H15];[.I15];[.J15];[.K15];[.L15];[.M15];[.N15];[.E15];[.O15];[.P15];[.Q15])" office:value-type="string" office:string-value="INSERT INTO spq_risk_location (id_location,id_location_group, location_type, location_name, location_label) VALUES (1501,NULL,3,'Giudea Interna','giudeaColiseum');">
            <text:p>INSERT INTO spq_risk_location (id_location,id_location_group, location_type, location_name, location_label) VALUES (1501,NULL,3,'Giudea Interna','giudeaColiseum');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rabia</text:p>
          </table:table-cell>
          <table:table-cell office:value-type="string">
            <text:p><text:s/>Interna</text:p>
          </table:table-cell>
          <table:table-cell office:value-type="string">
            <text:p>arab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6]+1" office:value-type="float" office:value="1601">
            <text:p>1601</text:p>
          </table:table-cell>
          <table:table-cell office:value-type="string">
            <text:p>,</text:p>
          </table:table-cell>
          <table:table-cell table:formula="of:=[.B1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6]" office:value-type="float" office:value="3">
            <text:p>3</text:p>
          </table:table-cell>
          <table:table-cell office:value-type="string">
            <text:p>,'</text:p>
          </table:table-cell>
          <table:table-cell table:formula="of:=[.D16]" office:value-type="string" office:string-value="Arabia">
            <text:p>Arabia</text:p>
          </table:table-cell>
          <table:table-cell office:value-type="string">
            <text:p>','</text:p>
          </table:table-cell>
          <table:table-cell table:formula="of:=[.F16]" office:value-type="string" office:string-value="arabiaColiseum">
            <text:p>arabiaColiseum</text:p>
          </table:table-cell>
          <table:table-cell office:value-type="string">
            <text:p>');</text:p>
          </table:table-cell>
          <table:table-cell table:formula="of:=CONCATENATE([.G16];[.H16];[.I16];[.J16];[.K16];[.L16];[.M16];[.N16];[.E16];[.O16];[.P16];[.Q16])" office:value-type="string" office:string-value="INSERT INTO spq_risk_location (id_location,id_location_group, location_type, location_name, location_label) VALUES (1601,NULL,3,'Arabia Interna','arabiaColiseum');">
            <text:p>INSERT INTO spq_risk_location (id_location,id_location_group, location_type, location_name, location_label) VALUES (1601,NULL,3,'Arabia Interna','arabiaColiseum');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Mesopotamia</text:p>
          </table:table-cell>
          <table:table-cell office:value-type="string">
            <text:p><text:s/>Interna</text:p>
          </table:table-cell>
          <table:table-cell office:value-type="string">
            <text:p>mesopotam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7]+1" office:value-type="float" office:value="1801">
            <text:p>1801</text:p>
          </table:table-cell>
          <table:table-cell office:value-type="string">
            <text:p>,</text:p>
          </table:table-cell>
          <table:table-cell table:formula="of:=[.B1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7]" office:value-type="float" office:value="3">
            <text:p>3</text:p>
          </table:table-cell>
          <table:table-cell office:value-type="string">
            <text:p>,'</text:p>
          </table:table-cell>
          <table:table-cell table:formula="of:=[.D17]" office:value-type="string" office:string-value="Mesopotamia">
            <text:p>Mesopotamia</text:p>
          </table:table-cell>
          <table:table-cell office:value-type="string">
            <text:p>','</text:p>
          </table:table-cell>
          <table:table-cell table:formula="of:=[.F17]" office:value-type="string" office:string-value="mesopotamiaColiseum">
            <text:p>mesopotamiaColiseum</text:p>
          </table:table-cell>
          <table:table-cell office:value-type="string">
            <text:p>');</text:p>
          </table:table-cell>
          <table:table-cell table:formula="of:=CONCATENATE([.G17];[.H17];[.I17];[.J17];[.K17];[.L17];[.M17];[.N17];[.E17];[.O17];[.P17];[.Q17])" office:value-type="string" office:string-value="INSERT INTO spq_risk_location (id_location,id_location_group, location_type, location_name, location_label) VALUES (1801,NULL,3,'Mesopotamia Interna','mesopotamiaColiseum');">
            <text:p>INSERT INTO spq_risk_location (id_location,id_location_group, location_type, location_name, location_label) VALUES (1801,NULL,3,'Mesopotamia Interna','mesopotamiaColiseum');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Siria</text:p>
          </table:table-cell>
          <table:table-cell office:value-type="string">
            <text:p><text:s/>Interna</text:p>
          </table:table-cell>
          <table:table-cell office:value-type="string">
            <text:p>sir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8]+1" office:value-type="float" office:value="1701">
            <text:p>1701</text:p>
          </table:table-cell>
          <table:table-cell office:value-type="string">
            <text:p>,</text:p>
          </table:table-cell>
          <table:table-cell table:formula="of:=[.B1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8]" office:value-type="float" office:value="3">
            <text:p>3</text:p>
          </table:table-cell>
          <table:table-cell office:value-type="string">
            <text:p>,'</text:p>
          </table:table-cell>
          <table:table-cell table:formula="of:=[.D18]" office:value-type="string" office:string-value="Siria">
            <text:p>Siria</text:p>
          </table:table-cell>
          <table:table-cell office:value-type="string">
            <text:p>','</text:p>
          </table:table-cell>
          <table:table-cell table:formula="of:=[.F18]" office:value-type="string" office:string-value="siriaColiseum">
            <text:p>siriaColiseum</text:p>
          </table:table-cell>
          <table:table-cell office:value-type="string">
            <text:p>');</text:p>
          </table:table-cell>
          <table:table-cell table:formula="of:=CONCATENATE([.G18];[.H18];[.I18];[.J18];[.K18];[.L18];[.M18];[.N18];[.E18];[.O18];[.P18];[.Q18])" office:value-type="string" office:string-value="INSERT INTO spq_risk_location (id_location,id_location_group, location_type, location_name, location_label) VALUES (1701,NULL,3,'Siria Interna','siriaColiseum');">
            <text:p>INSERT INTO spq_risk_location (id_location,id_location_group, location_type, location_name, location_label) VALUES (1701,NULL,3,'Siria Interna','siriaColiseum');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rmenia</text:p>
          </table:table-cell>
          <table:table-cell office:value-type="string">
            <text:p><text:s/>Interna</text:p>
          </table:table-cell>
          <table:table-cell office:value-type="string">
            <text:p>arme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9]+1" office:value-type="float" office:value="1901">
            <text:p>1901</text:p>
          </table:table-cell>
          <table:table-cell office:value-type="string">
            <text:p>,</text:p>
          </table:table-cell>
          <table:table-cell table:formula="of:=[.B1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9]" office:value-type="float" office:value="3">
            <text:p>3</text:p>
          </table:table-cell>
          <table:table-cell office:value-type="string">
            <text:p>,'</text:p>
          </table:table-cell>
          <table:table-cell table:formula="of:=[.D19]" office:value-type="string" office:string-value="Armenia">
            <text:p>Armenia</text:p>
          </table:table-cell>
          <table:table-cell office:value-type="string">
            <text:p>','</text:p>
          </table:table-cell>
          <table:table-cell table:formula="of:=[.F19]" office:value-type="string" office:string-value="armeniaColiseum">
            <text:p>armeniaColiseum</text:p>
          </table:table-cell>
          <table:table-cell office:value-type="string">
            <text:p>');</text:p>
          </table:table-cell>
          <table:table-cell table:formula="of:=CONCATENATE([.G19];[.H19];[.I19];[.J19];[.K19];[.L19];[.M19];[.N19];[.E19];[.O19];[.P19];[.Q19])" office:value-type="string" office:string-value="INSERT INTO spq_risk_location (id_location,id_location_group, location_type, location_name, location_label) VALUES (1901,NULL,3,'Armenia Interna','armeniaColiseum');">
            <text:p>INSERT INTO spq_risk_location (id_location,id_location_group, location_type, location_name, location_label) VALUES (1901,NULL,3,'Armenia Interna','armeniaColiseum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appadocia</text:p>
          </table:table-cell>
          <table:table-cell office:value-type="string">
            <text:p><text:s/>Interna</text:p>
          </table:table-cell>
          <table:table-cell office:value-type="string">
            <text:p>cappado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0]+1" office:value-type="float" office:value="2001">
            <text:p>2001</text:p>
          </table:table-cell>
          <table:table-cell office:value-type="string">
            <text:p>,</text:p>
          </table:table-cell>
          <table:table-cell table:formula="of:=[.B2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0]" office:value-type="float" office:value="3">
            <text:p>3</text:p>
          </table:table-cell>
          <table:table-cell office:value-type="string">
            <text:p>,'</text:p>
          </table:table-cell>
          <table:table-cell table:formula="of:=[.D20]" office:value-type="string" office:string-value="Cappadocia">
            <text:p>Cappadocia</text:p>
          </table:table-cell>
          <table:table-cell office:value-type="string">
            <text:p>','</text:p>
          </table:table-cell>
          <table:table-cell table:formula="of:=[.F20]" office:value-type="string" office:string-value="cappadociaColiseum">
            <text:p>cappadociaColiseum</text:p>
          </table:table-cell>
          <table:table-cell office:value-type="string">
            <text:p>');</text:p>
          </table:table-cell>
          <table:table-cell table:formula="of:=CONCATENATE([.G20];[.H20];[.I20];[.J20];[.K20];[.L20];[.M20];[.N20];[.E20];[.O20];[.P20];[.Q20])" office:value-type="string" office:string-value="INSERT INTO spq_risk_location (id_location,id_location_group, location_type, location_name, location_label) VALUES (2001,NULL,3,'Cappadocia Interna','cappadociaColiseum');">
            <text:p>INSERT INTO spq_risk_location (id_location,id_location_group, location_type, location_name, location_label) VALUES (2001,NULL,3,'Cappadocia Interna','cappadociaColiseum');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ipro</text:p>
          </table:table-cell>
          <table:table-cell office:value-type="string">
            <text:p><text:s/>Interna</text:p>
          </table:table-cell>
          <table:table-cell office:value-type="string">
            <text:p>cipr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1]+1" office:value-type="float" office:value="2601">
            <text:p>2601</text:p>
          </table:table-cell>
          <table:table-cell office:value-type="string">
            <text:p>,</text:p>
          </table:table-cell>
          <table:table-cell table:formula="of:=[.B2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1]" office:value-type="float" office:value="3">
            <text:p>3</text:p>
          </table:table-cell>
          <table:table-cell office:value-type="string">
            <text:p>,'</text:p>
          </table:table-cell>
          <table:table-cell table:formula="of:=[.D21]" office:value-type="string" office:string-value="Cipro">
            <text:p>Cipro</text:p>
          </table:table-cell>
          <table:table-cell office:value-type="string">
            <text:p>','</text:p>
          </table:table-cell>
          <table:table-cell table:formula="of:=[.F21]" office:value-type="string" office:string-value="ciproColiseum">
            <text:p>ciproColiseum</text:p>
          </table:table-cell>
          <table:table-cell office:value-type="string">
            <text:p>');</text:p>
          </table:table-cell>
          <table:table-cell table:formula="of:=CONCATENATE([.G21];[.H21];[.I21];[.J21];[.K21];[.L21];[.M21];[.N21];[.E21];[.O21];[.P21];[.Q21])" office:value-type="string" office:string-value="INSERT INTO spq_risk_location (id_location,id_location_group, location_type, location_name, location_label) VALUES (2601,NULL,3,'Cipro Interna','ciproColiseum');">
            <text:p>INSERT INTO spq_risk_location (id_location,id_location_group, location_type, location_name, location_label) VALUES (2601,NULL,3,'Cipro Interna','ciproColiseum');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ilicia</text:p>
          </table:table-cell>
          <table:table-cell office:value-type="string">
            <text:p><text:s/>Interna</text:p>
          </table:table-cell>
          <table:table-cell office:value-type="string">
            <text:p>cili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2]+1" office:value-type="float" office:value="2401">
            <text:p>2401</text:p>
          </table:table-cell>
          <table:table-cell office:value-type="string">
            <text:p>,</text:p>
          </table:table-cell>
          <table:table-cell table:formula="of:=[.B2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2]" office:value-type="float" office:value="3">
            <text:p>3</text:p>
          </table:table-cell>
          <table:table-cell office:value-type="string">
            <text:p>,'</text:p>
          </table:table-cell>
          <table:table-cell table:formula="of:=[.D22]" office:value-type="string" office:string-value="Cilicia">
            <text:p>Cilicia</text:p>
          </table:table-cell>
          <table:table-cell office:value-type="string">
            <text:p>','</text:p>
          </table:table-cell>
          <table:table-cell table:formula="of:=[.F22]" office:value-type="string" office:string-value="ciliciaColiseum">
            <text:p>ciliciaColiseum</text:p>
          </table:table-cell>
          <table:table-cell office:value-type="string">
            <text:p>');</text:p>
          </table:table-cell>
          <table:table-cell table:formula="of:=CONCATENATE([.G22];[.H22];[.I22];[.J22];[.K22];[.L22];[.M22];[.N22];[.E22];[.O22];[.P22];[.Q22])" office:value-type="string" office:string-value="INSERT INTO spq_risk_location (id_location,id_location_group, location_type, location_name, location_label) VALUES (2401,NULL,3,'Cilicia Interna','ciliciaColiseum');">
            <text:p>INSERT INTO spq_risk_location (id_location,id_location_group, location_type, location_name, location_label) VALUES (2401,NULL,3,'Cilicia Interna','ciliciaColiseum');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sia</text:p>
          </table:table-cell>
          <table:table-cell office:value-type="string">
            <text:p><text:s/>Interna</text:p>
          </table:table-cell>
          <table:table-cell office:value-type="string">
            <text:p>as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3]+1" office:value-type="float" office:value="2501">
            <text:p>2501</text:p>
          </table:table-cell>
          <table:table-cell office:value-type="string">
            <text:p>,</text:p>
          </table:table-cell>
          <table:table-cell table:formula="of:=[.B2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3]" office:value-type="float" office:value="3">
            <text:p>3</text:p>
          </table:table-cell>
          <table:table-cell office:value-type="string">
            <text:p>,'</text:p>
          </table:table-cell>
          <table:table-cell table:formula="of:=[.D23]" office:value-type="string" office:string-value="Asia">
            <text:p>Asia</text:p>
          </table:table-cell>
          <table:table-cell office:value-type="string">
            <text:p>','</text:p>
          </table:table-cell>
          <table:table-cell table:formula="of:=[.F23]" office:value-type="string" office:string-value="asiaColiseum">
            <text:p>asiaColiseum</text:p>
          </table:table-cell>
          <table:table-cell office:value-type="string">
            <text:p>');</text:p>
          </table:table-cell>
          <table:table-cell table:formula="of:=CONCATENATE([.G23];[.H23];[.I23];[.J23];[.K23];[.L23];[.M23];[.N23];[.E23];[.O23];[.P23];[.Q23])" office:value-type="string" office:string-value="INSERT INTO spq_risk_location (id_location,id_location_group, location_type, location_name, location_label) VALUES (2501,NULL,3,'Asia Interna','asiaColiseum');">
            <text:p>INSERT INTO spq_risk_location (id_location,id_location_group, location_type, location_name, location_label) VALUES (2501,NULL,3,'Asia Interna','asiaColiseum');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itinia</text:p>
          </table:table-cell>
          <table:table-cell office:value-type="string">
            <text:p><text:s/>Interna</text:p>
          </table:table-cell>
          <table:table-cell office:value-type="string">
            <text:p>biti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4]+1" office:value-type="float" office:value="2201">
            <text:p>2201</text:p>
          </table:table-cell>
          <table:table-cell office:value-type="string">
            <text:p>,</text:p>
          </table:table-cell>
          <table:table-cell table:formula="of:=[.B2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4]" office:value-type="float" office:value="3">
            <text:p>3</text:p>
          </table:table-cell>
          <table:table-cell office:value-type="string">
            <text:p>,'</text:p>
          </table:table-cell>
          <table:table-cell table:formula="of:=[.D24]" office:value-type="string" office:string-value="Bitinia">
            <text:p>Bitinia</text:p>
          </table:table-cell>
          <table:table-cell office:value-type="string">
            <text:p>','</text:p>
          </table:table-cell>
          <table:table-cell table:formula="of:=[.F24]" office:value-type="string" office:string-value="bitiniaColiseum">
            <text:p>bitiniaColiseum</text:p>
          </table:table-cell>
          <table:table-cell office:value-type="string">
            <text:p>');</text:p>
          </table:table-cell>
          <table:table-cell table:formula="of:=CONCATENATE([.G24];[.H24];[.I24];[.J24];[.K24];[.L24];[.M24];[.N24];[.E24];[.O24];[.P24];[.Q24])" office:value-type="string" office:string-value="INSERT INTO spq_risk_location (id_location,id_location_group, location_type, location_name, location_label) VALUES (2201,NULL,3,'Bitinia Interna','bitiniaColiseum');">
            <text:p>INSERT INTO spq_risk_location (id_location,id_location_group, location_type, location_name, location_label) VALUES (2201,NULL,3,'Bitinia Interna','bitiniaColiseum');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Ponto</text:p>
          </table:table-cell>
          <table:table-cell office:value-type="string">
            <text:p><text:s/>Interna</text:p>
          </table:table-cell>
          <table:table-cell office:value-type="string">
            <text:p>pont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5]+1" office:value-type="float" office:value="2101">
            <text:p>2101</text:p>
          </table:table-cell>
          <table:table-cell office:value-type="string">
            <text:p>,</text:p>
          </table:table-cell>
          <table:table-cell table:formula="of:=[.B2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5]" office:value-type="float" office:value="3">
            <text:p>3</text:p>
          </table:table-cell>
          <table:table-cell office:value-type="string">
            <text:p>,'</text:p>
          </table:table-cell>
          <table:table-cell table:formula="of:=[.D25]" office:value-type="string" office:string-value="Ponto">
            <text:p>Ponto</text:p>
          </table:table-cell>
          <table:table-cell office:value-type="string">
            <text:p>','</text:p>
          </table:table-cell>
          <table:table-cell table:formula="of:=[.F25]" office:value-type="string" office:string-value="pontoColiseum">
            <text:p>pontoColiseum</text:p>
          </table:table-cell>
          <table:table-cell office:value-type="string">
            <text:p>');</text:p>
          </table:table-cell>
          <table:table-cell table:formula="of:=CONCATENATE([.G25];[.H25];[.I25];[.J25];[.K25];[.L25];[.M25];[.N25];[.E25];[.O25];[.P25];[.Q25])" office:value-type="string" office:string-value="INSERT INTO spq_risk_location (id_location,id_location_group, location_type, location_name, location_label) VALUES (2101,NULL,3,'Ponto Interna','pontoColiseum');">
            <text:p>INSERT INTO spq_risk_location (id_location,id_location_group, location_type, location_name, location_label) VALUES (2101,NULL,3,'Ponto Interna','pontoColiseum');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Dacia</text:p>
          </table:table-cell>
          <table:table-cell office:value-type="string">
            <text:p><text:s/>Interna</text:p>
          </table:table-cell>
          <table:table-cell office:value-type="string">
            <text:p>da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6]+1" office:value-type="float" office:value="3301">
            <text:p>3301</text:p>
          </table:table-cell>
          <table:table-cell office:value-type="string">
            <text:p>,</text:p>
          </table:table-cell>
          <table:table-cell table:formula="of:=[.B2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6]" office:value-type="float" office:value="3">
            <text:p>3</text:p>
          </table:table-cell>
          <table:table-cell office:value-type="string">
            <text:p>,'</text:p>
          </table:table-cell>
          <table:table-cell table:formula="of:=[.D26]" office:value-type="string" office:string-value="Dacia">
            <text:p>Dacia</text:p>
          </table:table-cell>
          <table:table-cell office:value-type="string">
            <text:p>','</text:p>
          </table:table-cell>
          <table:table-cell table:formula="of:=[.F26]" office:value-type="string" office:string-value="daciaColiseum">
            <text:p>daciaColiseum</text:p>
          </table:table-cell>
          <table:table-cell office:value-type="string">
            <text:p>');</text:p>
          </table:table-cell>
          <table:table-cell table:formula="of:=CONCATENATE([.G26];[.H26];[.I26];[.J26];[.K26];[.L26];[.M26];[.N26];[.E26];[.O26];[.P26];[.Q26])" office:value-type="string" office:string-value="INSERT INTO spq_risk_location (id_location,id_location_group, location_type, location_name, location_label) VALUES (3301,NULL,3,'Dacia Interna','daciaColiseum');">
            <text:p>INSERT INTO spq_risk_location (id_location,id_location_group, location_type, location_name, location_label) VALUES (3301,NULL,3,'Dacia Interna','daciaColiseum');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Mesia</text:p>
          </table:table-cell>
          <table:table-cell office:value-type="string">
            <text:p><text:s/>Interna</text:p>
          </table:table-cell>
          <table:table-cell office:value-type="string">
            <text:p>mes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7]+1" office:value-type="float" office:value="3201">
            <text:p>3201</text:p>
          </table:table-cell>
          <table:table-cell office:value-type="string">
            <text:p>,</text:p>
          </table:table-cell>
          <table:table-cell table:formula="of:=[.B2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7]" office:value-type="float" office:value="3">
            <text:p>3</text:p>
          </table:table-cell>
          <table:table-cell office:value-type="string">
            <text:p>,'</text:p>
          </table:table-cell>
          <table:table-cell table:formula="of:=[.D27]" office:value-type="string" office:string-value="Mesia">
            <text:p>Mesia</text:p>
          </table:table-cell>
          <table:table-cell office:value-type="string">
            <text:p>','</text:p>
          </table:table-cell>
          <table:table-cell table:formula="of:=[.F27]" office:value-type="string" office:string-value="mesiaColiseum">
            <text:p>mesiaColiseum</text:p>
          </table:table-cell>
          <table:table-cell office:value-type="string">
            <text:p>');</text:p>
          </table:table-cell>
          <table:table-cell table:formula="of:=CONCATENATE([.G27];[.H27];[.I27];[.J27];[.K27];[.L27];[.M27];[.N27];[.E27];[.O27];[.P27];[.Q27])" office:value-type="string" office:string-value="INSERT INTO spq_risk_location (id_location,id_location_group, location_type, location_name, location_label) VALUES (3201,NULL,3,'Mesia Interna','mesiaColiseum');">
            <text:p>INSERT INTO spq_risk_location (id_location,id_location_group, location_type, location_name, location_label) VALUES (3201,NULL,3,'Mesia Interna','mesiaColiseum');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Tracia</text:p>
          </table:table-cell>
          <table:table-cell office:value-type="string">
            <text:p><text:s/>Interna</text:p>
          </table:table-cell>
          <table:table-cell office:value-type="string">
            <text:p>tra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8]+1" office:value-type="float" office:value="3101">
            <text:p>3101</text:p>
          </table:table-cell>
          <table:table-cell office:value-type="string">
            <text:p>,</text:p>
          </table:table-cell>
          <table:table-cell table:formula="of:=[.B2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8]" office:value-type="float" office:value="3">
            <text:p>3</text:p>
          </table:table-cell>
          <table:table-cell office:value-type="string">
            <text:p>,'</text:p>
          </table:table-cell>
          <table:table-cell table:formula="of:=[.D28]" office:value-type="string" office:string-value="Tracia">
            <text:p>Tracia</text:p>
          </table:table-cell>
          <table:table-cell office:value-type="string">
            <text:p>','</text:p>
          </table:table-cell>
          <table:table-cell table:formula="of:=[.F28]" office:value-type="string" office:string-value="traciaColiseum">
            <text:p>traciaColiseum</text:p>
          </table:table-cell>
          <table:table-cell office:value-type="string">
            <text:p>');</text:p>
          </table:table-cell>
          <table:table-cell table:formula="of:=CONCATENATE([.G28];[.H28];[.I28];[.J28];[.K28];[.L28];[.M28];[.N28];[.E28];[.O28];[.P28];[.Q28])" office:value-type="string" office:string-value="INSERT INTO spq_risk_location (id_location,id_location_group, location_type, location_name, location_label) VALUES (3101,NULL,3,'Tracia Interna','traciaColiseum');">
            <text:p>INSERT INTO spq_risk_location (id_location,id_location_group, location_type, location_name, location_label) VALUES (3101,NULL,3,'Tracia Interna','traciaColiseum');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Macedonia</text:p>
          </table:table-cell>
          <table:table-cell office:value-type="string">
            <text:p><text:s/>Interna</text:p>
          </table:table-cell>
          <table:table-cell office:value-type="string">
            <text:p>macedo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9]+1" office:value-type="float" office:value="3001">
            <text:p>3001</text:p>
          </table:table-cell>
          <table:table-cell office:value-type="string">
            <text:p>,</text:p>
          </table:table-cell>
          <table:table-cell table:formula="of:=[.B2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9]" office:value-type="float" office:value="3">
            <text:p>3</text:p>
          </table:table-cell>
          <table:table-cell office:value-type="string">
            <text:p>,'</text:p>
          </table:table-cell>
          <table:table-cell table:formula="of:=[.D29]" office:value-type="string" office:string-value="Macedonia">
            <text:p>Macedonia</text:p>
          </table:table-cell>
          <table:table-cell office:value-type="string">
            <text:p>','</text:p>
          </table:table-cell>
          <table:table-cell table:formula="of:=[.F29]" office:value-type="string" office:string-value="macedoniaColiseum">
            <text:p>macedoniaColiseum</text:p>
          </table:table-cell>
          <table:table-cell office:value-type="string">
            <text:p>');</text:p>
          </table:table-cell>
          <table:table-cell table:formula="of:=CONCATENATE([.G29];[.H29];[.I29];[.J29];[.K29];[.L29];[.M29];[.N29];[.E29];[.O29];[.P29];[.Q29])" office:value-type="string" office:string-value="INSERT INTO spq_risk_location (id_location,id_location_group, location_type, location_name, location_label) VALUES (3001,NULL,3,'Macedonia Interna','macedoniaColiseum');">
            <text:p>INSERT INTO spq_risk_location (id_location,id_location_group, location_type, location_name, location_label) VALUES (3001,NULL,3,'Macedonia Interna','macedoniaColiseum');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caia</text:p>
          </table:table-cell>
          <table:table-cell office:value-type="string">
            <text:p><text:s/>Interna</text:p>
          </table:table-cell>
          <table:table-cell office:value-type="string">
            <text:p>aca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0]+1" office:value-type="float" office:value="2801">
            <text:p>2801</text:p>
          </table:table-cell>
          <table:table-cell office:value-type="string">
            <text:p>,</text:p>
          </table:table-cell>
          <table:table-cell table:formula="of:=[.B3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0]" office:value-type="float" office:value="3">
            <text:p>3</text:p>
          </table:table-cell>
          <table:table-cell office:value-type="string">
            <text:p>,'</text:p>
          </table:table-cell>
          <table:table-cell table:formula="of:=[.D30]" office:value-type="string" office:string-value="Acaia">
            <text:p>Acaia</text:p>
          </table:table-cell>
          <table:table-cell office:value-type="string">
            <text:p>','</text:p>
          </table:table-cell>
          <table:table-cell table:formula="of:=[.F30]" office:value-type="string" office:string-value="acaiaColiseum">
            <text:p>acaiaColiseum</text:p>
          </table:table-cell>
          <table:table-cell office:value-type="string">
            <text:p>');</text:p>
          </table:table-cell>
          <table:table-cell table:formula="of:=CONCATENATE([.G30];[.H30];[.I30];[.J30];[.K30];[.L30];[.M30];[.N30];[.E30];[.O30];[.P30];[.Q30])" office:value-type="string" office:string-value="INSERT INTO spq_risk_location (id_location,id_location_group, location_type, location_name, location_label) VALUES (2801,NULL,3,'Acaia Interna','acaiaColiseum');">
            <text:p>INSERT INTO spq_risk_location (id_location,id_location_group, location_type, location_name, location_label) VALUES (2801,NULL,3,'Acaia Interna','acaiaColiseum');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Epiro</text:p>
          </table:table-cell>
          <table:table-cell office:value-type="string">
            <text:p><text:s/>Interna</text:p>
          </table:table-cell>
          <table:table-cell office:value-type="string">
            <text:p>epir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1]+1" office:value-type="float" office:value="2901">
            <text:p>2901</text:p>
          </table:table-cell>
          <table:table-cell office:value-type="string">
            <text:p>,</text:p>
          </table:table-cell>
          <table:table-cell table:formula="of:=[.B3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1]" office:value-type="float" office:value="3">
            <text:p>3</text:p>
          </table:table-cell>
          <table:table-cell office:value-type="string">
            <text:p>,'</text:p>
          </table:table-cell>
          <table:table-cell table:formula="of:=[.D31]" office:value-type="string" office:string-value="Epiro">
            <text:p>Epiro</text:p>
          </table:table-cell>
          <table:table-cell office:value-type="string">
            <text:p>','</text:p>
          </table:table-cell>
          <table:table-cell table:formula="of:=[.F31]" office:value-type="string" office:string-value="epiroColiseum">
            <text:p>epiroColiseum</text:p>
          </table:table-cell>
          <table:table-cell office:value-type="string">
            <text:p>');</text:p>
          </table:table-cell>
          <table:table-cell table:formula="of:=CONCATENATE([.G31];[.H31];[.I31];[.J31];[.K31];[.L31];[.M31];[.N31];[.E31];[.O31];[.P31];[.Q31])" office:value-type="string" office:string-value="INSERT INTO spq_risk_location (id_location,id_location_group, location_type, location_name, location_label) VALUES (2901,NULL,3,'Epiro Interna','epiroColiseum');">
            <text:p>INSERT INTO spq_risk_location (id_location,id_location_group, location_type, location_name, location_label) VALUES (2901,NULL,3,'Epiro Interna','epiroColiseum');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Illiria</text:p>
          </table:table-cell>
          <table:table-cell office:value-type="string">
            <text:p><text:s/>Interna</text:p>
          </table:table-cell>
          <table:table-cell office:value-type="string">
            <text:p>illir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2]+1" office:value-type="float" office:value="3601">
            <text:p>3601</text:p>
          </table:table-cell>
          <table:table-cell office:value-type="string">
            <text:p>,</text:p>
          </table:table-cell>
          <table:table-cell table:formula="of:=[.B3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2]" office:value-type="float" office:value="3">
            <text:p>3</text:p>
          </table:table-cell>
          <table:table-cell office:value-type="string">
            <text:p>,'</text:p>
          </table:table-cell>
          <table:table-cell table:formula="of:=[.D32]" office:value-type="string" office:string-value="Illiria">
            <text:p>Illiria</text:p>
          </table:table-cell>
          <table:table-cell office:value-type="string">
            <text:p>','</text:p>
          </table:table-cell>
          <table:table-cell table:formula="of:=[.F32]" office:value-type="string" office:string-value="illiriaColiseum">
            <text:p>illiriaColiseum</text:p>
          </table:table-cell>
          <table:table-cell office:value-type="string">
            <text:p>');</text:p>
          </table:table-cell>
          <table:table-cell table:formula="of:=CONCATENATE([.G32];[.H32];[.I32];[.J32];[.K32];[.L32];[.M32];[.N32];[.E32];[.O32];[.P32];[.Q32])" office:value-type="string" office:string-value="INSERT INTO spq_risk_location (id_location,id_location_group, location_type, location_name, location_label) VALUES (3601,NULL,3,'Illiria Interna','illiriaColiseum');">
            <text:p>INSERT INTO spq_risk_location (id_location,id_location_group, location_type, location_name, location_label) VALUES (3601,NULL,3,'Illiria Interna','illiriaColiseum');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Dalmazia</text:p>
          </table:table-cell>
          <table:table-cell office:value-type="string">
            <text:p><text:s/>Interna</text:p>
          </table:table-cell>
          <table:table-cell office:value-type="string">
            <text:p>dalmaz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3]+1" office:value-type="float" office:value="3501">
            <text:p>3501</text:p>
          </table:table-cell>
          <table:table-cell office:value-type="string">
            <text:p>,</text:p>
          </table:table-cell>
          <table:table-cell table:formula="of:=[.B3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3]" office:value-type="float" office:value="3">
            <text:p>3</text:p>
          </table:table-cell>
          <table:table-cell office:value-type="string">
            <text:p>,'</text:p>
          </table:table-cell>
          <table:table-cell table:formula="of:=[.D33]" office:value-type="string" office:string-value="Dalmazia">
            <text:p>Dalmazia</text:p>
          </table:table-cell>
          <table:table-cell office:value-type="string">
            <text:p>','</text:p>
          </table:table-cell>
          <table:table-cell table:formula="of:=[.F33]" office:value-type="string" office:string-value="dalmaziaColiseum">
            <text:p>dalmaziaColiseum</text:p>
          </table:table-cell>
          <table:table-cell office:value-type="string">
            <text:p>');</text:p>
          </table:table-cell>
          <table:table-cell table:formula="of:=CONCATENATE([.G33];[.H33];[.I33];[.J33];[.K33];[.L33];[.M33];[.N33];[.E33];[.O33];[.P33];[.Q33])" office:value-type="string" office:string-value="INSERT INTO spq_risk_location (id_location,id_location_group, location_type, location_name, location_label) VALUES (3501,NULL,3,'Dalmazia Interna','dalmaziaColiseum');">
            <text:p>INSERT INTO spq_risk_location (id_location,id_location_group, location_type, location_name, location_label) VALUES (3501,NULL,3,'Dalmazia Interna','dalmaziaColiseum');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Pannonia</text:p>
          </table:table-cell>
          <table:table-cell office:value-type="string">
            <text:p><text:s/>Interna</text:p>
          </table:table-cell>
          <table:table-cell office:value-type="string">
            <text:p>panno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4]+1" office:value-type="float" office:value="3401">
            <text:p>3401</text:p>
          </table:table-cell>
          <table:table-cell office:value-type="string">
            <text:p>,</text:p>
          </table:table-cell>
          <table:table-cell table:formula="of:=[.B3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4]" office:value-type="float" office:value="3">
            <text:p>3</text:p>
          </table:table-cell>
          <table:table-cell office:value-type="string">
            <text:p>,'</text:p>
          </table:table-cell>
          <table:table-cell table:formula="of:=[.D34]" office:value-type="string" office:string-value="Pannonia">
            <text:p>Pannonia</text:p>
          </table:table-cell>
          <table:table-cell office:value-type="string">
            <text:p>','</text:p>
          </table:table-cell>
          <table:table-cell table:formula="of:=[.F34]" office:value-type="string" office:string-value="pannoniaColiseum">
            <text:p>pannoniaColiseum</text:p>
          </table:table-cell>
          <table:table-cell office:value-type="string">
            <text:p>');</text:p>
          </table:table-cell>
          <table:table-cell table:formula="of:=CONCATENATE([.G34];[.H34];[.I34];[.J34];[.K34];[.L34];[.M34];[.N34];[.E34];[.O34];[.P34];[.Q34])" office:value-type="string" office:string-value="INSERT INTO spq_risk_location (id_location,id_location_group, location_type, location_name, location_label) VALUES (3401,NULL,3,'Pannonia Interna','pannoniaColiseum');">
            <text:p>INSERT INTO spq_risk_location (id_location,id_location_group, location_type, location_name, location_label) VALUES (3401,NULL,3,'Pannonia Interna','pannoniaColiseum');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Norico</text:p>
          </table:table-cell>
          <table:table-cell office:value-type="string">
            <text:p><text:s/>Interna</text:p>
          </table:table-cell>
          <table:table-cell office:value-type="string">
            <text:p>noric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5]+1" office:value-type="float" office:value="3701">
            <text:p>3701</text:p>
          </table:table-cell>
          <table:table-cell office:value-type="string">
            <text:p>,</text:p>
          </table:table-cell>
          <table:table-cell table:formula="of:=[.B3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5]" office:value-type="float" office:value="3">
            <text:p>3</text:p>
          </table:table-cell>
          <table:table-cell office:value-type="string">
            <text:p>,'</text:p>
          </table:table-cell>
          <table:table-cell table:formula="of:=[.D35]" office:value-type="string" office:string-value="Norico">
            <text:p>Norico</text:p>
          </table:table-cell>
          <table:table-cell office:value-type="string">
            <text:p>','</text:p>
          </table:table-cell>
          <table:table-cell table:formula="of:=[.F35]" office:value-type="string" office:string-value="noricoColiseum">
            <text:p>noricoColiseum</text:p>
          </table:table-cell>
          <table:table-cell office:value-type="string">
            <text:p>');</text:p>
          </table:table-cell>
          <table:table-cell table:formula="of:=CONCATENATE([.G35];[.H35];[.I35];[.J35];[.K35];[.L35];[.M35];[.N35];[.E35];[.O35];[.P35];[.Q35])" office:value-type="string" office:string-value="INSERT INTO spq_risk_location (id_location,id_location_group, location_type, location_name, location_label) VALUES (3701,NULL,3,'Norico Interna','noricoColiseum');">
            <text:p>INSERT INTO spq_risk_location (id_location,id_location_group, location_type, location_name, location_label) VALUES (3701,NULL,3,'Norico Interna','noricoColiseum');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Rezia</text:p>
          </table:table-cell>
          <table:table-cell office:value-type="string">
            <text:p><text:s/>Interna</text:p>
          </table:table-cell>
          <table:table-cell office:value-type="string">
            <text:p>rez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6]+1" office:value-type="float" office:value="3801">
            <text:p>3801</text:p>
          </table:table-cell>
          <table:table-cell office:value-type="string">
            <text:p>,</text:p>
          </table:table-cell>
          <table:table-cell table:formula="of:=[.B3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6]" office:value-type="float" office:value="3">
            <text:p>3</text:p>
          </table:table-cell>
          <table:table-cell office:value-type="string">
            <text:p>,'</text:p>
          </table:table-cell>
          <table:table-cell table:formula="of:=[.D36]" office:value-type="string" office:string-value="Rezia">
            <text:p>Rezia</text:p>
          </table:table-cell>
          <table:table-cell office:value-type="string">
            <text:p>','</text:p>
          </table:table-cell>
          <table:table-cell table:formula="of:=[.F36]" office:value-type="string" office:string-value="reziaColiseum">
            <text:p>reziaColiseum</text:p>
          </table:table-cell>
          <table:table-cell office:value-type="string">
            <text:p>');</text:p>
          </table:table-cell>
          <table:table-cell table:formula="of:=CONCATENATE([.G36];[.H36];[.I36];[.J36];[.K36];[.L36];[.M36];[.N36];[.E36];[.O36];[.P36];[.Q36])" office:value-type="string" office:string-value="INSERT INTO spq_risk_location (id_location,id_location_group, location_type, location_name, location_label) VALUES (3801,NULL,3,'Rezia Interna','reziaColiseum');">
            <text:p>INSERT INTO spq_risk_location (id_location,id_location_group, location_type, location_name, location_label) VALUES (3801,NULL,3,'Rezia Interna','reziaColiseum');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isaplina</text:p>
          </table:table-cell>
          <table:table-cell office:value-type="string">
            <text:p><text:s/>Interna</text:p>
          </table:table-cell>
          <table:table-cell office:value-type="string">
            <text:p>cisalpin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7]+1" office:value-type="float" office:value="3901">
            <text:p>3901</text:p>
          </table:table-cell>
          <table:table-cell office:value-type="string">
            <text:p>,</text:p>
          </table:table-cell>
          <table:table-cell table:formula="of:=[.B3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7]" office:value-type="float" office:value="3">
            <text:p>3</text:p>
          </table:table-cell>
          <table:table-cell office:value-type="string">
            <text:p>,'</text:p>
          </table:table-cell>
          <table:table-cell table:formula="of:=[.D37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F37]" office:value-type="string" office:string-value="cisalpinaColiseum">
            <text:p>cisalpinaColiseum</text:p>
          </table:table-cell>
          <table:table-cell office:value-type="string">
            <text:p>');</text:p>
          </table:table-cell>
          <table:table-cell table:formula="of:=CONCATENATE([.G37];[.H37];[.I37];[.J37];[.K37];[.L37];[.M37];[.N37];[.E37];[.O37];[.P37];[.Q37])" office:value-type="string" office:string-value="INSERT INTO spq_risk_location (id_location,id_location_group, location_type, location_name, location_label) VALUES (3901,NULL,3,'Cisaplina Interna','cisalpinaColiseum');">
            <text:p>INSERT INTO spq_risk_location (id_location,id_location_group, location_type, location_name, location_label) VALUES (3901,NULL,3,'Cisaplina Interna','cisalpinaColiseum');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Italia</text:p>
          </table:table-cell>
          <table:table-cell office:value-type="string">
            <text:p><text:s/>Interna</text:p>
          </table:table-cell>
          <table:table-cell office:value-type="string">
            <text:p>ital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8]+1" office:value-type="float" office:value="4001">
            <text:p>4001</text:p>
          </table:table-cell>
          <table:table-cell office:value-type="string">
            <text:p>,</text:p>
          </table:table-cell>
          <table:table-cell table:formula="of:=[.B3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8]" office:value-type="float" office:value="3">
            <text:p>3</text:p>
          </table:table-cell>
          <table:table-cell office:value-type="string">
            <text:p>,'</text:p>
          </table:table-cell>
          <table:table-cell table:formula="of:=[.D38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F38]" office:value-type="string" office:string-value="italiaColiseum">
            <text:p>italiaColiseum</text:p>
          </table:table-cell>
          <table:table-cell office:value-type="string">
            <text:p>');</text:p>
          </table:table-cell>
          <table:table-cell table:formula="of:=CONCATENATE([.G38];[.H38];[.I38];[.J38];[.K38];[.L38];[.M38];[.N38];[.E38];[.O38];[.P38];[.Q38])" office:value-type="string" office:string-value="INSERT INTO spq_risk_location (id_location,id_location_group, location_type, location_name, location_label) VALUES (4001,NULL,3,'Italia Interna','italiaColiseum');">
            <text:p>INSERT INTO spq_risk_location (id_location,id_location_group, location_type, location_name, location_label) VALUES (4001,NULL,3,'Italia Interna','italiaColiseum');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Sicilia</text:p>
          </table:table-cell>
          <table:table-cell office:value-type="string">
            <text:p><text:s/>Interna</text:p>
          </table:table-cell>
          <table:table-cell office:value-type="string">
            <text:p>sicil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9]+1" office:value-type="float" office:value="4101">
            <text:p>4101</text:p>
          </table:table-cell>
          <table:table-cell office:value-type="string">
            <text:p>,</text:p>
          </table:table-cell>
          <table:table-cell table:formula="of:=[.B3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9]" office:value-type="float" office:value="3">
            <text:p>3</text:p>
          </table:table-cell>
          <table:table-cell office:value-type="string">
            <text:p>,'</text:p>
          </table:table-cell>
          <table:table-cell table:formula="of:=[.D39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F39]" office:value-type="string" office:string-value="siciliaColiseum">
            <text:p>siciliaColiseum</text:p>
          </table:table-cell>
          <table:table-cell office:value-type="string">
            <text:p>');</text:p>
          </table:table-cell>
          <table:table-cell table:formula="of:=CONCATENATE([.G39];[.H39];[.I39];[.J39];[.K39];[.L39];[.M39];[.N39];[.E39];[.O39];[.P39];[.Q39])" office:value-type="string" office:string-value="INSERT INTO spq_risk_location (id_location,id_location_group, location_type, location_name, location_label) VALUES (4101,NULL,3,'Sicilia Interna','siciliaColiseum');">
            <text:p>INSERT INTO spq_risk_location (id_location,id_location_group, location_type, location_name, location_label) VALUES (4101,NULL,3,'Sicilia Interna','siciliaColiseum');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Sardegna</text:p>
          </table:table-cell>
          <table:table-cell office:value-type="string">
            <text:p><text:s/>Interna</text:p>
          </table:table-cell>
          <table:table-cell office:value-type="string">
            <text:p>sardegn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0]+1" office:value-type="float" office:value="4201">
            <text:p>4201</text:p>
          </table:table-cell>
          <table:table-cell office:value-type="string">
            <text:p>,</text:p>
          </table:table-cell>
          <table:table-cell table:formula="of:=[.B4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0]" office:value-type="float" office:value="3">
            <text:p>3</text:p>
          </table:table-cell>
          <table:table-cell office:value-type="string">
            <text:p>,'</text:p>
          </table:table-cell>
          <table:table-cell table:formula="of:=[.D40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F40]" office:value-type="string" office:string-value="sardegnaColiseum">
            <text:p>sardegnaColiseum</text:p>
          </table:table-cell>
          <table:table-cell office:value-type="string">
            <text:p>');</text:p>
          </table:table-cell>
          <table:table-cell table:formula="of:=CONCATENATE([.G40];[.H40];[.I40];[.J40];[.K40];[.L40];[.M40];[.N40];[.E40];[.O40];[.P40];[.Q40])" office:value-type="string" office:string-value="INSERT INTO spq_risk_location (id_location,id_location_group, location_type, location_name, location_label) VALUES (4201,NULL,3,'Sardegna Interna','sardegnaColiseum');">
            <text:p>INSERT INTO spq_risk_location (id_location,id_location_group, location_type, location_name, location_label) VALUES (4201,NULL,3,'Sardegna Interna','sardegnaColiseum');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aleari</text:p>
          </table:table-cell>
          <table:table-cell office:value-type="string">
            <text:p><text:s/>Interna</text:p>
          </table:table-cell>
          <table:table-cell office:value-type="string">
            <text:p>baleari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1]+1" office:value-type="float" office:value="4501">
            <text:p>4501</text:p>
          </table:table-cell>
          <table:table-cell office:value-type="string">
            <text:p>,</text:p>
          </table:table-cell>
          <table:table-cell table:formula="of:=[.B4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1]" office:value-type="float" office:value="3">
            <text:p>3</text:p>
          </table:table-cell>
          <table:table-cell office:value-type="string">
            <text:p>,'</text:p>
          </table:table-cell>
          <table:table-cell table:formula="of:=[.D41]" office:value-type="string" office:string-value="Baleari">
            <text:p>Baleari</text:p>
          </table:table-cell>
          <table:table-cell office:value-type="string">
            <text:p>','</text:p>
          </table:table-cell>
          <table:table-cell table:formula="of:=[.F41]" office:value-type="string" office:string-value="baleariColiseum">
            <text:p>baleariColiseum</text:p>
          </table:table-cell>
          <table:table-cell office:value-type="string">
            <text:p>');</text:p>
          </table:table-cell>
          <table:table-cell table:formula="of:=CONCATENATE([.G41];[.H41];[.I41];[.J41];[.K41];[.L41];[.M41];[.N41];[.E41];[.O41];[.P41];[.Q41])" office:value-type="string" office:string-value="INSERT INTO spq_risk_location (id_location,id_location_group, location_type, location_name, location_label) VALUES (4501,NULL,3,'Baleari Interna','baleariColiseum');">
            <text:p>INSERT INTO spq_risk_location (id_location,id_location_group, location_type, location_name, location_label) VALUES (4501,NULL,3,'Baleari Interna','baleariColiseum');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orsica</text:p>
          </table:table-cell>
          <table:table-cell office:value-type="string">
            <text:p><text:s/>Interna</text:p>
          </table:table-cell>
          <table:table-cell office:value-type="string">
            <text:p>cors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2]+1" office:value-type="float" office:value="4301">
            <text:p>4301</text:p>
          </table:table-cell>
          <table:table-cell office:value-type="string">
            <text:p>,</text:p>
          </table:table-cell>
          <table:table-cell table:formula="of:=[.B4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2]" office:value-type="float" office:value="3">
            <text:p>3</text:p>
          </table:table-cell>
          <table:table-cell office:value-type="string">
            <text:p>,'</text:p>
          </table:table-cell>
          <table:table-cell table:formula="of:=[.D42]" office:value-type="string" office:string-value="Corsica">
            <text:p>Corsica</text:p>
          </table:table-cell>
          <table:table-cell office:value-type="string">
            <text:p>','</text:p>
          </table:table-cell>
          <table:table-cell table:formula="of:=[.F42]" office:value-type="string" office:string-value="corsicaColiseum">
            <text:p>corsicaColiseum</text:p>
          </table:table-cell>
          <table:table-cell office:value-type="string">
            <text:p>');</text:p>
          </table:table-cell>
          <table:table-cell table:formula="of:=CONCATENATE([.G42];[.H42];[.I42];[.J42];[.K42];[.L42];[.M42];[.N42];[.E42];[.O42];[.P42];[.Q42])" office:value-type="string" office:string-value="INSERT INTO spq_risk_location (id_location,id_location_group, location_type, location_name, location_label) VALUES (4301,NULL,3,'Corsica Interna','corsicaColiseum');">
            <text:p>INSERT INTO spq_risk_location (id_location,id_location_group, location_type, location_name, location_label) VALUES (4301,NULL,3,'Corsica Interna','corsicaColiseum');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Narbonense</text:p>
          </table:table-cell>
          <table:table-cell office:value-type="string">
            <text:p><text:s/>Interna</text:p>
          </table:table-cell>
          <table:table-cell office:value-type="string">
            <text:p>narbonense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3]+1" office:value-type="float" office:value="4401">
            <text:p>4401</text:p>
          </table:table-cell>
          <table:table-cell office:value-type="string">
            <text:p>,</text:p>
          </table:table-cell>
          <table:table-cell table:formula="of:=[.B4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3]" office:value-type="float" office:value="3">
            <text:p>3</text:p>
          </table:table-cell>
          <table:table-cell office:value-type="string">
            <text:p>,'</text:p>
          </table:table-cell>
          <table:table-cell table:formula="of:=[.D43]" office:value-type="string" office:string-value="Narbonense">
            <text:p>Narbonense</text:p>
          </table:table-cell>
          <table:table-cell office:value-type="string">
            <text:p>','</text:p>
          </table:table-cell>
          <table:table-cell table:formula="of:=[.F43]" office:value-type="string" office:string-value="narbonenseColiseum">
            <text:p>narbonenseColiseum</text:p>
          </table:table-cell>
          <table:table-cell office:value-type="string">
            <text:p>');</text:p>
          </table:table-cell>
          <table:table-cell table:formula="of:=CONCATENATE([.G43];[.H43];[.I43];[.J43];[.K43];[.L43];[.M43];[.N43];[.E43];[.O43];[.P43];[.Q43])" office:value-type="string" office:string-value="INSERT INTO spq_risk_location (id_location,id_location_group, location_type, location_name, location_label) VALUES (4401,NULL,3,'Narbonense Interna','narbonenseColiseum');">
            <text:p>INSERT INTO spq_risk_location (id_location,id_location_group, location_type, location_name, location_label) VALUES (4401,NULL,3,'Narbonense Interna','narbonenseColiseum');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Galazia</text:p>
          </table:table-cell>
          <table:table-cell office:value-type="string">
            <text:p><text:s/>Interna</text:p>
          </table:table-cell>
          <table:table-cell office:value-type="string">
            <text:p>galaz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4]+1" office:value-type="float" office:value="2301">
            <text:p>2301</text:p>
          </table:table-cell>
          <table:table-cell office:value-type="string">
            <text:p>,</text:p>
          </table:table-cell>
          <table:table-cell table:formula="of:=[.B4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4]" office:value-type="float" office:value="3">
            <text:p>3</text:p>
          </table:table-cell>
          <table:table-cell office:value-type="string">
            <text:p>,'</text:p>
          </table:table-cell>
          <table:table-cell table:formula="of:=[.D44]" office:value-type="string" office:string-value="Galazia">
            <text:p>Galazia</text:p>
          </table:table-cell>
          <table:table-cell office:value-type="string">
            <text:p>','</text:p>
          </table:table-cell>
          <table:table-cell table:formula="of:=[.F44]" office:value-type="string" office:string-value="galaziaColiseum">
            <text:p>galaziaColiseum</text:p>
          </table:table-cell>
          <table:table-cell office:value-type="string">
            <text:p>');</text:p>
          </table:table-cell>
          <table:table-cell table:formula="of:=CONCATENATE([.G44];[.H44];[.I44];[.J44];[.K44];[.L44];[.M44];[.N44];[.E44];[.O44];[.P44];[.Q44])" office:value-type="string" office:string-value="INSERT INTO spq_risk_location (id_location,id_location_group, location_type, location_name, location_label) VALUES (2301,NULL,3,'Galazia Interna','galaziaColiseum');">
            <text:p>INSERT INTO spq_risk_location (id_location,id_location_group, location_type, location_name, location_label) VALUES (2301,NULL,3,'Galazia Interna','galaziaColiseum');</text:p>
          </table:table-cell>
        </table:table-row>
      </table:table>
      <table:table table:name="Sea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itannia</text:p>
          </table:table-cell>
          <table:table-cell office:value-type="string">
            <text:p><text:s/>Mare</text:p>
          </table:table-cell>
          <table:table-cell office:value-type="string">
            <text:p>britan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]+2" office:value-type="float" office:value="102">
            <text:p>102</text:p>
          </table:table-cell>
          <table:table-cell office:value-type="string">
            <text:p>,</text:p>
          </table:table-cell>
          <table:table-cell table:formula="of:=[.B1]" office:value-type="float" office:value="1">
            <text:p>1</text:p>
          </table:table-cell>
          <table:table-cell office:value-type="string">
            <text:p>,</text:p>
          </table:table-cell>
          <table:table-cell table:formula="of:=[.C1]" office:value-type="float" office:value="2">
            <text:p>2</text:p>
          </table:table-cell>
          <table:table-cell office:value-type="string">
            <text:p>,'</text:p>
          </table:table-cell>
          <table:table-cell table:formula="of:=[.D1]" office:value-type="string" office:string-value="Britannia">
            <text:p>Britannia</text:p>
          </table:table-cell>
          <table:table-cell office:value-type="string">
            <text:p>','</text:p>
          </table:table-cell>
          <table:table-cell table:formula="of:=[.F1]" office:value-type="string" office:string-value="britanniaSea">
            <text:p>britanniaSea</text:p>
          </table:table-cell>
          <table:table-cell office:value-type="string">
            <text:p>');</text:p>
          </table:table-cell>
          <table:table-cell table:formula="of:=CONCATENATE([.G1];[.H1];[.I1];[.J1];[.K1];[.L1];[.M1];[.N1];[.E1];[.O1];[.P1];[.Q1])" office:value-type="string" office:string-value="INSERT INTO spq_risk_location (id_location,id_location_group, location_type, location_name, location_label) VALUES (102,1,2,'Britannia Mare','britanniaSea');">
            <text:p>INSERT INTO spq_risk_location (id_location,id_location_group, location_type, location_name, location_label) VALUES (102,1,2,'Britannia Mare','britanni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Germania Inferiore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german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2]+2" office:value-type="float" office:value="202">
            <text:p>202</text:p>
          </table:table-cell>
          <table:table-cell table:style-name="ce1" office:value-type="string">
            <text:p>,</text:p>
          </table:table-cell>
          <table:table-cell table:style-name="ce1" table:formula="of:=[.B2]" office:value-type="float" office:value="1">
            <text:p>1</text:p>
          </table:table-cell>
          <table:table-cell table:style-name="ce1" office:value-type="string">
            <text:p>,</text:p>
          </table:table-cell>
          <table:table-cell table:style-name="ce1" table:formula="of:=[.C2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2]" office:value-type="string" office:string-value="Germania Inferiore">
            <text:p>Germania Inferiore</text:p>
          </table:table-cell>
          <table:table-cell table:style-name="ce1" office:value-type="string">
            <text:p>','</text:p>
          </table:table-cell>
          <table:table-cell table:style-name="ce1" table:formula="of:=[.F2]" office:value-type="string" office:string-value="germanSea">
            <text:p>germanSea</text:p>
          </table:table-cell>
          <table:table-cell table:style-name="ce1" office:value-type="string">
            <text:p>');</text:p>
          </table:table-cell>
          <table:table-cell table:style-name="ce1" table:formula="of:=CONCATENATE([.G2];[.H2];[.I2];[.J2];[.K2];[.L2];[.M2];[.N2];[.E2];[.O2];[.P2];[.Q2])" office:value-type="string" office:string-value="INSERT INTO spq_risk_location (id_location,id_location_group, location_type, location_name, location_label) VALUES (202,1,2,'Germania Inferiore Mare','germanSea');">
            <text:p>INSERT INTO spq_risk_location (id_location,id_location_group, location_type, location_name, location_label) VALUES (202,1,2,'Germania Inferiore Mare','german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lgica</text:p>
          </table:table-cell>
          <table:table-cell office:value-type="string">
            <text:p><text:s/>Mare</text:p>
          </table:table-cell>
          <table:table-cell office:value-type="string">
            <text:p>belg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]+2" office:value-type="float" office:value="302">
            <text:p>302</text:p>
          </table:table-cell>
          <table:table-cell office:value-type="string">
            <text:p>,</text:p>
          </table:table-cell>
          <table:table-cell table:formula="of:=[.B3]" office:value-type="float" office:value="1">
            <text:p>1</text:p>
          </table:table-cell>
          <table:table-cell office:value-type="string">
            <text:p>,</text:p>
          </table:table-cell>
          <table:table-cell table:formula="of:=[.C3]" office:value-type="float" office:value="2">
            <text:p>2</text:p>
          </table:table-cell>
          <table:table-cell office:value-type="string">
            <text:p>,'</text:p>
          </table:table-cell>
          <table:table-cell table:formula="of:=[.D3]" office:value-type="string" office:string-value="Belgica">
            <text:p>Belgica</text:p>
          </table:table-cell>
          <table:table-cell office:value-type="string">
            <text:p>','</text:p>
          </table:table-cell>
          <table:table-cell table:formula="of:=[.F3]" office:value-type="string" office:string-value="belgicaSea">
            <text:p>belgicaSea</text:p>
          </table:table-cell>
          <table:table-cell office:value-type="string">
            <text:p>');</text:p>
          </table:table-cell>
          <table:table-cell table:formula="of:=CONCATENATE([.G3];[.H3];[.I3];[.J3];[.K3];[.L3];[.M3];[.N3];[.E3];[.O3];[.P3];[.Q3])" office:value-type="string" office:string-value="INSERT INTO spq_risk_location (id_location,id_location_group, location_type, location_name, location_label) VALUES (302,1,2,'Belgica Mare','belgicaSea');">
            <text:p>INSERT INTO spq_risk_location (id_location,id_location_group, location_type, location_name, location_label) VALUES (302,1,2,'Belgica Mare','belgic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400">
            <text:p>4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udgunense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ludgunense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4]+2" office:value-type="float" office:value="402">
            <text:p>402</text:p>
          </table:table-cell>
          <table:table-cell table:style-name="ce1" office:value-type="string">
            <text:p>,</text:p>
          </table:table-cell>
          <table:table-cell table:style-name="ce1" table:formula="of:=[.B4]" office:value-type="float" office:value="1">
            <text:p>1</text:p>
          </table:table-cell>
          <table:table-cell table:style-name="ce1" office:value-type="string">
            <text:p>,</text:p>
          </table:table-cell>
          <table:table-cell table:style-name="ce1" table:formula="of:=[.C4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4]" office:value-type="string" office:string-value="Ludgunense">
            <text:p>Ludgunense</text:p>
          </table:table-cell>
          <table:table-cell table:style-name="ce1" office:value-type="string">
            <text:p>','</text:p>
          </table:table-cell>
          <table:table-cell table:style-name="ce1" table:formula="of:=[.F4]" office:value-type="string" office:string-value="ludgunenseSea">
            <text:p>ludgunenseSea</text:p>
          </table:table-cell>
          <table:table-cell table:style-name="ce1" office:value-type="string">
            <text:p>');</text:p>
          </table:table-cell>
          <table:table-cell table:style-name="ce1" table:formula="of:=CONCATENATE([.G4];[.H4];[.I4];[.J4];[.K4];[.L4];[.M4];[.N4];[.E4];[.O4];[.P4];[.Q4])" office:value-type="string" office:string-value="INSERT INTO spq_risk_location (id_location,id_location_group, location_type, location_name, location_label) VALUES (402,1,2,'Ludgunense Mare','ludgunenseSea');">
            <text:p>INSERT INTO spq_risk_location (id_location,id_location_group, location_type, location_name, location_label) VALUES (402,1,2,'Ludgunense Mare','ludgunense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400">
            <text:p>40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Ludgunense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ludgunense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5]+3" office:value-type="float" office:value="403">
            <text:p>403</text:p>
          </table:table-cell>
          <table:table-cell table:style-name="ce1" office:value-type="string">
            <text:p>,</text:p>
          </table:table-cell>
          <table:table-cell table:style-name="ce1" table:formula="of:=[.B5]" office:value-type="float" office:value="2">
            <text:p>2</text:p>
          </table:table-cell>
          <table:table-cell table:style-name="ce1" office:value-type="string">
            <text:p>,</text:p>
          </table:table-cell>
          <table:table-cell table:style-name="ce1" table:formula="of:=[.C5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5]" office:value-type="string" office:string-value="Ludgunense">
            <text:p>Ludgunense</text:p>
          </table:table-cell>
          <table:table-cell table:style-name="ce1" office:value-type="string">
            <text:p>','</text:p>
          </table:table-cell>
          <table:table-cell table:style-name="ce1" table:formula="of:=[.F5]" office:value-type="string" office:string-value="ludgunenseSea">
            <text:p>ludgunenseSea</text:p>
          </table:table-cell>
          <table:table-cell table:style-name="ce1" office:value-type="string">
            <text:p>');</text:p>
          </table:table-cell>
          <table:table-cell table:style-name="ce1" table:formula="of:=CONCATENATE([.G5];[.H5];[.I5];[.J5];[.K5];[.L5];[.M5];[.N5];[.E5];[.O5];[.P5];[.Q5])" office:value-type="string" office:string-value="INSERT INTO spq_risk_location (id_location,id_location_group, location_type, location_name, location_label) VALUES (403,2,2,'Ludgunense Mare','ludgunenseSea');">
            <text:p>INSERT INTO spq_risk_location (id_location,id_location_group, location_type, location_name, location_label) VALUES (403,2,2,'Ludgunense Mare','ludgunense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500">
            <text:p>50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Acquitani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aquitani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6]+2" office:value-type="float" office:value="502">
            <text:p>502</text:p>
          </table:table-cell>
          <table:table-cell table:style-name="ce1" office:value-type="string">
            <text:p>,</text:p>
          </table:table-cell>
          <table:table-cell table:style-name="ce1" table:formula="of:=[.B6]" office:value-type="float" office:value="2">
            <text:p>2</text:p>
          </table:table-cell>
          <table:table-cell table:style-name="ce1" office:value-type="string">
            <text:p>,</text:p>
          </table:table-cell>
          <table:table-cell table:style-name="ce1" table:formula="of:=[.C6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6]" office:value-type="string" office:string-value="Acquitania">
            <text:p>Acquitania</text:p>
          </table:table-cell>
          <table:table-cell table:style-name="ce1" office:value-type="string">
            <text:p>','</text:p>
          </table:table-cell>
          <table:table-cell table:style-name="ce1" table:formula="of:=[.F6]" office:value-type="string" office:string-value="aquitaniaSea">
            <text:p>aquitaniaSea</text:p>
          </table:table-cell>
          <table:table-cell table:style-name="ce1" office:value-type="string">
            <text:p>');</text:p>
          </table:table-cell>
          <table:table-cell table:style-name="ce1" table:formula="of:=CONCATENATE([.G6];[.H6];[.I6];[.J6];[.K6];[.L6];[.M6];[.N6];[.E6];[.O6];[.P6];[.Q6])" office:value-type="string" office:string-value="INSERT INTO spq_risk_location (id_location,id_location_group, location_type, location_name, location_label) VALUES (502,2,2,'Acquitania Mare','aquitaniaSea');">
            <text:p>INSERT INTO spq_risk_location (id_location,id_location_group, location_type, location_name, location_label) VALUES (502,2,2,'Acquitania Mare','aquitani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alicia</text:p>
          </table:table-cell>
          <table:table-cell office:value-type="string">
            <text:p><text:s/>Mare</text:p>
          </table:table-cell>
          <table:table-cell office:value-type="string">
            <text:p>gali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7]+2" office:value-type="float" office:value="702">
            <text:p>702</text:p>
          </table:table-cell>
          <table:table-cell office:value-type="string">
            <text:p>,</text:p>
          </table:table-cell>
          <table:table-cell table:formula="of:=[.B7]" office:value-type="float" office:value="2">
            <text:p>2</text:p>
          </table:table-cell>
          <table:table-cell office:value-type="string">
            <text:p>,</text:p>
          </table:table-cell>
          <table:table-cell table:formula="of:=[.C7]" office:value-type="float" office:value="2">
            <text:p>2</text:p>
          </table:table-cell>
          <table:table-cell office:value-type="string">
            <text:p>,'</text:p>
          </table:table-cell>
          <table:table-cell table:formula="of:=[.D7]" office:value-type="string" office:string-value="Galicia">
            <text:p>Galicia</text:p>
          </table:table-cell>
          <table:table-cell office:value-type="string">
            <text:p>','</text:p>
          </table:table-cell>
          <table:table-cell table:formula="of:=[.F7]" office:value-type="string" office:string-value="galiciaSea">
            <text:p>galiciaSea</text:p>
          </table:table-cell>
          <table:table-cell office:value-type="string">
            <text:p>');</text:p>
          </table:table-cell>
          <table:table-cell table:formula="of:=CONCATENATE([.G7];[.H7];[.I7];[.J7];[.K7];[.L7];[.M7];[.N7];[.E7];[.O7];[.P7];[.Q7])" office:value-type="string" office:string-value="INSERT INTO spq_risk_location (id_location,id_location_group, location_type, location_name, location_label) VALUES (702,2,2,'Galicia Mare','galiciaSea');">
            <text:p>INSERT INTO spq_risk_location (id_location,id_location_group, location_type, location_name, location_label) VALUES (702,2,2,'Galicia Mare','galici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800">
            <text:p>80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Luisiani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luisitani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8]+2" office:value-type="float" office:value="802">
            <text:p>802</text:p>
          </table:table-cell>
          <table:table-cell table:style-name="ce1" office:value-type="string">
            <text:p>,</text:p>
          </table:table-cell>
          <table:table-cell table:style-name="ce1" table:formula="of:=[.B8]" office:value-type="float" office:value="2">
            <text:p>2</text:p>
          </table:table-cell>
          <table:table-cell table:style-name="ce1" office:value-type="string">
            <text:p>,</text:p>
          </table:table-cell>
          <table:table-cell table:style-name="ce1" table:formula="of:=[.C8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8]" office:value-type="string" office:string-value="Luisiania">
            <text:p>Luisiania</text:p>
          </table:table-cell>
          <table:table-cell table:style-name="ce1" office:value-type="string">
            <text:p>','</text:p>
          </table:table-cell>
          <table:table-cell table:style-name="ce1" table:formula="of:=[.F8]" office:value-type="string" office:string-value="luisitaniaSea">
            <text:p>luisitaniaSea</text:p>
          </table:table-cell>
          <table:table-cell table:style-name="ce1" office:value-type="string">
            <text:p>');</text:p>
          </table:table-cell>
          <table:table-cell table:style-name="ce1" table:formula="of:=CONCATENATE([.G8];[.H8];[.I8];[.J8];[.K8];[.L8];[.M8];[.N8];[.E8];[.O8];[.P8];[.Q8])" office:value-type="string" office:string-value="INSERT INTO spq_risk_location (id_location,id_location_group, location_type, location_name, location_label) VALUES (802,2,2,'Luisiania Mare','luisitaniaSea');">
            <text:p>INSERT INTO spq_risk_location (id_location,id_location_group, location_type, location_name, location_label) VALUES (802,2,2,'Luisiania Mare','luisitania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800">
            <text:p>8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uisiani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luisitani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9]+3" office:value-type="float" office:value="803">
            <text:p>803</text:p>
          </table:table-cell>
          <table:table-cell table:style-name="ce1" office:value-type="string">
            <text:p>,</text:p>
          </table:table-cell>
          <table:table-cell table:style-name="ce1" table:formula="of:=[.B9]" office:value-type="float" office:value="3">
            <text:p>3</text:p>
          </table:table-cell>
          <table:table-cell table:style-name="ce1" office:value-type="string">
            <text:p>,</text:p>
          </table:table-cell>
          <table:table-cell table:style-name="ce1" table:formula="of:=[.C9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9]" office:value-type="string" office:string-value="Luisiania">
            <text:p>Luisiania</text:p>
          </table:table-cell>
          <table:table-cell table:style-name="ce1" office:value-type="string">
            <text:p>','</text:p>
          </table:table-cell>
          <table:table-cell table:style-name="ce1" table:formula="of:=[.F9]" office:value-type="string" office:string-value="luisitaniaSea">
            <text:p>luisitaniaSea</text:p>
          </table:table-cell>
          <table:table-cell table:style-name="ce1" office:value-type="string">
            <text:p>');</text:p>
          </table:table-cell>
          <table:table-cell table:style-name="ce1" table:formula="of:=CONCATENATE([.G9];[.H9];[.I9];[.J9];[.K9];[.L9];[.M9];[.N9];[.E9];[.O9];[.P9];[.Q9])" office:value-type="string" office:string-value="INSERT INTO spq_risk_location (id_location,id_location_group, location_type, location_name, location_label) VALUES (803,3,2,'Luisiania Mare','luisitaniaSea');">
            <text:p>INSERT INTO spq_risk_location (id_location,id_location_group, location_type, location_name, location_label) VALUES (803,3,2,'Luisiania Mare','luisitani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erraconense</text:p>
          </table:table-cell>
          <table:table-cell office:value-type="string">
            <text:p><text:s/>Mare</text:p>
          </table:table-cell>
          <table:table-cell office:value-type="string">
            <text:p>terraconense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0]+2" office:value-type="float" office:value="602">
            <text:p>602</text:p>
          </table:table-cell>
          <table:table-cell office:value-type="string">
            <text:p>,</text:p>
          </table:table-cell>
          <table:table-cell table:formula="of:=[.B10]" office:value-type="float" office:value="5">
            <text:p>5</text:p>
          </table:table-cell>
          <table:table-cell office:value-type="string">
            <text:p>,</text:p>
          </table:table-cell>
          <table:table-cell table:formula="of:=[.C10]" office:value-type="float" office:value="2">
            <text:p>2</text:p>
          </table:table-cell>
          <table:table-cell office:value-type="string">
            <text:p>,'</text:p>
          </table:table-cell>
          <table:table-cell table:formula="of:=[.D10]" office:value-type="string" office:string-value="Terraconense">
            <text:p>Terraconense</text:p>
          </table:table-cell>
          <table:table-cell office:value-type="string">
            <text:p>','</text:p>
          </table:table-cell>
          <table:table-cell table:formula="of:=[.F10]" office:value-type="string" office:string-value="terraconenseSea">
            <text:p>terraconenseSea</text:p>
          </table:table-cell>
          <table:table-cell office:value-type="string">
            <text:p>');</text:p>
          </table:table-cell>
          <table:table-cell table:formula="of:=CONCATENATE([.G10];[.H10];[.I10];[.J10];[.K10];[.L10];[.M10];[.N10];[.E10];[.O10];[.P10];[.Q10])" office:value-type="string" office:string-value="INSERT INTO spq_risk_location (id_location,id_location_group, location_type, location_name, location_label) VALUES (602,5,2,'Terraconense Mare','terraconenseSea');">
            <text:p>INSERT INTO spq_risk_location (id_location,id_location_group, location_type, location_name, location_label) VALUES (602,5,2,'Terraconense Mare','terraconenseSea');</text:p>
          </table:table-cell>
          <table:table-cell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erraconense</text:p>
          </table:table-cell>
          <table:table-cell office:value-type="string">
            <text:p><text:s/>Mare</text:p>
          </table:table-cell>
          <table:table-cell office:value-type="string">
            <text:p>terraconense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1]+2" office:value-type="float" office:value="602">
            <text:p>602</text:p>
          </table:table-cell>
          <table:table-cell office:value-type="string">
            <text:p>,</text:p>
          </table:table-cell>
          <table:table-cell table:formula="of:=[.B11]" office:value-type="float" office:value="4">
            <text:p>4</text:p>
          </table:table-cell>
          <table:table-cell office:value-type="string">
            <text:p>,</text:p>
          </table:table-cell>
          <table:table-cell table:formula="of:=[.C11]" office:value-type="float" office:value="2">
            <text:p>2</text:p>
          </table:table-cell>
          <table:table-cell office:value-type="string">
            <text:p>,'</text:p>
          </table:table-cell>
          <table:table-cell table:formula="of:=[.D11]" office:value-type="string" office:string-value="Terraconense">
            <text:p>Terraconense</text:p>
          </table:table-cell>
          <table:table-cell office:value-type="string">
            <text:p>','</text:p>
          </table:table-cell>
          <table:table-cell table:formula="of:=[.F11]" office:value-type="string" office:string-value="terraconenseSea">
            <text:p>terraconenseSea</text:p>
          </table:table-cell>
          <table:table-cell office:value-type="string">
            <text:p>');</text:p>
          </table:table-cell>
          <table:table-cell table:formula="of:=CONCATENATE([.G11];[.H11];[.I11];[.J11];[.K11];[.L11];[.M11];[.N11];[.E11];[.O11];[.P11];[.Q11])" office:value-type="string" office:string-value="INSERT INTO spq_risk_location (id_location,id_location_group, location_type, location_name, location_label) VALUES (602,4,2,'Terraconense Mare','terraconenseSea');">
            <text:p>INSERT INTO spq_risk_location (id_location,id_location_group, location_type, location_name, location_label) VALUES (602,4,2,'Terraconense Mare','terraconense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900">
            <text:p>9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et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bet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12]+2" office:value-type="float" office:value="902">
            <text:p>902</text:p>
          </table:table-cell>
          <table:table-cell table:style-name="ce1" office:value-type="string">
            <text:p>,</text:p>
          </table:table-cell>
          <table:table-cell table:style-name="ce1" table:formula="of:=[.B12]" office:value-type="float" office:value="3">
            <text:p>3</text:p>
          </table:table-cell>
          <table:table-cell table:style-name="ce1" office:value-type="string">
            <text:p>,</text:p>
          </table:table-cell>
          <table:table-cell table:style-name="ce1" table:formula="of:=[.C12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12]" office:value-type="string" office:string-value="Betica">
            <text:p>Betica</text:p>
          </table:table-cell>
          <table:table-cell table:style-name="ce1" office:value-type="string">
            <text:p>','</text:p>
          </table:table-cell>
          <table:table-cell table:style-name="ce1" table:formula="of:=[.F12]" office:value-type="string" office:string-value="beticaSea">
            <text:p>beticaSea</text:p>
          </table:table-cell>
          <table:table-cell table:style-name="ce1" office:value-type="string">
            <text:p>');</text:p>
          </table:table-cell>
          <table:table-cell table:style-name="ce1" table:formula="of:=CONCATENATE([.G12];[.H12];[.I12];[.J12];[.K12];[.L12];[.M12];[.N12];[.E12];[.O12];[.P12];[.Q12])" office:value-type="string" office:string-value="INSERT INTO spq_risk_location (id_location,id_location_group, location_type, location_name, location_label) VALUES (902,3,2,'Betica Mare','beticaSea');">
            <text:p>INSERT INTO spq_risk_location (id_location,id_location_group, location_type, location_name, location_label) VALUES (902,3,2,'Betica Mare','betica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900">
            <text:p>9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et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bet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13]+4" office:value-type="float" office:value="904">
            <text:p>904</text:p>
          </table:table-cell>
          <table:table-cell table:style-name="ce1" office:value-type="string">
            <text:p>,</text:p>
          </table:table-cell>
          <table:table-cell table:style-name="ce1" table:formula="of:=[.B13]" office:value-type="float" office:value="4">
            <text:p>4</text:p>
          </table:table-cell>
          <table:table-cell table:style-name="ce1" office:value-type="string">
            <text:p>,</text:p>
          </table:table-cell>
          <table:table-cell table:style-name="ce1" table:formula="of:=[.C13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13]" office:value-type="string" office:string-value="Betica">
            <text:p>Betica</text:p>
          </table:table-cell>
          <table:table-cell table:style-name="ce1" office:value-type="string">
            <text:p>','</text:p>
          </table:table-cell>
          <table:table-cell table:style-name="ce1" table:formula="of:=[.F13]" office:value-type="string" office:string-value="beticaSea">
            <text:p>beticaSea</text:p>
          </table:table-cell>
          <table:table-cell table:style-name="ce1" office:value-type="string">
            <text:p>');</text:p>
          </table:table-cell>
          <table:table-cell table:style-name="ce1" table:formula="of:=CONCATENATE([.G13];[.H13];[.I13];[.J13];[.K13];[.L13];[.M13];[.N13];[.E13];[.O13];[.P13];[.Q13])" office:value-type="string" office:string-value="INSERT INTO spq_risk_location (id_location,id_location_group, location_type, location_name, location_label) VALUES (904,4,2,'Betica Mare','beticaSea');">
            <text:p>INSERT INTO spq_risk_location (id_location,id_location_group, location_type, location_name, location_label) VALUES (904,4,2,'Betica Mare','betic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uretania</text:p>
          </table:table-cell>
          <table:table-cell office:value-type="string">
            <text:p><text:s/>Mare</text:p>
          </table:table-cell>
          <table:table-cell office:value-type="string">
            <text:p>maureta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4]+2" office:value-type="float" office:value="1002">
            <text:p>1002</text:p>
          </table:table-cell>
          <table:table-cell office:value-type="string">
            <text:p>,</text:p>
          </table:table-cell>
          <table:table-cell table:formula="of:=[.B14]" office:value-type="float" office:value="3">
            <text:p>3</text:p>
          </table:table-cell>
          <table:table-cell office:value-type="string">
            <text:p>,</text:p>
          </table:table-cell>
          <table:table-cell table:formula="of:=[.C14]" office:value-type="float" office:value="2">
            <text:p>2</text:p>
          </table:table-cell>
          <table:table-cell office:value-type="string">
            <text:p>,'</text:p>
          </table:table-cell>
          <table:table-cell table:formula="of:=[.D14]" office:value-type="string" office:string-value="Mauretania">
            <text:p>Mauretania</text:p>
          </table:table-cell>
          <table:table-cell office:value-type="string">
            <text:p>','</text:p>
          </table:table-cell>
          <table:table-cell table:formula="of:=[.F14]" office:value-type="string" office:string-value="mauretaniaSea">
            <text:p>mauretaniaSea</text:p>
          </table:table-cell>
          <table:table-cell office:value-type="string">
            <text:p>');</text:p>
          </table:table-cell>
          <table:table-cell table:formula="of:=CONCATENATE([.G14];[.H14];[.I14];[.J14];[.K14];[.L14];[.M14];[.N14];[.E14];[.O14];[.P14];[.Q14])" office:value-type="string" office:string-value="INSERT INTO spq_risk_location (id_location,id_location_group, location_type, location_name, location_label) VALUES (1002,3,2,'Mauretania Mare','mauretaniaSea');">
            <text:p>INSERT INTO spq_risk_location (id_location,id_location_group, location_type, location_name, location_label) VALUES (1002,3,2,'Mauretania Mare','mauretaniaSea');</text:p>
          </table:table-cell>
          <table:table-cell table:number-columns-repeated="100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Mauretania</text:p>
          </table:table-cell>
          <table:table-cell office:value-type="string">
            <text:p><text:s/>Mare</text:p>
          </table:table-cell>
          <table:table-cell office:value-type="string">
            <text:p>maureta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5]+3" office:value-type="float" office:value="1003">
            <text:p>1003</text:p>
          </table:table-cell>
          <table:table-cell office:value-type="string">
            <text:p>,</text:p>
          </table:table-cell>
          <table:table-cell table:formula="of:=[.B15]" office:value-type="float" office:value="4">
            <text:p>4</text:p>
          </table:table-cell>
          <table:table-cell office:value-type="string">
            <text:p>,</text:p>
          </table:table-cell>
          <table:table-cell table:formula="of:=[.C15]" office:value-type="float" office:value="2">
            <text:p>2</text:p>
          </table:table-cell>
          <table:table-cell office:value-type="string">
            <text:p>,'</text:p>
          </table:table-cell>
          <table:table-cell table:formula="of:=[.D15]" office:value-type="string" office:string-value="Mauretania">
            <text:p>Mauretania</text:p>
          </table:table-cell>
          <table:table-cell office:value-type="string">
            <text:p>','</text:p>
          </table:table-cell>
          <table:table-cell table:formula="of:=[.F15]" office:value-type="string" office:string-value="mauretaniaSea">
            <text:p>mauretaniaSea</text:p>
          </table:table-cell>
          <table:table-cell office:value-type="string">
            <text:p>');</text:p>
          </table:table-cell>
          <table:table-cell table:formula="of:=CONCATENATE([.G15];[.H15];[.I15];[.J15];[.K15];[.L15];[.M15];[.N15];[.E15];[.O15];[.P15];[.Q15])" office:value-type="string" office:string-value="INSERT INTO spq_risk_location (id_location,id_location_group, location_type, location_name, location_label) VALUES (1003,4,2,'Mauretania Mare','mauretaniaSea');">
            <text:p>INSERT INTO spq_risk_location (id_location,id_location_group, location_type, location_name, location_label) VALUES (1003,4,2,'Mauretania Mare','mauretani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1100">
            <text:p>11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Numidi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numidi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16]+2" office:value-type="float" office:value="1102">
            <text:p>1102</text:p>
          </table:table-cell>
          <table:table-cell table:style-name="ce1" office:value-type="string">
            <text:p>,</text:p>
          </table:table-cell>
          <table:table-cell table:style-name="ce1" table:formula="of:=[.B16]" office:value-type="float" office:value="4">
            <text:p>4</text:p>
          </table:table-cell>
          <table:table-cell table:style-name="ce1" office:value-type="string">
            <text:p>,</text:p>
          </table:table-cell>
          <table:table-cell table:style-name="ce1" table:formula="of:=[.C16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16]" office:value-type="string" office:string-value="Numidia">
            <text:p>Numidia</text:p>
          </table:table-cell>
          <table:table-cell table:style-name="ce1" office:value-type="string">
            <text:p>','</text:p>
          </table:table-cell>
          <table:table-cell table:style-name="ce1" table:formula="of:=[.F16]" office:value-type="string" office:string-value="numidiaSea">
            <text:p>numidiaSea</text:p>
          </table:table-cell>
          <table:table-cell table:style-name="ce1" office:value-type="string">
            <text:p>');</text:p>
          </table:table-cell>
          <table:table-cell table:style-name="ce1" table:formula="of:=CONCATENATE([.G16];[.H16];[.I16];[.J16];[.K16];[.L16];[.M16];[.N16];[.E16];[.O16];[.P16];[.Q16])" office:value-type="string" office:string-value="INSERT INTO spq_risk_location (id_location,id_location_group, location_type, location_name, location_label) VALUES (1102,4,2,'Numidia Mare','numidiaSea');">
            <text:p>INSERT INTO spq_risk_location (id_location,id_location_group, location_type, location_name, location_label) VALUES (1102,4,2,'Numidia Mare','numidi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prica</text:p>
          </table:table-cell>
          <table:table-cell office:value-type="string">
            <text:p><text:s/>Mare</text:p>
          </table:table-cell>
          <table:table-cell office:value-type="string">
            <text:p>apr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7]+2" office:value-type="float" office:value="1202">
            <text:p>1202</text:p>
          </table:table-cell>
          <table:table-cell office:value-type="string">
            <text:p>,</text:p>
          </table:table-cell>
          <table:table-cell table:formula="of:=[.B17]" office:value-type="float" office:value="4">
            <text:p>4</text:p>
          </table:table-cell>
          <table:table-cell office:value-type="string">
            <text:p>,</text:p>
          </table:table-cell>
          <table:table-cell table:formula="of:=[.C17]" office:value-type="float" office:value="2">
            <text:p>2</text:p>
          </table:table-cell>
          <table:table-cell office:value-type="string">
            <text:p>,'</text:p>
          </table:table-cell>
          <table:table-cell table:formula="of:=[.D17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F17]" office:value-type="string" office:string-value="apricaSea">
            <text:p>apricaSea</text:p>
          </table:table-cell>
          <table:table-cell office:value-type="string">
            <text:p>');</text:p>
          </table:table-cell>
          <table:table-cell table:formula="of:=CONCATENATE([.G17];[.H17];[.I17];[.J17];[.K17];[.L17];[.M17];[.N17];[.E17];[.O17];[.P17];[.Q17])" office:value-type="string" office:string-value="INSERT INTO spq_risk_location (id_location,id_location_group, location_type, location_name, location_label) VALUES (1202,4,2,'Aprica Mare','apricaSea');">
            <text:p>INSERT INTO spq_risk_location (id_location,id_location_group, location_type, location_name, location_label) VALUES (1202,4,2,'Aprica Mare','apricaSea');</text:p>
          </table:table-cell>
          <table:table-cell table:number-columns-repeated="1006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prica</text:p>
          </table:table-cell>
          <table:table-cell office:value-type="string">
            <text:p><text:s/>Mare</text:p>
          </table:table-cell>
          <table:table-cell office:value-type="string">
            <text:p>apr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8]+3" office:value-type="float" office:value="1203">
            <text:p>1203</text:p>
          </table:table-cell>
          <table:table-cell office:value-type="string">
            <text:p>,</text:p>
          </table:table-cell>
          <table:table-cell table:formula="of:=[.B18]" office:value-type="float" office:value="6">
            <text:p>6</text:p>
          </table:table-cell>
          <table:table-cell office:value-type="string">
            <text:p>,</text:p>
          </table:table-cell>
          <table:table-cell table:formula="of:=[.C18]" office:value-type="float" office:value="2">
            <text:p>2</text:p>
          </table:table-cell>
          <table:table-cell office:value-type="string">
            <text:p>,'</text:p>
          </table:table-cell>
          <table:table-cell table:formula="of:=[.D18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F18]" office:value-type="string" office:string-value="apricaSea">
            <text:p>apricaSea</text:p>
          </table:table-cell>
          <table:table-cell office:value-type="string">
            <text:p>');</text:p>
          </table:table-cell>
          <table:table-cell table:formula="of:=CONCATENATE([.G18];[.H18];[.I18];[.J18];[.K18];[.L18];[.M18];[.N18];[.E18];[.O18];[.P18];[.Q18])" office:value-type="string" office:string-value="INSERT INTO spq_risk_location (id_location,id_location_group, location_type, location_name, location_label) VALUES (1203,6,2,'Aprica Mare','apricaSea');">
            <text:p>INSERT INTO spq_risk_location (id_location,id_location_group, location_type, location_name, location_label) VALUES (1203,6,2,'Aprica Mare','apricaSea');</text:p>
          </table:table-cell>
          <table:table-cell table:number-columns-repeated="1006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prica</text:p>
          </table:table-cell>
          <table:table-cell office:value-type="string">
            <text:p><text:s/>Mare</text:p>
          </table:table-cell>
          <table:table-cell office:value-type="string">
            <text:p>apr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9]+4" office:value-type="float" office:value="1204">
            <text:p>1204</text:p>
          </table:table-cell>
          <table:table-cell office:value-type="string">
            <text:p>,</text:p>
          </table:table-cell>
          <table:table-cell table:formula="of:=[.B19]" office:value-type="float" office:value="7">
            <text:p>7</text:p>
          </table:table-cell>
          <table:table-cell office:value-type="string">
            <text:p>,</text:p>
          </table:table-cell>
          <table:table-cell table:formula="of:=[.C19]" office:value-type="float" office:value="2">
            <text:p>2</text:p>
          </table:table-cell>
          <table:table-cell office:value-type="string">
            <text:p>,'</text:p>
          </table:table-cell>
          <table:table-cell table:formula="of:=[.D19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F19]" office:value-type="string" office:string-value="apricaSea">
            <text:p>apricaSea</text:p>
          </table:table-cell>
          <table:table-cell office:value-type="string">
            <text:p>');</text:p>
          </table:table-cell>
          <table:table-cell table:formula="of:=CONCATENATE([.G19];[.H19];[.I19];[.J19];[.K19];[.L19];[.M19];[.N19];[.E19];[.O19];[.P19];[.Q19])" office:value-type="string" office:string-value="INSERT INTO spq_risk_location (id_location,id_location_group, location_type, location_name, location_label) VALUES (1204,7,2,'Aprica Mare','apricaSea');">
            <text:p>INSERT INTO spq_risk_location (id_location,id_location_group, location_type, location_name, location_label) VALUES (1204,7,2,'Aprica Mare','apric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irena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cirena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20]+2" office:value-type="float" office:value="1302">
            <text:p>1302</text:p>
          </table:table-cell>
          <table:table-cell table:style-name="ce1" office:value-type="string">
            <text:p>,</text:p>
          </table:table-cell>
          <table:table-cell table:style-name="ce1" table:formula="of:=[.B20]" office:value-type="float" office:value="7">
            <text:p>7</text:p>
          </table:table-cell>
          <table:table-cell table:style-name="ce1" office:value-type="string">
            <text:p>,</text:p>
          </table:table-cell>
          <table:table-cell table:style-name="ce1" table:formula="of:=[.C20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20]" office:value-type="string" office:string-value="Cirenaica">
            <text:p>Cirenaica</text:p>
          </table:table-cell>
          <table:table-cell table:style-name="ce1" office:value-type="string">
            <text:p>','</text:p>
          </table:table-cell>
          <table:table-cell table:style-name="ce1" table:formula="of:=[.F20]" office:value-type="string" office:string-value="cirenaicaSea">
            <text:p>cirenaicaSea</text:p>
          </table:table-cell>
          <table:table-cell table:style-name="ce1" office:value-type="string">
            <text:p>');</text:p>
          </table:table-cell>
          <table:table-cell table:style-name="ce1" table:formula="of:=CONCATENATE([.G20];[.H20];[.I20];[.J20];[.K20];[.L20];[.M20];[.N20];[.E20];[.O20];[.P20];[.Q20])" office:value-type="string" office:string-value="INSERT INTO spq_risk_location (id_location,id_location_group, location_type, location_name, location_label) VALUES (1302,7,2,'Cirenaica Mare','cirenaicaSea');">
            <text:p>INSERT INTO spq_risk_location (id_location,id_location_group, location_type, location_name, location_label) VALUES (1302,7,2,'Cirenaica Mare','cirenaica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irena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cirena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21]+3" office:value-type="float" office:value="1303">
            <text:p>1303</text:p>
          </table:table-cell>
          <table:table-cell table:style-name="ce1" office:value-type="string">
            <text:p>,</text:p>
          </table:table-cell>
          <table:table-cell table:style-name="ce1" table:formula="of:=[.B21]" office:value-type="float" office:value="8">
            <text:p>8</text:p>
          </table:table-cell>
          <table:table-cell table:style-name="ce1" office:value-type="string">
            <text:p>,</text:p>
          </table:table-cell>
          <table:table-cell table:style-name="ce1" table:formula="of:=[.C21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21]" office:value-type="string" office:string-value="Cirenaica">
            <text:p>Cirenaica</text:p>
          </table:table-cell>
          <table:table-cell table:style-name="ce1" office:value-type="string">
            <text:p>','</text:p>
          </table:table-cell>
          <table:table-cell table:style-name="ce1" table:formula="of:=[.F21]" office:value-type="string" office:string-value="cirenaicaSea">
            <text:p>cirenaicaSea</text:p>
          </table:table-cell>
          <table:table-cell table:style-name="ce1" office:value-type="string">
            <text:p>');</text:p>
          </table:table-cell>
          <table:table-cell table:style-name="ce1" table:formula="of:=CONCATENATE([.G21];[.H21];[.I21];[.J21];[.K21];[.L21];[.M21];[.N21];[.E21];[.O21];[.P21];[.Q21])" office:value-type="string" office:string-value="INSERT INTO spq_risk_location (id_location,id_location_group, location_type, location_name, location_label) VALUES (1303,8,2,'Cirenaica Mare','cirenaicaSea');">
            <text:p>INSERT INTO spq_risk_location (id_location,id_location_group, location_type, location_name, location_label) VALUES (1303,8,2,'Cirenaica Mare','cirenaica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irena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cirena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22]+4" office:value-type="float" office:value="1304">
            <text:p>1304</text:p>
          </table:table-cell>
          <table:table-cell table:style-name="ce1" office:value-type="string">
            <text:p>,</text:p>
          </table:table-cell>
          <table:table-cell table:style-name="ce1" table:formula="of:=[.B22]" office:value-type="float" office:value="10">
            <text:p>10</text:p>
          </table:table-cell>
          <table:table-cell table:style-name="ce1" office:value-type="string">
            <text:p>,</text:p>
          </table:table-cell>
          <table:table-cell table:style-name="ce1" table:formula="of:=[.C22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22]" office:value-type="string" office:string-value="Cirenaica">
            <text:p>Cirenaica</text:p>
          </table:table-cell>
          <table:table-cell table:style-name="ce1" office:value-type="string">
            <text:p>','</text:p>
          </table:table-cell>
          <table:table-cell table:style-name="ce1" table:formula="of:=[.F22]" office:value-type="string" office:string-value="cirenaicaSea">
            <text:p>cirenaicaSea</text:p>
          </table:table-cell>
          <table:table-cell table:style-name="ce1" office:value-type="string">
            <text:p>');</text:p>
          </table:table-cell>
          <table:table-cell table:style-name="ce1" table:formula="of:=CONCATENATE([.G22];[.H22];[.I22];[.J22];[.K22];[.L22];[.M22];[.N22];[.E22];[.O22];[.P22];[.Q22])" office:value-type="string" office:string-value="INSERT INTO spq_risk_location (id_location,id_location_group, location_type, location_name, location_label) VALUES (1304,10,2,'Cirenaica Mare','cirenaicaSea');">
            <text:p>INSERT INTO spq_risk_location (id_location,id_location_group, location_type, location_name, location_label) VALUES (1304,10,2,'Cirenaica Mare','cirenaic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Egitto</text:p>
          </table:table-cell>
          <table:table-cell office:value-type="string">
            <text:p><text:s/>Mare</text:p>
          </table:table-cell>
          <table:table-cell office:value-type="string">
            <text:p>egitt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3]+2" office:value-type="float" office:value="1402">
            <text:p>1402</text:p>
          </table:table-cell>
          <table:table-cell office:value-type="string">
            <text:p>,</text:p>
          </table:table-cell>
          <table:table-cell table:formula="of:=[.B23]" office:value-type="float" office:value="10">
            <text:p>10</text:p>
          </table:table-cell>
          <table:table-cell office:value-type="string">
            <text:p>,</text:p>
          </table:table-cell>
          <table:table-cell table:formula="of:=[.C23]" office:value-type="float" office:value="2">
            <text:p>2</text:p>
          </table:table-cell>
          <table:table-cell office:value-type="string">
            <text:p>,'</text:p>
          </table:table-cell>
          <table:table-cell table:formula="of:=[.D23]" office:value-type="string" office:string-value="Egitto">
            <text:p>Egitto</text:p>
          </table:table-cell>
          <table:table-cell office:value-type="string">
            <text:p>','</text:p>
          </table:table-cell>
          <table:table-cell table:formula="of:=[.F23]" office:value-type="string" office:string-value="egittoSea">
            <text:p>egittoSea</text:p>
          </table:table-cell>
          <table:table-cell office:value-type="string">
            <text:p>');</text:p>
          </table:table-cell>
          <table:table-cell table:formula="of:=CONCATENATE([.G23];[.H23];[.I23];[.J23];[.K23];[.L23];[.M23];[.N23];[.E23];[.O23];[.P23];[.Q23])" office:value-type="string" office:string-value="INSERT INTO spq_risk_location (id_location,id_location_group, location_type, location_name, location_label) VALUES (1402,10,2,'Egitto Mare','egittoSea');">
            <text:p>INSERT INTO spq_risk_location (id_location,id_location_group, location_type, location_name, location_label) VALUES (1402,10,2,'Egitto Mare','egittoSea');</text:p>
          </table:table-cell>
          <table:table-cell table:number-columns-repeated="1006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Giudea</text:p>
          </table:table-cell>
          <table:table-cell office:value-type="string">
            <text:p><text:s/>Mare</text:p>
          </table:table-cell>
          <table:table-cell office:value-type="string">
            <text:p>giude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4]+2" office:value-type="float" office:value="1502">
            <text:p>1502</text:p>
          </table:table-cell>
          <table:table-cell office:value-type="string">
            <text:p>,</text:p>
          </table:table-cell>
          <table:table-cell table:formula="of:=[.B24]" office:value-type="float" office:value="10">
            <text:p>10</text:p>
          </table:table-cell>
          <table:table-cell office:value-type="string">
            <text:p>,</text:p>
          </table:table-cell>
          <table:table-cell table:formula="of:=[.C24]" office:value-type="float" office:value="2">
            <text:p>2</text:p>
          </table:table-cell>
          <table:table-cell office:value-type="string">
            <text:p>,'</text:p>
          </table:table-cell>
          <table:table-cell table:formula="of:=[.D24]" office:value-type="string" office:string-value="Giudea">
            <text:p>Giudea</text:p>
          </table:table-cell>
          <table:table-cell office:value-type="string">
            <text:p>','</text:p>
          </table:table-cell>
          <table:table-cell table:formula="of:=[.F24]" office:value-type="string" office:string-value="giudeaSea">
            <text:p>giudeaSea</text:p>
          </table:table-cell>
          <table:table-cell office:value-type="string">
            <text:p>');</text:p>
          </table:table-cell>
          <table:table-cell table:formula="of:=CONCATENATE([.G24];[.H24];[.I24];[.J24];[.K24];[.L24];[.M24];[.N24];[.E24];[.O24];[.P24];[.Q24])" office:value-type="string" office:string-value="INSERT INTO spq_risk_location (id_location,id_location_group, location_type, location_name, location_label) VALUES (1502,10,2,'Giudea Mare','giudeaSea');">
            <text:p>INSERT INTO spq_risk_location (id_location,id_location_group, location_type, location_name, location_label) VALUES (1502,10,2,'Giudea Mare','giudeaSea');</text:p>
          </table:table-cell>
          <table:table-cell table:number-columns-repeated="1006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iria</text:p>
          </table:table-cell>
          <table:table-cell office:value-type="string">
            <text:p><text:s/>Mare</text:p>
          </table:table-cell>
          <table:table-cell office:value-type="string">
            <text:p>sir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5]+2" office:value-type="float" office:value="1702">
            <text:p>1702</text:p>
          </table:table-cell>
          <table:table-cell office:value-type="string">
            <text:p>,</text:p>
          </table:table-cell>
          <table:table-cell table:formula="of:=[.B25]" office:value-type="float" office:value="10">
            <text:p>10</text:p>
          </table:table-cell>
          <table:table-cell office:value-type="string">
            <text:p>,</text:p>
          </table:table-cell>
          <table:table-cell table:formula="of:=[.C25]" office:value-type="float" office:value="2">
            <text:p>2</text:p>
          </table:table-cell>
          <table:table-cell office:value-type="string">
            <text:p>,'</text:p>
          </table:table-cell>
          <table:table-cell table:formula="of:=[.D25]" office:value-type="string" office:string-value="Siria">
            <text:p>Siria</text:p>
          </table:table-cell>
          <table:table-cell office:value-type="string">
            <text:p>','</text:p>
          </table:table-cell>
          <table:table-cell table:formula="of:=[.F25]" office:value-type="string" office:string-value="siriaSea">
            <text:p>siriaSea</text:p>
          </table:table-cell>
          <table:table-cell office:value-type="string">
            <text:p>');</text:p>
          </table:table-cell>
          <table:table-cell table:formula="of:=CONCATENATE([.G25];[.H25];[.I25];[.J25];[.K25];[.L25];[.M25];[.N25];[.E25];[.O25];[.P25];[.Q25])" office:value-type="string" office:string-value="INSERT INTO spq_risk_location (id_location,id_location_group, location_type, location_name, location_label) VALUES (1702,10,2,'Siria Mare','siriaSea');">
            <text:p>INSERT INTO spq_risk_location (id_location,id_location_group, location_type, location_name, location_label) VALUES (1702,10,2,'Siria Mare','siriaSea');</text:p>
          </table:table-cell>
          <table:table-cell table:number-columns-repeated="100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Cappadocia</text:p>
          </table:table-cell>
          <table:table-cell office:value-type="string">
            <text:p><text:s/>Mare</text:p>
          </table:table-cell>
          <table:table-cell office:value-type="string">
            <text:p>cappado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6]+2" office:value-type="float" office:value="2002">
            <text:p>2002</text:p>
          </table:table-cell>
          <table:table-cell office:value-type="string">
            <text:p>,</text:p>
          </table:table-cell>
          <table:table-cell table:formula="of:=[.B26]" office:value-type="float" office:value="10">
            <text:p>10</text:p>
          </table:table-cell>
          <table:table-cell office:value-type="string">
            <text:p>,</text:p>
          </table:table-cell>
          <table:table-cell table:formula="of:=[.C26]" office:value-type="float" office:value="2">
            <text:p>2</text:p>
          </table:table-cell>
          <table:table-cell office:value-type="string">
            <text:p>,'</text:p>
          </table:table-cell>
          <table:table-cell table:formula="of:=[.D26]" office:value-type="string" office:string-value="Cappadocia">
            <text:p>Cappadocia</text:p>
          </table:table-cell>
          <table:table-cell office:value-type="string">
            <text:p>','</text:p>
          </table:table-cell>
          <table:table-cell table:formula="of:=[.F26]" office:value-type="string" office:string-value="cappadociaSea">
            <text:p>cappadociaSea</text:p>
          </table:table-cell>
          <table:table-cell office:value-type="string">
            <text:p>');</text:p>
          </table:table-cell>
          <table:table-cell table:formula="of:=CONCATENATE([.G26];[.H26];[.I26];[.J26];[.K26];[.L26];[.M26];[.N26];[.E26];[.O26];[.P26];[.Q26])" office:value-type="string" office:string-value="INSERT INTO spq_risk_location (id_location,id_location_group, location_type, location_name, location_label) VALUES (2002,10,2,'Cappadocia Mare','cappadociaSea');">
            <text:p>INSERT INTO spq_risk_location (id_location,id_location_group, location_type, location_name, location_label) VALUES (2002,10,2,'Cappadocia Mare','cappadociaSea');</text:p>
          </table:table-cell>
          <table:table-cell table:number-columns-repeated="1006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Cipro</text:p>
          </table:table-cell>
          <table:table-cell office:value-type="string">
            <text:p><text:s/>Mare</text:p>
          </table:table-cell>
          <table:table-cell office:value-type="string">
            <text:p>cipr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7]+2" office:value-type="float" office:value="2602">
            <text:p>2602</text:p>
          </table:table-cell>
          <table:table-cell office:value-type="string">
            <text:p>,</text:p>
          </table:table-cell>
          <table:table-cell table:formula="of:=[.B27]" office:value-type="float" office:value="10">
            <text:p>10</text:p>
          </table:table-cell>
          <table:table-cell office:value-type="string">
            <text:p>,</text:p>
          </table:table-cell>
          <table:table-cell table:formula="of:=[.C27]" office:value-type="float" office:value="2">
            <text:p>2</text:p>
          </table:table-cell>
          <table:table-cell office:value-type="string">
            <text:p>,'</text:p>
          </table:table-cell>
          <table:table-cell table:formula="of:=[.D27]" office:value-type="string" office:string-value="Cipro">
            <text:p>Cipro</text:p>
          </table:table-cell>
          <table:table-cell office:value-type="string">
            <text:p>','</text:p>
          </table:table-cell>
          <table:table-cell table:formula="of:=[.F27]" office:value-type="string" office:string-value="ciproSea">
            <text:p>ciproSea</text:p>
          </table:table-cell>
          <table:table-cell office:value-type="string">
            <text:p>');</text:p>
          </table:table-cell>
          <table:table-cell table:formula="of:=CONCATENATE([.G27];[.H27];[.I27];[.J27];[.K27];[.L27];[.M27];[.N27];[.E27];[.O27];[.P27];[.Q27])" office:value-type="string" office:string-value="INSERT INTO spq_risk_location (id_location,id_location_group, location_type, location_name, location_label) VALUES (2602,10,2,'Cipro Mare','ciproSea');">
            <text:p>INSERT INTO spq_risk_location (id_location,id_location_group, location_type, location_name, location_label) VALUES (2602,10,2,'Cipro Mare','ciproSea');</text:p>
          </table:table-cell>
          <table:table-cell table:number-columns-repeated="1006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Cipro</text:p>
          </table:table-cell>
          <table:table-cell office:value-type="string">
            <text:p><text:s/>Mare</text:p>
          </table:table-cell>
          <table:table-cell office:value-type="string">
            <text:p>cipr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8]+3" office:value-type="float" office:value="2603">
            <text:p>2603</text:p>
          </table:table-cell>
          <table:table-cell office:value-type="string">
            <text:p>,</text:p>
          </table:table-cell>
          <table:table-cell table:formula="of:=[.B28]" office:value-type="float" office:value="11">
            <text:p>11</text:p>
          </table:table-cell>
          <table:table-cell office:value-type="string">
            <text:p>,</text:p>
          </table:table-cell>
          <table:table-cell table:formula="of:=[.C28]" office:value-type="float" office:value="2">
            <text:p>2</text:p>
          </table:table-cell>
          <table:table-cell office:value-type="string">
            <text:p>,'</text:p>
          </table:table-cell>
          <table:table-cell table:formula="of:=[.D28]" office:value-type="string" office:string-value="Cipro">
            <text:p>Cipro</text:p>
          </table:table-cell>
          <table:table-cell office:value-type="string">
            <text:p>','</text:p>
          </table:table-cell>
          <table:table-cell table:formula="of:=[.F28]" office:value-type="string" office:string-value="ciproSea">
            <text:p>ciproSea</text:p>
          </table:table-cell>
          <table:table-cell office:value-type="string">
            <text:p>');</text:p>
          </table:table-cell>
          <table:table-cell table:formula="of:=CONCATENATE([.G28];[.H28];[.I28];[.J28];[.K28];[.L28];[.M28];[.N28];[.E28];[.O28];[.P28];[.Q28])" office:value-type="string" office:string-value="INSERT INTO spq_risk_location (id_location,id_location_group, location_type, location_name, location_label) VALUES (2603,11,2,'Cipro Mare','ciproSea');">
            <text:p>INSERT INTO spq_risk_location (id_location,id_location_group, location_type, location_name, location_label) VALUES (2603,11,2,'Cipro Mare','ciproSea');</text:p>
          </table:table-cell>
          <table:table-cell table:number-columns-repeated="1006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Cilicia</text:p>
          </table:table-cell>
          <table:table-cell office:value-type="string">
            <text:p><text:s/>Mare</text:p>
          </table:table-cell>
          <table:table-cell office:value-type="string">
            <text:p>cili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9]+2" office:value-type="float" office:value="2402">
            <text:p>2402</text:p>
          </table:table-cell>
          <table:table-cell office:value-type="string">
            <text:p>,</text:p>
          </table:table-cell>
          <table:table-cell table:formula="of:=[.B29]" office:value-type="float" office:value="10">
            <text:p>10</text:p>
          </table:table-cell>
          <table:table-cell office:value-type="string">
            <text:p>,</text:p>
          </table:table-cell>
          <table:table-cell table:formula="of:=[.C29]" office:value-type="float" office:value="2">
            <text:p>2</text:p>
          </table:table-cell>
          <table:table-cell office:value-type="string">
            <text:p>,'</text:p>
          </table:table-cell>
          <table:table-cell table:formula="of:=[.D29]" office:value-type="string" office:string-value="Cilicia">
            <text:p>Cilicia</text:p>
          </table:table-cell>
          <table:table-cell office:value-type="string">
            <text:p>','</text:p>
          </table:table-cell>
          <table:table-cell table:formula="of:=[.F29]" office:value-type="string" office:string-value="ciliciaSea">
            <text:p>ciliciaSea</text:p>
          </table:table-cell>
          <table:table-cell office:value-type="string">
            <text:p>');</text:p>
          </table:table-cell>
          <table:table-cell table:formula="of:=CONCATENATE([.G29];[.H29];[.I29];[.J29];[.K29];[.L29];[.M29];[.N29];[.E29];[.O29];[.P29];[.Q29])" office:value-type="string" office:string-value="INSERT INTO spq_risk_location (id_location,id_location_group, location_type, location_name, location_label) VALUES (2402,10,2,'Cilicia Mare','ciliciaSea');">
            <text:p>INSERT INTO spq_risk_location (id_location,id_location_group, location_type, location_name, location_label) VALUES (2402,10,2,'Cilicia Mare','ciliciaSea');</text:p>
          </table:table-cell>
          <table:table-cell table:number-columns-repeated="1006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Cilicia</text:p>
          </table:table-cell>
          <table:table-cell office:value-type="string">
            <text:p><text:s/>Mare</text:p>
          </table:table-cell>
          <table:table-cell office:value-type="string">
            <text:p>cili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0]+3" office:value-type="float" office:value="2403">
            <text:p>2403</text:p>
          </table:table-cell>
          <table:table-cell office:value-type="string">
            <text:p>,</text:p>
          </table:table-cell>
          <table:table-cell table:formula="of:=[.B30]" office:value-type="float" office:value="11">
            <text:p>11</text:p>
          </table:table-cell>
          <table:table-cell office:value-type="string">
            <text:p>,</text:p>
          </table:table-cell>
          <table:table-cell table:formula="of:=[.C30]" office:value-type="float" office:value="2">
            <text:p>2</text:p>
          </table:table-cell>
          <table:table-cell office:value-type="string">
            <text:p>,'</text:p>
          </table:table-cell>
          <table:table-cell table:formula="of:=[.D30]" office:value-type="string" office:string-value="Cilicia">
            <text:p>Cilicia</text:p>
          </table:table-cell>
          <table:table-cell office:value-type="string">
            <text:p>','</text:p>
          </table:table-cell>
          <table:table-cell table:formula="of:=[.F30]" office:value-type="string" office:string-value="ciliciaSea">
            <text:p>ciliciaSea</text:p>
          </table:table-cell>
          <table:table-cell office:value-type="string">
            <text:p>');</text:p>
          </table:table-cell>
          <table:table-cell table:formula="of:=CONCATENATE([.G30];[.H30];[.I30];[.J30];[.K30];[.L30];[.M30];[.N30];[.E30];[.O30];[.P30];[.Q30])" office:value-type="string" office:string-value="INSERT INTO spq_risk_location (id_location,id_location_group, location_type, location_name, location_label) VALUES (2403,11,2,'Cilicia Mare','ciliciaSea');">
            <text:p>INSERT INTO spq_risk_location (id_location,id_location_group, location_type, location_name, location_label) VALUES (2403,11,2,'Cilicia Mare','ciliciaSea');</text:p>
          </table:table-cell>
          <table:table-cell table:number-columns-repeated="1006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Asia</text:p>
          </table:table-cell>
          <table:table-cell office:value-type="string">
            <text:p><text:s/>Mare</text:p>
          </table:table-cell>
          <table:table-cell office:value-type="string">
            <text:p>as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1]+2" office:value-type="float" office:value="2502">
            <text:p>2502</text:p>
          </table:table-cell>
          <table:table-cell office:value-type="string">
            <text:p>,</text:p>
          </table:table-cell>
          <table:table-cell table:formula="of:=[.B31]" office:value-type="float" office:value="11">
            <text:p>11</text:p>
          </table:table-cell>
          <table:table-cell office:value-type="string">
            <text:p>,</text:p>
          </table:table-cell>
          <table:table-cell table:formula="of:=[.C31]" office:value-type="float" office:value="2">
            <text:p>2</text:p>
          </table:table-cell>
          <table:table-cell office:value-type="string">
            <text:p>,'</text:p>
          </table:table-cell>
          <table:table-cell table:formula="of:=[.D31]" office:value-type="string" office:string-value="Asia">
            <text:p>Asia</text:p>
          </table:table-cell>
          <table:table-cell office:value-type="string">
            <text:p>','</text:p>
          </table:table-cell>
          <table:table-cell table:formula="of:=[.F31]" office:value-type="string" office:string-value="asiaSea">
            <text:p>asiaSea</text:p>
          </table:table-cell>
          <table:table-cell office:value-type="string">
            <text:p>');</text:p>
          </table:table-cell>
          <table:table-cell table:formula="of:=CONCATENATE([.G31];[.H31];[.I31];[.J31];[.K31];[.L31];[.M31];[.N31];[.E31];[.O31];[.P31];[.Q31])" office:value-type="string" office:string-value="INSERT INTO spq_risk_location (id_location,id_location_group, location_type, location_name, location_label) VALUES (2502,11,2,'Asia Mare','asiaSea');">
            <text:p>INSERT INTO spq_risk_location (id_location,id_location_group, location_type, location_name, location_label) VALUES (2502,11,2,'Asia Mare','asiaSea');</text:p>
          </table:table-cell>
          <table:table-cell table:number-columns-repeated="1006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Asia</text:p>
          </table:table-cell>
          <table:table-cell office:value-type="string">
            <text:p><text:s/>Mare</text:p>
          </table:table-cell>
          <table:table-cell office:value-type="string">
            <text:p>as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2]+3" office:value-type="float" office:value="2503">
            <text:p>2503</text:p>
          </table:table-cell>
          <table:table-cell office:value-type="string">
            <text:p>,</text:p>
          </table:table-cell>
          <table:table-cell table:formula="of:=[.B32]" office:value-type="float" office:value="12">
            <text:p>12</text:p>
          </table:table-cell>
          <table:table-cell office:value-type="string">
            <text:p>,</text:p>
          </table:table-cell>
          <table:table-cell table:formula="of:=[.C32]" office:value-type="float" office:value="2">
            <text:p>2</text:p>
          </table:table-cell>
          <table:table-cell office:value-type="string">
            <text:p>,'</text:p>
          </table:table-cell>
          <table:table-cell table:formula="of:=[.D32]" office:value-type="string" office:string-value="Asia">
            <text:p>Asia</text:p>
          </table:table-cell>
          <table:table-cell office:value-type="string">
            <text:p>','</text:p>
          </table:table-cell>
          <table:table-cell table:formula="of:=[.F32]" office:value-type="string" office:string-value="asiaSea">
            <text:p>asiaSea</text:p>
          </table:table-cell>
          <table:table-cell office:value-type="string">
            <text:p>');</text:p>
          </table:table-cell>
          <table:table-cell table:formula="of:=CONCATENATE([.G32];[.H32];[.I32];[.J32];[.K32];[.L32];[.M32];[.N32];[.E32];[.O32];[.P32];[.Q32])" office:value-type="string" office:string-value="INSERT INTO spq_risk_location (id_location,id_location_group, location_type, location_name, location_label) VALUES (2503,12,2,'Asia Mare','asiaSea');">
            <text:p>INSERT INTO spq_risk_location (id_location,id_location_group, location_type, location_name, location_label) VALUES (2503,12,2,'Asia Mare','asiaSea');</text:p>
          </table:table-cell>
          <table:table-cell table:number-columns-repeated="1006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Bitinia</text:p>
          </table:table-cell>
          <table:table-cell office:value-type="string">
            <text:p><text:s/>Mare</text:p>
          </table:table-cell>
          <table:table-cell office:value-type="string">
            <text:p>biti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3]+2" office:value-type="float" office:value="2202">
            <text:p>2202</text:p>
          </table:table-cell>
          <table:table-cell office:value-type="string">
            <text:p>,</text:p>
          </table:table-cell>
          <table:table-cell table:formula="of:=[.B33]" office:value-type="float" office:value="12">
            <text:p>12</text:p>
          </table:table-cell>
          <table:table-cell office:value-type="string">
            <text:p>,</text:p>
          </table:table-cell>
          <table:table-cell table:formula="of:=[.C33]" office:value-type="float" office:value="2">
            <text:p>2</text:p>
          </table:table-cell>
          <table:table-cell office:value-type="string">
            <text:p>,'</text:p>
          </table:table-cell>
          <table:table-cell table:formula="of:=[.D33]" office:value-type="string" office:string-value="Bitinia">
            <text:p>Bitinia</text:p>
          </table:table-cell>
          <table:table-cell office:value-type="string">
            <text:p>','</text:p>
          </table:table-cell>
          <table:table-cell table:formula="of:=[.F33]" office:value-type="string" office:string-value="bitiniaSea">
            <text:p>bitiniaSea</text:p>
          </table:table-cell>
          <table:table-cell office:value-type="string">
            <text:p>');</text:p>
          </table:table-cell>
          <table:table-cell table:formula="of:=CONCATENATE([.G33];[.H33];[.I33];[.J33];[.K33];[.L33];[.M33];[.N33];[.E33];[.O33];[.P33];[.Q33])" office:value-type="string" office:string-value="INSERT INTO spq_risk_location (id_location,id_location_group, location_type, location_name, location_label) VALUES (2202,12,2,'Bitinia Mare','bitiniaSea');">
            <text:p>INSERT INTO spq_risk_location (id_location,id_location_group, location_type, location_name, location_label) VALUES (2202,12,2,'Bitinia Mare','bitiniaSea');</text:p>
          </table:table-cell>
          <table:table-cell table:number-columns-repeated="1006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Ponto</text:p>
          </table:table-cell>
          <table:table-cell office:value-type="string">
            <text:p><text:s/>Mare</text:p>
          </table:table-cell>
          <table:table-cell office:value-type="string">
            <text:p>pont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4]+2" office:value-type="float" office:value="2102">
            <text:p>2102</text:p>
          </table:table-cell>
          <table:table-cell office:value-type="string">
            <text:p>,</text:p>
          </table:table-cell>
          <table:table-cell table:formula="of:=[.B34]" office:value-type="float" office:value="12">
            <text:p>12</text:p>
          </table:table-cell>
          <table:table-cell office:value-type="string">
            <text:p>,</text:p>
          </table:table-cell>
          <table:table-cell table:formula="of:=[.C34]" office:value-type="float" office:value="2">
            <text:p>2</text:p>
          </table:table-cell>
          <table:table-cell office:value-type="string">
            <text:p>,'</text:p>
          </table:table-cell>
          <table:table-cell table:formula="of:=[.D34]" office:value-type="string" office:string-value="Ponto">
            <text:p>Ponto</text:p>
          </table:table-cell>
          <table:table-cell office:value-type="string">
            <text:p>','</text:p>
          </table:table-cell>
          <table:table-cell table:formula="of:=[.F34]" office:value-type="string" office:string-value="pontoSea">
            <text:p>pontoSea</text:p>
          </table:table-cell>
          <table:table-cell office:value-type="string">
            <text:p>');</text:p>
          </table:table-cell>
          <table:table-cell table:formula="of:=CONCATENATE([.G34];[.H34];[.I34];[.J34];[.K34];[.L34];[.M34];[.N34];[.E34];[.O34];[.P34];[.Q34])" office:value-type="string" office:string-value="INSERT INTO spq_risk_location (id_location,id_location_group, location_type, location_name, location_label) VALUES (2102,12,2,'Ponto Mare','pontoSea');">
            <text:p>INSERT INTO spq_risk_location (id_location,id_location_group, location_type, location_name, location_label) VALUES (2102,12,2,'Ponto Mare','pontoSea');</text:p>
          </table:table-cell>
          <table:table-cell table:number-columns-repeated="1006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Dacia</text:p>
          </table:table-cell>
          <table:table-cell office:value-type="string">
            <text:p><text:s/>Mare</text:p>
          </table:table-cell>
          <table:table-cell office:value-type="string">
            <text:p>da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5]+2" office:value-type="float" office:value="3302">
            <text:p>3302</text:p>
          </table:table-cell>
          <table:table-cell office:value-type="string">
            <text:p>,</text:p>
          </table:table-cell>
          <table:table-cell table:formula="of:=[.B35]" office:value-type="float" office:value="12">
            <text:p>12</text:p>
          </table:table-cell>
          <table:table-cell office:value-type="string">
            <text:p>,</text:p>
          </table:table-cell>
          <table:table-cell table:formula="of:=[.C35]" office:value-type="float" office:value="2">
            <text:p>2</text:p>
          </table:table-cell>
          <table:table-cell office:value-type="string">
            <text:p>,'</text:p>
          </table:table-cell>
          <table:table-cell table:formula="of:=[.D35]" office:value-type="string" office:string-value="Dacia">
            <text:p>Dacia</text:p>
          </table:table-cell>
          <table:table-cell office:value-type="string">
            <text:p>','</text:p>
          </table:table-cell>
          <table:table-cell table:formula="of:=[.F35]" office:value-type="string" office:string-value="daciaSea">
            <text:p>daciaSea</text:p>
          </table:table-cell>
          <table:table-cell office:value-type="string">
            <text:p>');</text:p>
          </table:table-cell>
          <table:table-cell table:formula="of:=CONCATENATE([.G35];[.H35];[.I35];[.J35];[.K35];[.L35];[.M35];[.N35];[.E35];[.O35];[.P35];[.Q35])" office:value-type="string" office:string-value="INSERT INTO spq_risk_location (id_location,id_location_group, location_type, location_name, location_label) VALUES (3302,12,2,'Dacia Mare','daciaSea');">
            <text:p>INSERT INTO spq_risk_location (id_location,id_location_group, location_type, location_name, location_label) VALUES (3302,12,2,'Dacia Mare','daciaSea');</text:p>
          </table:table-cell>
          <table:table-cell table:number-columns-repeated="1006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Mesia</text:p>
          </table:table-cell>
          <table:table-cell office:value-type="string">
            <text:p><text:s/>Mare</text:p>
          </table:table-cell>
          <table:table-cell office:value-type="string">
            <text:p>mes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6]+2" office:value-type="float" office:value="3202">
            <text:p>3202</text:p>
          </table:table-cell>
          <table:table-cell office:value-type="string">
            <text:p>,</text:p>
          </table:table-cell>
          <table:table-cell table:formula="of:=[.B36]" office:value-type="float" office:value="12">
            <text:p>12</text:p>
          </table:table-cell>
          <table:table-cell office:value-type="string">
            <text:p>,</text:p>
          </table:table-cell>
          <table:table-cell table:formula="of:=[.C36]" office:value-type="float" office:value="2">
            <text:p>2</text:p>
          </table:table-cell>
          <table:table-cell office:value-type="string">
            <text:p>,'</text:p>
          </table:table-cell>
          <table:table-cell table:formula="of:=[.D36]" office:value-type="string" office:string-value="Mesia">
            <text:p>Mesia</text:p>
          </table:table-cell>
          <table:table-cell office:value-type="string">
            <text:p>','</text:p>
          </table:table-cell>
          <table:table-cell table:formula="of:=[.F36]" office:value-type="string" office:string-value="mesiaSea">
            <text:p>mesiaSea</text:p>
          </table:table-cell>
          <table:table-cell office:value-type="string">
            <text:p>');</text:p>
          </table:table-cell>
          <table:table-cell table:formula="of:=CONCATENATE([.G36];[.H36];[.I36];[.J36];[.K36];[.L36];[.M36];[.N36];[.E36];[.O36];[.P36];[.Q36])" office:value-type="string" office:string-value="INSERT INTO spq_risk_location (id_location,id_location_group, location_type, location_name, location_label) VALUES (3202,12,2,'Mesia Mare','mesiaSea');">
            <text:p>INSERT INTO spq_risk_location (id_location,id_location_group, location_type, location_name, location_label) VALUES (3202,12,2,'Mesia Mare','mesiaSea');</text:p>
          </table:table-cell>
          <table:table-cell table:number-columns-repeated="1006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racia</text:p>
          </table:table-cell>
          <table:table-cell office:value-type="string">
            <text:p><text:s/>Mare</text:p>
          </table:table-cell>
          <table:table-cell office:value-type="string">
            <text:p>tra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7]+2" office:value-type="float" office:value="3102">
            <text:p>3102</text:p>
          </table:table-cell>
          <table:table-cell office:value-type="string">
            <text:p>,</text:p>
          </table:table-cell>
          <table:table-cell table:formula="of:=[.B37]" office:value-type="float" office:value="12">
            <text:p>12</text:p>
          </table:table-cell>
          <table:table-cell office:value-type="string">
            <text:p>,</text:p>
          </table:table-cell>
          <table:table-cell table:formula="of:=[.C37]" office:value-type="float" office:value="2">
            <text:p>2</text:p>
          </table:table-cell>
          <table:table-cell office:value-type="string">
            <text:p>,'</text:p>
          </table:table-cell>
          <table:table-cell table:formula="of:=[.D37]" office:value-type="string" office:string-value="Tracia">
            <text:p>Tracia</text:p>
          </table:table-cell>
          <table:table-cell office:value-type="string">
            <text:p>','</text:p>
          </table:table-cell>
          <table:table-cell table:formula="of:=[.F37]" office:value-type="string" office:string-value="traciaSea">
            <text:p>traciaSea</text:p>
          </table:table-cell>
          <table:table-cell office:value-type="string">
            <text:p>');</text:p>
          </table:table-cell>
          <table:table-cell table:formula="of:=CONCATENATE([.G37];[.H37];[.I37];[.J37];[.K37];[.L37];[.M37];[.N37];[.E37];[.O37];[.P37];[.Q37])" office:value-type="string" office:string-value="INSERT INTO spq_risk_location (id_location,id_location_group, location_type, location_name, location_label) VALUES (3102,12,2,'Tracia Mare','traciaSea');">
            <text:p>INSERT INTO spq_risk_location (id_location,id_location_group, location_type, location_name, location_label) VALUES (3102,12,2,'Tracia Mare','traciaSea');</text:p>
          </table:table-cell>
          <table:table-cell table:number-columns-repeated="1006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Tracia</text:p>
          </table:table-cell>
          <table:table-cell office:value-type="string">
            <text:p><text:s/>Mare</text:p>
          </table:table-cell>
          <table:table-cell office:value-type="string">
            <text:p>tra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8]+3" office:value-type="float" office:value="3103">
            <text:p>3103</text:p>
          </table:table-cell>
          <table:table-cell office:value-type="string">
            <text:p>,</text:p>
          </table:table-cell>
          <table:table-cell table:formula="of:=[.B38]" office:value-type="float" office:value="11">
            <text:p>11</text:p>
          </table:table-cell>
          <table:table-cell office:value-type="string">
            <text:p>,</text:p>
          </table:table-cell>
          <table:table-cell table:formula="of:=[.C38]" office:value-type="float" office:value="2">
            <text:p>2</text:p>
          </table:table-cell>
          <table:table-cell office:value-type="string">
            <text:p>,'</text:p>
          </table:table-cell>
          <table:table-cell table:formula="of:=[.D38]" office:value-type="string" office:string-value="Tracia">
            <text:p>Tracia</text:p>
          </table:table-cell>
          <table:table-cell office:value-type="string">
            <text:p>','</text:p>
          </table:table-cell>
          <table:table-cell table:formula="of:=[.F38]" office:value-type="string" office:string-value="traciaSea">
            <text:p>traciaSea</text:p>
          </table:table-cell>
          <table:table-cell office:value-type="string">
            <text:p>');</text:p>
          </table:table-cell>
          <table:table-cell table:formula="of:=CONCATENATE([.G38];[.H38];[.I38];[.J38];[.K38];[.L38];[.M38];[.N38];[.E38];[.O38];[.P38];[.Q38])" office:value-type="string" office:string-value="INSERT INTO spq_risk_location (id_location,id_location_group, location_type, location_name, location_label) VALUES (3103,11,2,'Tracia Mare','traciaSea');">
            <text:p>INSERT INTO spq_risk_location (id_location,id_location_group, location_type, location_name, location_label) VALUES (3103,11,2,'Tracia Mare','traciaSea');</text:p>
          </table:table-cell>
          <table:table-cell table:number-columns-repeated="1006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acedonia</text:p>
          </table:table-cell>
          <table:table-cell office:value-type="string">
            <text:p><text:s/>Mare</text:p>
          </table:table-cell>
          <table:table-cell office:value-type="string">
            <text:p>macedo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9]+2" office:value-type="float" office:value="3002">
            <text:p>3002</text:p>
          </table:table-cell>
          <table:table-cell office:value-type="string">
            <text:p>,</text:p>
          </table:table-cell>
          <table:table-cell table:formula="of:=[.B39]" office:value-type="float" office:value="11">
            <text:p>11</text:p>
          </table:table-cell>
          <table:table-cell office:value-type="string">
            <text:p>,</text:p>
          </table:table-cell>
          <table:table-cell table:formula="of:=[.C39]" office:value-type="float" office:value="2">
            <text:p>2</text:p>
          </table:table-cell>
          <table:table-cell office:value-type="string">
            <text:p>,'</text:p>
          </table:table-cell>
          <table:table-cell table:formula="of:=[.D39]" office:value-type="string" office:string-value="Macedonia">
            <text:p>Macedonia</text:p>
          </table:table-cell>
          <table:table-cell office:value-type="string">
            <text:p>','</text:p>
          </table:table-cell>
          <table:table-cell table:formula="of:=[.F39]" office:value-type="string" office:string-value="macedoniaSea">
            <text:p>macedoniaSea</text:p>
          </table:table-cell>
          <table:table-cell office:value-type="string">
            <text:p>');</text:p>
          </table:table-cell>
          <table:table-cell table:formula="of:=CONCATENATE([.G39];[.H39];[.I39];[.J39];[.K39];[.L39];[.M39];[.N39];[.E39];[.O39];[.P39];[.Q39])" office:value-type="string" office:string-value="INSERT INTO spq_risk_location (id_location,id_location_group, location_type, location_name, location_label) VALUES (3002,11,2,'Macedonia Mare','macedoniaSea');">
            <text:p>INSERT INTO spq_risk_location (id_location,id_location_group, location_type, location_name, location_label) VALUES (3002,11,2,'Macedonia Mare','macedoniaSea');</text:p>
          </table:table-cell>
          <table:table-cell table:number-columns-repeated="1006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Acaia</text:p>
          </table:table-cell>
          <table:table-cell office:value-type="string">
            <text:p><text:s/>Mare</text:p>
          </table:table-cell>
          <table:table-cell office:value-type="string">
            <text:p>aca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0]+2" office:value-type="float" office:value="2802">
            <text:p>2802</text:p>
          </table:table-cell>
          <table:table-cell office:value-type="string">
            <text:p>,</text:p>
          </table:table-cell>
          <table:table-cell table:formula="of:=[.B40]" office:value-type="float" office:value="11">
            <text:p>11</text:p>
          </table:table-cell>
          <table:table-cell office:value-type="string">
            <text:p>,</text:p>
          </table:table-cell>
          <table:table-cell table:formula="of:=[.C40]" office:value-type="float" office:value="2">
            <text:p>2</text:p>
          </table:table-cell>
          <table:table-cell office:value-type="string">
            <text:p>,'</text:p>
          </table:table-cell>
          <table:table-cell table:formula="of:=[.D40]" office:value-type="string" office:string-value="Acaia">
            <text:p>Acaia</text:p>
          </table:table-cell>
          <table:table-cell office:value-type="string">
            <text:p>','</text:p>
          </table:table-cell>
          <table:table-cell table:formula="of:=[.F40]" office:value-type="string" office:string-value="acaiaSea">
            <text:p>acaiaSea</text:p>
          </table:table-cell>
          <table:table-cell office:value-type="string">
            <text:p>');</text:p>
          </table:table-cell>
          <table:table-cell table:formula="of:=CONCATENATE([.G40];[.H40];[.I40];[.J40];[.K40];[.L40];[.M40];[.N40];[.E40];[.O40];[.P40];[.Q40])" office:value-type="string" office:string-value="INSERT INTO spq_risk_location (id_location,id_location_group, location_type, location_name, location_label) VALUES (2802,11,2,'Acaia Mare','acaiaSea');">
            <text:p>INSERT INTO spq_risk_location (id_location,id_location_group, location_type, location_name, location_label) VALUES (2802,11,2,'Acaia Mare','acaiaSea');</text:p>
          </table:table-cell>
          <table:table-cell table:number-columns-repeated="1006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caia</text:p>
          </table:table-cell>
          <table:table-cell office:value-type="string">
            <text:p><text:s/>Mare</text:p>
          </table:table-cell>
          <table:table-cell office:value-type="string">
            <text:p>aca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1]+3" office:value-type="float" office:value="2803">
            <text:p>2803</text:p>
          </table:table-cell>
          <table:table-cell office:value-type="string">
            <text:p>,</text:p>
          </table:table-cell>
          <table:table-cell table:formula="of:=[.B41]" office:value-type="float" office:value="8">
            <text:p>8</text:p>
          </table:table-cell>
          <table:table-cell office:value-type="string">
            <text:p>,</text:p>
          </table:table-cell>
          <table:table-cell table:formula="of:=[.C41]" office:value-type="float" office:value="2">
            <text:p>2</text:p>
          </table:table-cell>
          <table:table-cell office:value-type="string">
            <text:p>,'</text:p>
          </table:table-cell>
          <table:table-cell table:formula="of:=[.D41]" office:value-type="string" office:string-value="Acaia">
            <text:p>Acaia</text:p>
          </table:table-cell>
          <table:table-cell office:value-type="string">
            <text:p>','</text:p>
          </table:table-cell>
          <table:table-cell table:formula="of:=[.F41]" office:value-type="string" office:string-value="acaiaSea">
            <text:p>acaiaSea</text:p>
          </table:table-cell>
          <table:table-cell office:value-type="string">
            <text:p>');</text:p>
          </table:table-cell>
          <table:table-cell table:formula="of:=CONCATENATE([.G41];[.H41];[.I41];[.J41];[.K41];[.L41];[.M41];[.N41];[.E41];[.O41];[.P41];[.Q41])" office:value-type="string" office:string-value="INSERT INTO spq_risk_location (id_location,id_location_group, location_type, location_name, location_label) VALUES (2803,8,2,'Acaia Mare','acaiaSea');">
            <text:p>INSERT INTO spq_risk_location (id_location,id_location_group, location_type, location_name, location_label) VALUES (2803,8,2,'Acaia Mare','acaiaSea');</text:p>
          </table:table-cell>
          <table:table-cell table:number-columns-repeated="1006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Epiro</text:p>
          </table:table-cell>
          <table:table-cell office:value-type="string">
            <text:p><text:s/>Mare</text:p>
          </table:table-cell>
          <table:table-cell office:value-type="string">
            <text:p>epir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2]+2" office:value-type="float" office:value="2902">
            <text:p>2902</text:p>
          </table:table-cell>
          <table:table-cell office:value-type="string">
            <text:p>,</text:p>
          </table:table-cell>
          <table:table-cell table:formula="of:=[.B42]" office:value-type="float" office:value="8">
            <text:p>8</text:p>
          </table:table-cell>
          <table:table-cell office:value-type="string">
            <text:p>,</text:p>
          </table:table-cell>
          <table:table-cell table:formula="of:=[.C42]" office:value-type="float" office:value="2">
            <text:p>2</text:p>
          </table:table-cell>
          <table:table-cell office:value-type="string">
            <text:p>,'</text:p>
          </table:table-cell>
          <table:table-cell table:formula="of:=[.D42]" office:value-type="string" office:string-value="Epiro">
            <text:p>Epiro</text:p>
          </table:table-cell>
          <table:table-cell office:value-type="string">
            <text:p>','</text:p>
          </table:table-cell>
          <table:table-cell table:formula="of:=[.F42]" office:value-type="string" office:string-value="epiroSea">
            <text:p>epiroSea</text:p>
          </table:table-cell>
          <table:table-cell office:value-type="string">
            <text:p>');</text:p>
          </table:table-cell>
          <table:table-cell table:formula="of:=CONCATENATE([.G42];[.H42];[.I42];[.J42];[.K42];[.L42];[.M42];[.N42];[.E42];[.O42];[.P42];[.Q42])" office:value-type="string" office:string-value="INSERT INTO spq_risk_location (id_location,id_location_group, location_type, location_name, location_label) VALUES (2902,8,2,'Epiro Mare','epiroSea');">
            <text:p>INSERT INTO spq_risk_location (id_location,id_location_group, location_type, location_name, location_label) VALUES (2902,8,2,'Epiro Mare','epiroSea');</text:p>
          </table:table-cell>
          <table:table-cell table:number-columns-repeated="1006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Epiro</text:p>
          </table:table-cell>
          <table:table-cell office:value-type="string">
            <text:p><text:s/>Mare</text:p>
          </table:table-cell>
          <table:table-cell office:value-type="string">
            <text:p>epir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3]+3" office:value-type="float" office:value="2903">
            <text:p>2903</text:p>
          </table:table-cell>
          <table:table-cell office:value-type="string">
            <text:p>,</text:p>
          </table:table-cell>
          <table:table-cell table:formula="of:=[.B43]" office:value-type="float" office:value="9">
            <text:p>9</text:p>
          </table:table-cell>
          <table:table-cell office:value-type="string">
            <text:p>,</text:p>
          </table:table-cell>
          <table:table-cell table:formula="of:=[.C43]" office:value-type="float" office:value="2">
            <text:p>2</text:p>
          </table:table-cell>
          <table:table-cell office:value-type="string">
            <text:p>,'</text:p>
          </table:table-cell>
          <table:table-cell table:formula="of:=[.D43]" office:value-type="string" office:string-value="Epiro">
            <text:p>Epiro</text:p>
          </table:table-cell>
          <table:table-cell office:value-type="string">
            <text:p>','</text:p>
          </table:table-cell>
          <table:table-cell table:formula="of:=[.F43]" office:value-type="string" office:string-value="epiroSea">
            <text:p>epiroSea</text:p>
          </table:table-cell>
          <table:table-cell office:value-type="string">
            <text:p>');</text:p>
          </table:table-cell>
          <table:table-cell table:formula="of:=CONCATENATE([.G43];[.H43];[.I43];[.J43];[.K43];[.L43];[.M43];[.N43];[.E43];[.O43];[.P43];[.Q43])" office:value-type="string" office:string-value="INSERT INTO spq_risk_location (id_location,id_location_group, location_type, location_name, location_label) VALUES (2903,9,2,'Epiro Mare','epiroSea');">
            <text:p>INSERT INTO spq_risk_location (id_location,id_location_group, location_type, location_name, location_label) VALUES (2903,9,2,'Epiro Mare','epiroSea');</text:p>
          </table:table-cell>
          <table:table-cell table:number-columns-repeated="1006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lliria</text:p>
          </table:table-cell>
          <table:table-cell office:value-type="string">
            <text:p><text:s/>Mare</text:p>
          </table:table-cell>
          <table:table-cell office:value-type="string">
            <text:p>illir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4]+2" office:value-type="float" office:value="3602">
            <text:p>3602</text:p>
          </table:table-cell>
          <table:table-cell office:value-type="string">
            <text:p>,</text:p>
          </table:table-cell>
          <table:table-cell table:formula="of:=[.B44]" office:value-type="float" office:value="9">
            <text:p>9</text:p>
          </table:table-cell>
          <table:table-cell office:value-type="string">
            <text:p>,</text:p>
          </table:table-cell>
          <table:table-cell table:formula="of:=[.C44]" office:value-type="float" office:value="2">
            <text:p>2</text:p>
          </table:table-cell>
          <table:table-cell office:value-type="string">
            <text:p>,'</text:p>
          </table:table-cell>
          <table:table-cell table:formula="of:=[.D44]" office:value-type="string" office:string-value="Illiria">
            <text:p>Illiria</text:p>
          </table:table-cell>
          <table:table-cell office:value-type="string">
            <text:p>','</text:p>
          </table:table-cell>
          <table:table-cell table:formula="of:=[.F44]" office:value-type="string" office:string-value="illiriaSea">
            <text:p>illiriaSea</text:p>
          </table:table-cell>
          <table:table-cell office:value-type="string">
            <text:p>');</text:p>
          </table:table-cell>
          <table:table-cell table:formula="of:=CONCATENATE([.G44];[.H44];[.I44];[.J44];[.K44];[.L44];[.M44];[.N44];[.E44];[.O44];[.P44];[.Q44])" office:value-type="string" office:string-value="INSERT INTO spq_risk_location (id_location,id_location_group, location_type, location_name, location_label) VALUES (3602,9,2,'Illiria Mare','illiriaSea');">
            <text:p>INSERT INTO spq_risk_location (id_location,id_location_group, location_type, location_name, location_label) VALUES (3602,9,2,'Illiria Mare','illiriaSea');</text:p>
          </table:table-cell>
          <table:table-cell table:number-columns-repeated="1006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Cisaplina</text:p>
          </table:table-cell>
          <table:table-cell office:value-type="string">
            <text:p><text:s/>Mare</text:p>
          </table:table-cell>
          <table:table-cell office:value-type="string">
            <text:p>cisalpi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5]+3" office:value-type="float" office:value="3903">
            <text:p>3903</text:p>
          </table:table-cell>
          <table:table-cell office:value-type="string">
            <text:p>,</text:p>
          </table:table-cell>
          <table:table-cell table:formula="of:=[.B45]" office:value-type="float" office:value="9">
            <text:p>9</text:p>
          </table:table-cell>
          <table:table-cell office:value-type="string">
            <text:p>,</text:p>
          </table:table-cell>
          <table:table-cell table:formula="of:=[.C45]" office:value-type="float" office:value="2">
            <text:p>2</text:p>
          </table:table-cell>
          <table:table-cell office:value-type="string">
            <text:p>,'</text:p>
          </table:table-cell>
          <table:table-cell table:formula="of:=[.D45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F45]" office:value-type="string" office:string-value="cisalpinaSea">
            <text:p>cisalpinaSea</text:p>
          </table:table-cell>
          <table:table-cell office:value-type="string">
            <text:p>');</text:p>
          </table:table-cell>
          <table:table-cell table:formula="of:=CONCATENATE([.G45];[.H45];[.I45];[.J45];[.K45];[.L45];[.M45];[.N45];[.E45];[.O45];[.P45];[.Q45])" office:value-type="string" office:string-value="INSERT INTO spq_risk_location (id_location,id_location_group, location_type, location_name, location_label) VALUES (3903,9,2,'Cisaplina Mare','cisalpinaSea');">
            <text:p>INSERT INTO spq_risk_location (id_location,id_location_group, location_type, location_name, location_label) VALUES (3903,9,2,'Cisaplina Mare','cisalpinaSea');</text:p>
          </table:table-cell>
          <table:table-cell table:number-columns-repeated="1006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isaplina</text:p>
          </table:table-cell>
          <table:table-cell office:value-type="string">
            <text:p><text:s/>Mare</text:p>
          </table:table-cell>
          <table:table-cell office:value-type="string">
            <text:p>cisalpi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6]+4" office:value-type="float" office:value="3904">
            <text:p>3904</text:p>
          </table:table-cell>
          <table:table-cell office:value-type="string">
            <text:p>,</text:p>
          </table:table-cell>
          <table:table-cell table:formula="of:=[.B46]" office:value-type="float" office:value="6">
            <text:p>6</text:p>
          </table:table-cell>
          <table:table-cell office:value-type="string">
            <text:p>,</text:p>
          </table:table-cell>
          <table:table-cell table:formula="of:=[.C46]" office:value-type="float" office:value="2">
            <text:p>2</text:p>
          </table:table-cell>
          <table:table-cell office:value-type="string">
            <text:p>,'</text:p>
          </table:table-cell>
          <table:table-cell table:formula="of:=[.D46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F46]" office:value-type="string" office:string-value="cisalpinaSea">
            <text:p>cisalpinaSea</text:p>
          </table:table-cell>
          <table:table-cell office:value-type="string">
            <text:p>');</text:p>
          </table:table-cell>
          <table:table-cell table:formula="of:=CONCATENATE([.G46];[.H46];[.I46];[.J46];[.K46];[.L46];[.M46];[.N46];[.E46];[.O46];[.P46];[.Q46])" office:value-type="string" office:string-value="INSERT INTO spq_risk_location (id_location,id_location_group, location_type, location_name, location_label) VALUES (3904,6,2,'Cisaplina Mare','cisalpinaSea');">
            <text:p>INSERT INTO spq_risk_location (id_location,id_location_group, location_type, location_name, location_label) VALUES (3904,6,2,'Cisaplina Mare','cisalpinaSea');</text:p>
          </table:table-cell>
          <table:table-cell table:number-columns-repeated="1006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isaplina</text:p>
          </table:table-cell>
          <table:table-cell office:value-type="string">
            <text:p><text:s/>Mare</text:p>
          </table:table-cell>
          <table:table-cell office:value-type="string">
            <text:p>cisalpi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7]+2" office:value-type="float" office:value="3902">
            <text:p>3902</text:p>
          </table:table-cell>
          <table:table-cell office:value-type="string">
            <text:p>,</text:p>
          </table:table-cell>
          <table:table-cell table:formula="of:=[.B47]" office:value-type="float" office:value="5">
            <text:p>5</text:p>
          </table:table-cell>
          <table:table-cell office:value-type="string">
            <text:p>,</text:p>
          </table:table-cell>
          <table:table-cell table:formula="of:=[.C47]" office:value-type="float" office:value="2">
            <text:p>2</text:p>
          </table:table-cell>
          <table:table-cell office:value-type="string">
            <text:p>,'</text:p>
          </table:table-cell>
          <table:table-cell table:formula="of:=[.D47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F47]" office:value-type="string" office:string-value="cisalpinaSea">
            <text:p>cisalpinaSea</text:p>
          </table:table-cell>
          <table:table-cell office:value-type="string">
            <text:p>');</text:p>
          </table:table-cell>
          <table:table-cell table:formula="of:=CONCATENATE([.G47];[.H47];[.I47];[.J47];[.K47];[.L47];[.M47];[.N47];[.E47];[.O47];[.P47];[.Q47])" office:value-type="string" office:string-value="INSERT INTO spq_risk_location (id_location,id_location_group, location_type, location_name, location_label) VALUES (3902,5,2,'Cisaplina Mare','cisalpinaSea');">
            <text:p>INSERT INTO spq_risk_location (id_location,id_location_group, location_type, location_name, location_label) VALUES (3902,5,2,'Cisaplina Mare','cisalpinaSea');</text:p>
          </table:table-cell>
          <table:table-cell table:number-columns-repeated="1006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talia</text:p>
          </table:table-cell>
          <table:table-cell office:value-type="string">
            <text:p><text:s/>Mare</text:p>
          </table:table-cell>
          <table:table-cell office:value-type="string">
            <text:p>ita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8]+2" office:value-type="float" office:value="4002">
            <text:p>4002</text:p>
          </table:table-cell>
          <table:table-cell office:value-type="string">
            <text:p>,</text:p>
          </table:table-cell>
          <table:table-cell table:formula="of:=[.B48]" office:value-type="float" office:value="9">
            <text:p>9</text:p>
          </table:table-cell>
          <table:table-cell office:value-type="string">
            <text:p>,</text:p>
          </table:table-cell>
          <table:table-cell table:formula="of:=[.C48]" office:value-type="float" office:value="2">
            <text:p>2</text:p>
          </table:table-cell>
          <table:table-cell office:value-type="string">
            <text:p>,'</text:p>
          </table:table-cell>
          <table:table-cell table:formula="of:=[.D48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F48]" office:value-type="string" office:string-value="italiaSea">
            <text:p>italiaSea</text:p>
          </table:table-cell>
          <table:table-cell office:value-type="string">
            <text:p>');</text:p>
          </table:table-cell>
          <table:table-cell table:formula="of:=CONCATENATE([.G48];[.H48];[.I48];[.J48];[.K48];[.L48];[.M48];[.N48];[.E48];[.O48];[.P48];[.Q48])" office:value-type="string" office:string-value="INSERT INTO spq_risk_location (id_location,id_location_group, location_type, location_name, location_label) VALUES (4002,9,2,'Italia Mare','italiaSea');">
            <text:p>INSERT INTO spq_risk_location (id_location,id_location_group, location_type, location_name, location_label) VALUES (4002,9,2,'Italia Mare','italiaSea');</text:p>
          </table:table-cell>
          <table:table-cell table:number-columns-repeated="1006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talia</text:p>
          </table:table-cell>
          <table:table-cell office:value-type="string">
            <text:p><text:s/>Mare</text:p>
          </table:table-cell>
          <table:table-cell office:value-type="string">
            <text:p>ita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9]+3" office:value-type="float" office:value="4003">
            <text:p>4003</text:p>
          </table:table-cell>
          <table:table-cell office:value-type="string">
            <text:p>,</text:p>
          </table:table-cell>
          <table:table-cell table:formula="of:=[.B49]" office:value-type="float" office:value="8">
            <text:p>8</text:p>
          </table:table-cell>
          <table:table-cell office:value-type="string">
            <text:p>,</text:p>
          </table:table-cell>
          <table:table-cell table:formula="of:=[.C49]" office:value-type="float" office:value="2">
            <text:p>2</text:p>
          </table:table-cell>
          <table:table-cell office:value-type="string">
            <text:p>,'</text:p>
          </table:table-cell>
          <table:table-cell table:formula="of:=[.D49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F49]" office:value-type="string" office:string-value="italiaSea">
            <text:p>italiaSea</text:p>
          </table:table-cell>
          <table:table-cell office:value-type="string">
            <text:p>');</text:p>
          </table:table-cell>
          <table:table-cell table:formula="of:=CONCATENATE([.G49];[.H49];[.I49];[.J49];[.K49];[.L49];[.M49];[.N49];[.E49];[.O49];[.P49];[.Q49])" office:value-type="string" office:string-value="INSERT INTO spq_risk_location (id_location,id_location_group, location_type, location_name, location_label) VALUES (4003,8,2,'Italia Mare','italiaSea');">
            <text:p>INSERT INTO spq_risk_location (id_location,id_location_group, location_type, location_name, location_label) VALUES (4003,8,2,'Italia Mare','italiaSea');</text:p>
          </table:table-cell>
          <table:table-cell table:number-columns-repeated="1006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talia</text:p>
          </table:table-cell>
          <table:table-cell office:value-type="string">
            <text:p><text:s/>Mare</text:p>
          </table:table-cell>
          <table:table-cell office:value-type="string">
            <text:p>ita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0]+4" office:value-type="float" office:value="4004">
            <text:p>4004</text:p>
          </table:table-cell>
          <table:table-cell office:value-type="string">
            <text:p>,</text:p>
          </table:table-cell>
          <table:table-cell table:formula="of:=[.B50]" office:value-type="float" office:value="6">
            <text:p>6</text:p>
          </table:table-cell>
          <table:table-cell office:value-type="string">
            <text:p>,</text:p>
          </table:table-cell>
          <table:table-cell table:formula="of:=[.C50]" office:value-type="float" office:value="2">
            <text:p>2</text:p>
          </table:table-cell>
          <table:table-cell office:value-type="string">
            <text:p>,'</text:p>
          </table:table-cell>
          <table:table-cell table:formula="of:=[.D50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F50]" office:value-type="string" office:string-value="italiaSea">
            <text:p>italiaSea</text:p>
          </table:table-cell>
          <table:table-cell office:value-type="string">
            <text:p>');</text:p>
          </table:table-cell>
          <table:table-cell table:formula="of:=CONCATENATE([.G50];[.H50];[.I50];[.J50];[.K50];[.L50];[.M50];[.N50];[.E50];[.O50];[.P50];[.Q50])" office:value-type="string" office:string-value="INSERT INTO spq_risk_location (id_location,id_location_group, location_type, location_name, location_label) VALUES (4004,6,2,'Italia Mare','italiaSea');">
            <text:p>INSERT INTO spq_risk_location (id_location,id_location_group, location_type, location_name, location_label) VALUES (4004,6,2,'Italia Mare','italiaSea');</text:p>
          </table:table-cell>
          <table:table-cell table:number-columns-repeated="1006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icilia</text:p>
          </table:table-cell>
          <table:table-cell office:value-type="string">
            <text:p><text:s/>Mare</text:p>
          </table:table-cell>
          <table:table-cell office:value-type="string">
            <text:p>sici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1]+2" office:value-type="float" office:value="4102">
            <text:p>4102</text:p>
          </table:table-cell>
          <table:table-cell office:value-type="string">
            <text:p>,</text:p>
          </table:table-cell>
          <table:table-cell table:formula="of:=[.B51]" office:value-type="float" office:value="6">
            <text:p>6</text:p>
          </table:table-cell>
          <table:table-cell office:value-type="string">
            <text:p>,</text:p>
          </table:table-cell>
          <table:table-cell table:formula="of:=[.C51]" office:value-type="float" office:value="2">
            <text:p>2</text:p>
          </table:table-cell>
          <table:table-cell office:value-type="string">
            <text:p>,'</text:p>
          </table:table-cell>
          <table:table-cell table:formula="of:=[.D51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F51]" office:value-type="string" office:string-value="siciliaSea">
            <text:p>siciliaSea</text:p>
          </table:table-cell>
          <table:table-cell office:value-type="string">
            <text:p>');</text:p>
          </table:table-cell>
          <table:table-cell table:formula="of:=CONCATENATE([.G51];[.H51];[.I51];[.J51];[.K51];[.L51];[.M51];[.N51];[.E51];[.O51];[.P51];[.Q51])" office:value-type="string" office:string-value="INSERT INTO spq_risk_location (id_location,id_location_group, location_type, location_name, location_label) VALUES (4102,6,2,'Sicilia Mare','siciliaSea');">
            <text:p>INSERT INTO spq_risk_location (id_location,id_location_group, location_type, location_name, location_label) VALUES (4102,6,2,'Sicilia Mare','siciliaSea');</text:p>
          </table:table-cell>
          <table:table-cell table:number-columns-repeated="1006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icilia</text:p>
          </table:table-cell>
          <table:table-cell office:value-type="string">
            <text:p><text:s/>Mare</text:p>
          </table:table-cell>
          <table:table-cell office:value-type="string">
            <text:p>sici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2]+3" office:value-type="float" office:value="4103">
            <text:p>4103</text:p>
          </table:table-cell>
          <table:table-cell office:value-type="string">
            <text:p>,</text:p>
          </table:table-cell>
          <table:table-cell table:formula="of:=[.B52]" office:value-type="float" office:value="7">
            <text:p>7</text:p>
          </table:table-cell>
          <table:table-cell office:value-type="string">
            <text:p>,</text:p>
          </table:table-cell>
          <table:table-cell table:formula="of:=[.C52]" office:value-type="float" office:value="2">
            <text:p>2</text:p>
          </table:table-cell>
          <table:table-cell office:value-type="string">
            <text:p>,'</text:p>
          </table:table-cell>
          <table:table-cell table:formula="of:=[.D52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F52]" office:value-type="string" office:string-value="siciliaSea">
            <text:p>siciliaSea</text:p>
          </table:table-cell>
          <table:table-cell office:value-type="string">
            <text:p>');</text:p>
          </table:table-cell>
          <table:table-cell table:formula="of:=CONCATENATE([.G52];[.H52];[.I52];[.J52];[.K52];[.L52];[.M52];[.N52];[.E52];[.O52];[.P52];[.Q52])" office:value-type="string" office:string-value="INSERT INTO spq_risk_location (id_location,id_location_group, location_type, location_name, location_label) VALUES (4103,7,2,'Sicilia Mare','siciliaSea');">
            <text:p>INSERT INTO spq_risk_location (id_location,id_location_group, location_type, location_name, location_label) VALUES (4103,7,2,'Sicilia Mare','siciliaSea');</text:p>
          </table:table-cell>
          <table:table-cell table:number-columns-repeated="1006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Sicilia</text:p>
          </table:table-cell>
          <table:table-cell office:value-type="string">
            <text:p><text:s/>Mare</text:p>
          </table:table-cell>
          <table:table-cell office:value-type="string">
            <text:p>sici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3]+4" office:value-type="float" office:value="4104">
            <text:p>4104</text:p>
          </table:table-cell>
          <table:table-cell office:value-type="string">
            <text:p>,</text:p>
          </table:table-cell>
          <table:table-cell table:formula="of:=[.B53]" office:value-type="float" office:value="8">
            <text:p>8</text:p>
          </table:table-cell>
          <table:table-cell office:value-type="string">
            <text:p>,</text:p>
          </table:table-cell>
          <table:table-cell table:formula="of:=[.C53]" office:value-type="float" office:value="2">
            <text:p>2</text:p>
          </table:table-cell>
          <table:table-cell office:value-type="string">
            <text:p>,'</text:p>
          </table:table-cell>
          <table:table-cell table:formula="of:=[.D53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F53]" office:value-type="string" office:string-value="siciliaSea">
            <text:p>siciliaSea</text:p>
          </table:table-cell>
          <table:table-cell office:value-type="string">
            <text:p>');</text:p>
          </table:table-cell>
          <table:table-cell table:formula="of:=CONCATENATE([.G53];[.H53];[.I53];[.J53];[.K53];[.L53];[.M53];[.N53];[.E53];[.O53];[.P53];[.Q53])" office:value-type="string" office:string-value="INSERT INTO spq_risk_location (id_location,id_location_group, location_type, location_name, location_label) VALUES (4104,8,2,'Sicilia Mare','siciliaSea');">
            <text:p>INSERT INTO spq_risk_location (id_location,id_location_group, location_type, location_name, location_label) VALUES (4104,8,2,'Sicilia Mare','siciliaSea');</text:p>
          </table:table-cell>
          <table:table-cell table:number-columns-repeated="1006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ardegna</text:p>
          </table:table-cell>
          <table:table-cell office:value-type="string">
            <text:p><text:s/>Mare</text:p>
          </table:table-cell>
          <table:table-cell office:value-type="string">
            <text:p>sardeg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4]+2" office:value-type="float" office:value="4202">
            <text:p>4202</text:p>
          </table:table-cell>
          <table:table-cell office:value-type="string">
            <text:p>,</text:p>
          </table:table-cell>
          <table:table-cell table:formula="of:=[.B54]" office:value-type="float" office:value="6">
            <text:p>6</text:p>
          </table:table-cell>
          <table:table-cell office:value-type="string">
            <text:p>,</text:p>
          </table:table-cell>
          <table:table-cell table:formula="of:=[.C54]" office:value-type="float" office:value="2">
            <text:p>2</text:p>
          </table:table-cell>
          <table:table-cell office:value-type="string">
            <text:p>,'</text:p>
          </table:table-cell>
          <table:table-cell table:formula="of:=[.D54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F54]" office:value-type="string" office:string-value="sardegnaSea">
            <text:p>sardegnaSea</text:p>
          </table:table-cell>
          <table:table-cell office:value-type="string">
            <text:p>');</text:p>
          </table:table-cell>
          <table:table-cell table:formula="of:=CONCATENATE([.G54];[.H54];[.I54];[.J54];[.K54];[.L54];[.M54];[.N54];[.E54];[.O54];[.P54];[.Q54])" office:value-type="string" office:string-value="INSERT INTO spq_risk_location (id_location,id_location_group, location_type, location_name, location_label) VALUES (4202,6,2,'Sardegna Mare','sardegnaSea');">
            <text:p>INSERT INTO spq_risk_location (id_location,id_location_group, location_type, location_name, location_label) VALUES (4202,6,2,'Sardegna Mare','sardegnaSea');</text:p>
          </table:table-cell>
          <table:table-cell table:number-columns-repeated="1006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ardegna</text:p>
          </table:table-cell>
          <table:table-cell office:value-type="string">
            <text:p><text:s/>Mare</text:p>
          </table:table-cell>
          <table:table-cell office:value-type="string">
            <text:p>sardeg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5]+3" office:value-type="float" office:value="4203">
            <text:p>4203</text:p>
          </table:table-cell>
          <table:table-cell office:value-type="string">
            <text:p>,</text:p>
          </table:table-cell>
          <table:table-cell table:formula="of:=[.B55]" office:value-type="float" office:value="5">
            <text:p>5</text:p>
          </table:table-cell>
          <table:table-cell office:value-type="string">
            <text:p>,</text:p>
          </table:table-cell>
          <table:table-cell table:formula="of:=[.C55]" office:value-type="float" office:value="2">
            <text:p>2</text:p>
          </table:table-cell>
          <table:table-cell office:value-type="string">
            <text:p>,'</text:p>
          </table:table-cell>
          <table:table-cell table:formula="of:=[.D55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F55]" office:value-type="string" office:string-value="sardegnaSea">
            <text:p>sardegnaSea</text:p>
          </table:table-cell>
          <table:table-cell office:value-type="string">
            <text:p>');</text:p>
          </table:table-cell>
          <table:table-cell table:formula="of:=CONCATENATE([.G55];[.H55];[.I55];[.J55];[.K55];[.L55];[.M55];[.N55];[.E55];[.O55];[.P55];[.Q55])" office:value-type="string" office:string-value="INSERT INTO spq_risk_location (id_location,id_location_group, location_type, location_name, location_label) VALUES (4203,5,2,'Sardegna Mare','sardegnaSea');">
            <text:p>INSERT INTO spq_risk_location (id_location,id_location_group, location_type, location_name, location_label) VALUES (4203,5,2,'Sardegna Mare','sardegnaSea');</text:p>
          </table:table-cell>
          <table:table-cell table:number-columns-repeated="1006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ardegna</text:p>
          </table:table-cell>
          <table:table-cell office:value-type="string">
            <text:p><text:s/>Mare</text:p>
          </table:table-cell>
          <table:table-cell office:value-type="string">
            <text:p>sardeg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6]+4" office:value-type="float" office:value="4204">
            <text:p>4204</text:p>
          </table:table-cell>
          <table:table-cell office:value-type="string">
            <text:p>,</text:p>
          </table:table-cell>
          <table:table-cell table:formula="of:=[.B56]" office:value-type="float" office:value="4">
            <text:p>4</text:p>
          </table:table-cell>
          <table:table-cell office:value-type="string">
            <text:p>,</text:p>
          </table:table-cell>
          <table:table-cell table:formula="of:=[.C56]" office:value-type="float" office:value="2">
            <text:p>2</text:p>
          </table:table-cell>
          <table:table-cell office:value-type="string">
            <text:p>,'</text:p>
          </table:table-cell>
          <table:table-cell table:formula="of:=[.D56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F56]" office:value-type="string" office:string-value="sardegnaSea">
            <text:p>sardegnaSea</text:p>
          </table:table-cell>
          <table:table-cell office:value-type="string">
            <text:p>');</text:p>
          </table:table-cell>
          <table:table-cell table:formula="of:=CONCATENATE([.G56];[.H56];[.I56];[.J56];[.K56];[.L56];[.M56];[.N56];[.E56];[.O56];[.P56];[.Q56])" office:value-type="string" office:string-value="INSERT INTO spq_risk_location (id_location,id_location_group, location_type, location_name, location_label) VALUES (4204,4,2,'Sardegna Mare','sardegnaSea');">
            <text:p>INSERT INTO spq_risk_location (id_location,id_location_group, location_type, location_name, location_label) VALUES (4204,4,2,'Sardegna Mare','sardegnaSea');</text:p>
          </table:table-cell>
          <table:table-cell table:number-columns-repeated="1006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aleari</text:p>
          </table:table-cell>
          <table:table-cell office:value-type="string">
            <text:p><text:s/>Mare</text:p>
          </table:table-cell>
          <table:table-cell office:value-type="string">
            <text:p>baleari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7]+2" office:value-type="float" office:value="4502">
            <text:p>4502</text:p>
          </table:table-cell>
          <table:table-cell office:value-type="string">
            <text:p>,</text:p>
          </table:table-cell>
          <table:table-cell table:formula="of:=[.B57]" office:value-type="float" office:value="5">
            <text:p>5</text:p>
          </table:table-cell>
          <table:table-cell office:value-type="string">
            <text:p>,</text:p>
          </table:table-cell>
          <table:table-cell table:formula="of:=[.C57]" office:value-type="float" office:value="2">
            <text:p>2</text:p>
          </table:table-cell>
          <table:table-cell office:value-type="string">
            <text:p>,'</text:p>
          </table:table-cell>
          <table:table-cell table:formula="of:=[.D57]" office:value-type="string" office:string-value="Baleari">
            <text:p>Baleari</text:p>
          </table:table-cell>
          <table:table-cell office:value-type="string">
            <text:p>','</text:p>
          </table:table-cell>
          <table:table-cell table:formula="of:=[.F57]" office:value-type="string" office:string-value="baleariSea">
            <text:p>baleariSea</text:p>
          </table:table-cell>
          <table:table-cell office:value-type="string">
            <text:p>');</text:p>
          </table:table-cell>
          <table:table-cell table:formula="of:=CONCATENATE([.G57];[.H57];[.I57];[.J57];[.K57];[.L57];[.M57];[.N57];[.E57];[.O57];[.P57];[.Q57])" office:value-type="string" office:string-value="INSERT INTO spq_risk_location (id_location,id_location_group, location_type, location_name, location_label) VALUES (4502,5,2,'Baleari Mare','baleariSea');">
            <text:p>INSERT INTO spq_risk_location (id_location,id_location_group, location_type, location_name, location_label) VALUES (4502,5,2,'Baleari Mare','baleariSea');</text:p>
          </table:table-cell>
          <table:table-cell table:number-columns-repeated="1006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leari</text:p>
          </table:table-cell>
          <table:table-cell office:value-type="string">
            <text:p><text:s/>Mare</text:p>
          </table:table-cell>
          <table:table-cell office:value-type="string">
            <text:p>baleari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8]+3" office:value-type="float" office:value="4503">
            <text:p>4503</text:p>
          </table:table-cell>
          <table:table-cell office:value-type="string">
            <text:p>,</text:p>
          </table:table-cell>
          <table:table-cell table:formula="of:=[.B58]" office:value-type="float" office:value="4">
            <text:p>4</text:p>
          </table:table-cell>
          <table:table-cell office:value-type="string">
            <text:p>,</text:p>
          </table:table-cell>
          <table:table-cell table:formula="of:=[.C58]" office:value-type="float" office:value="2">
            <text:p>2</text:p>
          </table:table-cell>
          <table:table-cell office:value-type="string">
            <text:p>,'</text:p>
          </table:table-cell>
          <table:table-cell table:formula="of:=[.D58]" office:value-type="string" office:string-value="Baleari">
            <text:p>Baleari</text:p>
          </table:table-cell>
          <table:table-cell office:value-type="string">
            <text:p>','</text:p>
          </table:table-cell>
          <table:table-cell table:formula="of:=[.F58]" office:value-type="string" office:string-value="baleariSea">
            <text:p>baleariSea</text:p>
          </table:table-cell>
          <table:table-cell office:value-type="string">
            <text:p>');</text:p>
          </table:table-cell>
          <table:table-cell table:formula="of:=CONCATENATE([.G58];[.H58];[.I58];[.J58];[.K58];[.L58];[.M58];[.N58];[.E58];[.O58];[.P58];[.Q58])" office:value-type="string" office:string-value="INSERT INTO spq_risk_location (id_location,id_location_group, location_type, location_name, location_label) VALUES (4503,4,2,'Baleari Mare','baleariSea');">
            <text:p>INSERT INTO spq_risk_location (id_location,id_location_group, location_type, location_name, location_label) VALUES (4503,4,2,'Baleari Mare','baleariSea');</text:p>
          </table:table-cell>
          <table:table-cell table:number-columns-repeated="1006"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orsica</text:p>
          </table:table-cell>
          <table:table-cell office:value-type="string">
            <text:p><text:s/>Mare</text:p>
          </table:table-cell>
          <table:table-cell office:value-type="string">
            <text:p>cors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9]+2" office:value-type="float" office:value="4302">
            <text:p>4302</text:p>
          </table:table-cell>
          <table:table-cell office:value-type="string">
            <text:p>,</text:p>
          </table:table-cell>
          <table:table-cell table:formula="of:=[.B59]" office:value-type="float" office:value="5">
            <text:p>5</text:p>
          </table:table-cell>
          <table:table-cell office:value-type="string">
            <text:p>,</text:p>
          </table:table-cell>
          <table:table-cell table:formula="of:=[.C59]" office:value-type="float" office:value="2">
            <text:p>2</text:p>
          </table:table-cell>
          <table:table-cell office:value-type="string">
            <text:p>,'</text:p>
          </table:table-cell>
          <table:table-cell table:formula="of:=[.D59]" office:value-type="string" office:string-value="Corsica">
            <text:p>Corsica</text:p>
          </table:table-cell>
          <table:table-cell office:value-type="string">
            <text:p>','</text:p>
          </table:table-cell>
          <table:table-cell table:formula="of:=[.F59]" office:value-type="string" office:string-value="corsicaSea">
            <text:p>corsicaSea</text:p>
          </table:table-cell>
          <table:table-cell office:value-type="string">
            <text:p>');</text:p>
          </table:table-cell>
          <table:table-cell table:formula="of:=CONCATENATE([.G59];[.H59];[.I59];[.J59];[.K59];[.L59];[.M59];[.N59];[.E59];[.O59];[.P59];[.Q59])" office:value-type="string" office:string-value="INSERT INTO spq_risk_location (id_location,id_location_group, location_type, location_name, location_label) VALUES (4302,5,2,'Corsica Mare','corsicaSea');">
            <text:p>INSERT INTO spq_risk_location (id_location,id_location_group, location_type, location_name, location_label) VALUES (4302,5,2,'Corsica Mare','corsicaSea');</text:p>
          </table:table-cell>
          <table:table-cell table:number-columns-repeated="1006"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sica</text:p>
          </table:table-cell>
          <table:table-cell office:value-type="string">
            <text:p><text:s/>Mare</text:p>
          </table:table-cell>
          <table:table-cell office:value-type="string">
            <text:p>cors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60]+3" office:value-type="float" office:value="4303">
            <text:p>4303</text:p>
          </table:table-cell>
          <table:table-cell office:value-type="string">
            <text:p>,</text:p>
          </table:table-cell>
          <table:table-cell table:formula="of:=[.B60]" office:value-type="float" office:value="6">
            <text:p>6</text:p>
          </table:table-cell>
          <table:table-cell office:value-type="string">
            <text:p>,</text:p>
          </table:table-cell>
          <table:table-cell table:formula="of:=[.C60]" office:value-type="float" office:value="2">
            <text:p>2</text:p>
          </table:table-cell>
          <table:table-cell office:value-type="string">
            <text:p>,'</text:p>
          </table:table-cell>
          <table:table-cell table:formula="of:=[.D60]" office:value-type="string" office:string-value="Corsica">
            <text:p>Corsica</text:p>
          </table:table-cell>
          <table:table-cell office:value-type="string">
            <text:p>','</text:p>
          </table:table-cell>
          <table:table-cell table:formula="of:=[.F60]" office:value-type="string" office:string-value="corsicaSea">
            <text:p>corsicaSea</text:p>
          </table:table-cell>
          <table:table-cell office:value-type="string">
            <text:p>');</text:p>
          </table:table-cell>
          <table:table-cell table:formula="of:=CONCATENATE([.G60];[.H60];[.I60];[.J60];[.K60];[.L60];[.M60];[.N60];[.E60];[.O60];[.P60];[.Q60])" office:value-type="string" office:string-value="INSERT INTO spq_risk_location (id_location,id_location_group, location_type, location_name, location_label) VALUES (4303,6,2,'Corsica Mare','corsicaSea');">
            <text:p>INSERT INTO spq_risk_location (id_location,id_location_group, location_type, location_name, location_label) VALUES (4303,6,2,'Corsica Mare','corsicaSea');</text:p>
          </table:table-cell>
          <table:table-cell table:number-columns-repeated="1006"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Narbonense</text:p>
          </table:table-cell>
          <table:table-cell office:value-type="string">
            <text:p><text:s/>Mare</text:p>
          </table:table-cell>
          <table:table-cell office:value-type="string">
            <text:p>narbonense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61]+2" office:value-type="float" office:value="4402">
            <text:p>4402</text:p>
          </table:table-cell>
          <table:table-cell office:value-type="string">
            <text:p>,</text:p>
          </table:table-cell>
          <table:table-cell table:formula="of:=[.B61]" office:value-type="float" office:value="5">
            <text:p>5</text:p>
          </table:table-cell>
          <table:table-cell office:value-type="string">
            <text:p>,</text:p>
          </table:table-cell>
          <table:table-cell table:formula="of:=[.C61]" office:value-type="float" office:value="2">
            <text:p>2</text:p>
          </table:table-cell>
          <table:table-cell office:value-type="string">
            <text:p>,'</text:p>
          </table:table-cell>
          <table:table-cell table:formula="of:=[.D61]" office:value-type="string" office:string-value="Narbonense">
            <text:p>Narbonense</text:p>
          </table:table-cell>
          <table:table-cell office:value-type="string">
            <text:p>','</text:p>
          </table:table-cell>
          <table:table-cell table:formula="of:=[.F61]" office:value-type="string" office:string-value="narbonenseSea">
            <text:p>narbonenseSea</text:p>
          </table:table-cell>
          <table:table-cell office:value-type="string">
            <text:p>');</text:p>
          </table:table-cell>
          <table:table-cell table:formula="of:=CONCATENATE([.G61];[.H61];[.I61];[.J61];[.K61];[.L61];[.M61];[.N61];[.E61];[.O61];[.P61];[.Q61])" office:value-type="string" office:string-value="INSERT INTO spq_risk_location (id_location,id_location_group, location_type, location_name, location_label) VALUES (4402,5,2,'Narbonense Mare','narbonenseSea');">
            <text:p>INSERT INTO spq_risk_location (id_location,id_location_group, location_type, location_name, location_label) VALUES (4402,5,2,'Narbonense Mare','narbonenseSea');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initial-creator>phpMyAdmin 3.5.3</meta:initial-creator>
    <meta:creation-date>2014-09-23T12:38:36</meta:creation-date>
    <dc:date>2014-09-23T13:05:11</dc:date>
    <meta:editing-duration>PT16M52S</meta:editing-duration>
    <meta:editing-cycles>3</meta:editing-cycles>
    <meta:document-statistic meta:table-count="3" meta:cell-count="2638" meta:object-count="0"/>
  </office:meta>
</office:document-meta>
</file>